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erif CJK JP Black" svg:font-family="'Noto Serif CJK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99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738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5.001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05cm"/>
    </style:style>
    <style:style style:name="co19" style:family="table-column">
      <style:table-column-properties fo:break-before="auto" style:column-width="3.508cm"/>
    </style:style>
    <style:style style:name="co20" style:family="table-column">
      <style:table-column-properties fo:break-before="auto" style:column-width="1.549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9.518cm"/>
    </style:style>
    <style:style style:name="co23" style:family="table-column">
      <style:table-column-properties fo:break-before="auto" style:column-width="8.186cm"/>
    </style:style>
    <style:style style:name="co24" style:family="table-column">
      <style:table-column-properties fo:break-before="auto" style:column-width="4.556cm"/>
    </style:style>
    <style:style style:name="co25" style:family="table-column">
      <style:table-column-properties fo:break-before="auto" style:column-width="4.374cm"/>
    </style:style>
    <style:style style:name="co26" style:family="table-column">
      <style:table-column-properties fo:break-before="auto" style:column-width="3.224cm"/>
    </style:style>
    <style:style style:name="co27" style:family="table-column">
      <style:table-column-properties fo:break-before="auto" style:column-width="0.499cm"/>
    </style:style>
    <style:style style:name="co28" style:family="table-column">
      <style:table-column-properties fo:break-before="page" style:column-width="0.499cm"/>
    </style:style>
    <style:style style:name="co29" style:family="table-column">
      <style:table-column-properties fo:break-before="auto" style:column-width="1.19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4.56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1.362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99cm" fo:break-before="page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3" style:family="table-cell" style:parent-style-name="Default">
      <style:text-properties style:font-name="IPA モナー ゴシック" fo:font-size="16pt" style:font-name-asian="IPA モナー ゴシック" style:font-size-asian="16pt" style:font-size-complex="16pt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4" style:family="table-cell" style:parent-style-name="Default">
      <style:text-properties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22" style:family="table-cell" style:parent-style-name="Default">
      <style:text-properties fo:color="#c9211e"/>
    </style:style>
    <style:style style:name="ce5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8" style:family="table-cell" style:parent-style-name="Default">
      <style:table-cell-properties fo:background-color="#dddddd"/>
      <style:text-properties style:font-name="IPA モナー ゴシック" fo:font-size="16pt" style:font-name-asian="IPA モナー ゴシック" style:font-size-asian="16pt" style:font-size-complex="16pt"/>
    </style:style>
    <style:style style:name="ce59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30" style:family="table-cell" style:parent-style-name="Default">
      <style:table-cell-properties fo:background-color="#dddddd"/>
      <style:text-properties fo:color="#c9211e" style:font-name="IPA モナー ゴシック" fo:font-size="16pt" style:font-name-asian="IPA モナー ゴシック" style:font-size-asian="16pt" style:font-size-complex="16pt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dddddd"/>
      <style:text-properties fo:color="#c9211e" fo:font-size="16pt" style:font-size-asian="16pt" style:font-size-complex="16pt"/>
    </style:style>
    <style:style style:name="ce542" style:family="table-cell" style:parent-style-name="Default">
      <style:text-properties fo:font-size="24pt" style:font-size-asian="24pt" style:font-size-complex="24pt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1" style:family="table-cell" style:parent-style-name="Default">
      <style:table-cell-properties style:vertical-align="middle"/>
      <style:text-properties style:font-name="IPA モナー ゴシック" fo:font-size="24pt" style:font-name-asian="IPA モナー ゴシック" style:font-size-asian="24pt" style:font-size-complex="24pt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6pt" style:language-asian="zh" style:country-asian="CN" style:font-style-asian="normal" style:font-weight-asian="normal" style:font-name-complex="Ipa モナー ゴシック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259" style:family="table-cell" style:parent-style-name="Default">
      <style:text-properties style:font-name="IPA モナー ゴシック" fo:font-size="32pt" style:font-name-asian="IPA モナー ゴシック" style:font-size-asian="32pt" style:font-size-complex="32pt"/>
    </style:style>
    <style:style style:name="ce269" style:family="table-cell" style:parent-style-name="Default">
      <style:text-properties style:font-name="IPA モナー ゴシック" style:font-name-asian="IPA モナー ゴシック"/>
    </style:style>
    <style:style style:name="ce261" style:family="table-cell" style:parent-style-name="Default">
      <style:table-cell-properties fo:wrap-option="wrap"/>
      <style:text-properties style:text-outline="false" style:text-line-through-style="none" style:text-line-through-type="none" style:font-name="IPA モナー ゴシック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32pt" style:language-asian="zh" style:country-asian="CN" style:font-style-asian="normal" style:font-weight-asian="norm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style:font-name-asian="Noto Serif CJK JP Black"/>
    </style:style>
    <style:style style:name="ce52" style:family="table-cell" style:parent-style-name="Default">
      <style:table-cell-properties fo:background-color="#ffddaa"/>
      <style:text-properties style:font-name-asian="Noto Serif CJK JP Black"/>
    </style:style>
    <style:style style:name="ce53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90pt" style:font-name-asian="Noto Serif CJK JP Black" style:font-size-asian="90pt" style:font-size-complex="90pt"/>
    </style:style>
    <style:style style:name="ce265" style:family="table-cell" style:parent-style-name="Default">
      <style:table-cell-properties fo:background-color="#ffddaa"/>
      <style:text-properties fo:font-size="90pt" style:font-name-asian="Noto Serif CJK JP Black" style:font-size-asian="90pt" style:font-size-complex="90pt"/>
    </style:style>
    <style:style style:name="ce266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466" style:family="table-cell" style:parent-style-name="Default">
      <style:table-cell-properties fo:background-color="#ffddaa"/>
      <style:text-properties fo:font-size="115pt" style:font-name-asian="Noto Serif CJK JP Black" style:font-size-asian="115pt" style:font-size-complex="115pt"/>
    </style:style>
    <style:style style:name="ce6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268" style:family="table-cell" style:parent-style-name="Default">
      <style:table-cell-properties fo:background-color="#000000"/>
      <style:text-properties fo:color="#ffffff" fo:font-size="90pt" style:font-name-asian="Noto Serif CJK JP Black" style:font-size-asian="90pt" style:font-size-complex="90pt"/>
    </style:style>
    <style:style style:name="ce2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69" style:family="table-cell" style:parent-style-name="Default">
      <style:table-cell-properties fo:background-color="#000000"/>
      <style:text-properties fo:color="#ffffff" style:font-name-asian="Noto Serif CJK JP Black"/>
    </style:style>
    <style:style style:name="ce27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-asian="Noto Serif CJK JP Black"/>
    </style:style>
    <style:style style:name="ce71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90pt" style:font-name-asian="Noto Serif CJK JP Black" style:font-size-asian="90pt" style:font-size-complex="90pt"/>
    </style:style>
    <style:style style:name="ce279" style:family="table-cell" style:parent-style-name="Default">
      <style:table-cell-properties fo:background-color="#ffdd77"/>
      <style:text-properties fo:color="#bb1100" fo:font-size="90pt" style:font-name-asian="Noto Serif CJK JP Black" style:font-size-asian="90pt" style:font-size-complex="90pt"/>
    </style:style>
    <style:style style:name="ce281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/>
    </style:style>
    <style:style style:name="ce74" style:family="table-cell" style:parent-style-name="Default">
      <style:table-cell-properties fo:background-color="#ffdd77"/>
      <style:text-properties fo:color="#bb1100" style:font-name-asian="Noto Serif CJK JP Black"/>
    </style:style>
    <style:style style:name="ce283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style:font-name-asian="Noto Serif CJK JP Black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" style:font-size-asian="90pt" style:font-size-complex="90pt"/>
    </style:style>
    <style:style style:name="ce288" style:family="table-cell" style:parent-style-name="Default">
      <style:table-cell-properties fo:background-color="transparent"/>
      <style:text-properties fo:color="#008800" fo:font-size="90pt" style:font-name-asian="Noto Serif CJK JP Black" style:font-size-asian="90pt" style:font-size-complex="90pt"/>
    </style:style>
    <style:style style:name="ce2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/>
    </style:style>
    <style:style style:name="ce79" style:family="table-cell" style:parent-style-name="Default">
      <style:table-cell-properties fo:background-color="transparent"/>
      <style:text-properties fo:color="#008800" style:font-name-asian="Noto Serif CJK JP Black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style:font-name-asian="Noto Serif CJK JP Black"/>
    </style:style>
    <style:style style:name="ce81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297" style:family="table-cell" style:parent-style-name="Default">
      <style:table-cell-properties fo:background-color="#cc2222"/>
      <style:text-properties fo:color="#ffffff" fo:font-size="90pt" style:font-name-asian="Noto Serif CJK JP Black" style:font-size-asian="90pt" style:font-size-complex="90pt"/>
    </style:style>
    <style:style style:name="ce298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/>
    </style:style>
    <style:style style:name="ce84" style:family="table-cell" style:parent-style-name="Default">
      <style:table-cell-properties fo:background-color="#cc2222"/>
      <style:text-properties fo:color="#ffffff" style:font-name-asian="Noto Serif CJK JP Black"/>
    </style:style>
    <style:style style:name="ce300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ffffff"/>
    </style:style>
    <style:style style:name="ce86" style:family="table-cell" style:parent-style-name="Default">
      <style:table-cell-properties fo:background-color="#ddccff"/>
      <style:text-properties fo:color="#ffffff" style:font-name-asian="Noto Serif CJK JP Black"/>
    </style:style>
    <style:style style:name="ce302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style:font-name-asian="Noto Serif CJK JP Black"/>
    </style:style>
    <style:style style:name="ce88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90pt" style:font-name-asian="Noto Serif CJK JP Black" style:font-size-asian="90pt" style:font-size-complex="90pt"/>
    </style:style>
    <style:style style:name="ce89" style:family="table-cell" style:parent-style-name="Default">
      <style:table-cell-properties fo:background-color="#ffffee"/>
      <style:text-properties fo:color="#666666" fo:font-size="90pt" style:font-name-asian="Noto Serif CJK JP Black" style:font-size-asian="90pt" style:font-size-complex="90pt"/>
    </style:style>
    <style:style style:name="ce90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/>
    </style:style>
    <style:style style:name="ce91" style:family="table-cell" style:parent-style-name="Default">
      <style:table-cell-properties fo:background-color="#ffffee"/>
      <style:text-properties fo:color="#666666" style:font-name-asian="Noto Serif CJK JP Black"/>
    </style:style>
    <style:style style:name="ce92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style:font-name-asian="Noto Serif CJK JP Black"/>
    </style:style>
    <style:style style:name="ce303" style:family="table-cell" style:parent-style-name="Default">
      <style:table-cell-properties fo:background-color="transparent"/>
      <style:text-properties style:font-name-asian="Noto Serif CJK JP Black"/>
    </style:style>
    <style:style style:name="ce304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90pt" style:font-name-asian="Noto Serif CJK JP Black" style:font-size-asian="90pt" style:font-size-complex="90pt"/>
    </style:style>
    <style:style style:name="ce95" style:family="table-cell" style:parent-style-name="Default">
      <style:table-cell-properties fo:background-color="#ffddaa" style:diagonal-bl-tr="none" style:diagonal-tl-br="none"/>
      <style:text-properties fo:font-size="90pt" style:font-name-asian="Noto Serif CJK JP Black" style:font-size-asian="90pt" style:font-size-complex="90pt"/>
    </style:style>
    <style:style style:name="ce306" style:family="table-cell" style:parent-style-name="Default">
      <style:table-cell-properties fo:background-color="#ffddaa" style:text-align-source="fix" style:repeat-content="false" style:vertical-align="middle"/>
      <style:paragraph-properties fo:text-align="center" fo:margin-left="0cm"/>
      <style:text-properties fo:font-size="32pt" style:font-name-asian="Noto Serif CJK JP Black" style:font-size-asian="32pt" style:font-size-complex="32pt"/>
    </style:style>
    <style:style style:name="ce97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98" style:family="table-cell" style:parent-style-name="Default">
      <style:table-cell-properties fo:background-color="#ffddaa" style:diagonal-bl-tr="none" style:diagonal-tl-br="none"/>
      <style:text-properties fo:font-size="115pt" style:font-name-asian="Noto Serif CJK JP Black" style:font-size-asian="115pt" style:font-size-complex="115pt"/>
    </style:style>
    <style:style style:name="ce323" style:family="table-cell" style:parent-style-name="Default">
      <style:table-cell-properties fo:background-color="#ffddaa" style:diagonal-bl-tr="none" style:diagonal-tl-br="none" style:text-align-source="fix" style:repeat-content="false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100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01" style:family="table-cell" style:parent-style-name="Default">
      <style:table-cell-properties fo:background-color="#ffddaa" style:diagonal-bl-tr="none" style:diagonal-tl-br="none" style:text-align-source="fix" style:repeat-content="false" style:vertical-align="bottom"/>
      <style:paragraph-properties fo:text-align="center"/>
      <style:text-properties fo:font-size="115pt" style:font-name-asian="Noto Serif CJK JP Black" style:font-size-asian="115pt" style:font-size-complex="115pt"/>
    </style:style>
    <style:style style:name="ce102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03" style:family="table-cell" style:parent-style-name="Default">
      <style:table-cell-properties fo:background-color="#ffddaa" style:diagonal-bl-tr="none" style:diagonal-tl-br="none" style:rotation-angle="180"/>
      <style:text-properties fo:font-size="115pt" style:font-name-asian="Noto Serif CJK JP Black" style:font-size-asian="115pt" style:font-size-complex="115pt"/>
    </style:style>
    <style:style style:name="ce104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05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bottom"/>
      <style:paragraph-properties fo:text-align="center"/>
      <style:text-properties fo:font-size="115pt" style:font-name-asian="Noto Serif CJK JP Black" style:font-size-asian="115pt" style:font-size-complex="115pt"/>
    </style:style>
    <style:style style:name="ce307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107" style:family="table-cell" style:parent-style-name="Default">
      <style:table-cell-properties fo:background-color="#000000" style:diagonal-bl-tr="none" style:diagonal-tl-br="none"/>
      <style:text-properties fo:color="#ffffff" fo:font-size="90pt" style:font-name-asian="Noto Serif CJK JP Black" style:font-size-asian="90pt" style:font-size-complex="90pt"/>
    </style:style>
    <style:style style:name="ce30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" style:font-size-asian="32pt" style:font-size-complex="32pt"/>
    </style:style>
    <style:style style:name="ce109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10" style:family="table-cell" style:parent-style-name="Default">
      <style:table-cell-properties fo:background-color="#000000" style:diagonal-bl-tr="none" style:diagonal-tl-br="none"/>
      <style:text-properties fo:color="#ffffff" fo:font-size="115pt" style:font-name-asian="Noto Serif CJK JP Black" style:font-size-asian="115pt" style:font-size-complex="115pt"/>
    </style:style>
    <style:style style:name="ce342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112" style:family="table-cell" style:parent-style-name="Default">
      <style:table-cell-properties fo:background-color="#000000" style:diagonal-bl-tr="none" style:diagonal-tl-br="none"/>
      <style:text-properties fo:color="#ffffff" fo:font-size="108pt" style:font-name-asian="Noto Serif CJK JP Black" style:font-size-asian="108pt" style:font-size-complex="108pt"/>
    </style:style>
    <style:style style:name="ce113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114" style:family="table-cell" style:parent-style-name="Default">
      <style:table-cell-properties fo:background-color="#000000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15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47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17" style:family="table-cell" style:parent-style-name="Default">
      <style:table-cell-properties fo:background-color="#000000" style:diagonal-bl-tr="none" style:diagonal-tl-br="none" style:rotation-angle="180"/>
      <style:text-properties fo:color="#ffffff" fo:font-size="115pt" style:font-name-asian="Noto Serif CJK JP Black" style:font-size-asian="115pt" style:font-size-complex="115pt"/>
    </style:style>
    <style:style style:name="ce118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10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90pt" style:font-name-asian="Noto Serif CJK JP Black" style:font-size-asian="90pt" style:font-size-complex="90pt"/>
    </style:style>
    <style:style style:name="ce121" style:family="table-cell" style:parent-style-name="Default">
      <style:table-cell-properties fo:background-color="#ffdd77" style:diagonal-bl-tr="none" style:diagonal-tl-br="none"/>
      <style:text-properties fo:color="#bb1100" fo:font-size="90pt" style:font-name-asian="Noto Serif CJK JP Black" style:font-size-asian="90pt" style:font-size-complex="90pt"/>
    </style:style>
    <style:style style:name="ce312" style:family="table-cell" style:parent-style-name="Default">
      <style:table-cell-properties fo:background-color="#ffdd77" style:text-align-source="fix" style:repeat-content="false" style:vertical-align="middle"/>
      <style:paragraph-properties fo:text-align="center" fo:margin-left="0cm"/>
      <style:text-properties fo:color="#bb1100" fo:font-size="32pt" style:font-name-asian="Noto Serif CJK JP Black" style:font-size-asian="32pt" style:font-size-complex="32pt"/>
    </style:style>
    <style:style style:name="ce123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24" style:family="table-cell" style:parent-style-name="Default">
      <style:table-cell-properties fo:background-color="#ffdd77" style:diagonal-bl-tr="none" style:diagonal-tl-br="none"/>
      <style:text-properties fo:color="#bb1100" fo:font-size="115pt" style:font-name-asian="Noto Serif CJK JP Black" style:font-size-asian="115pt" style:font-size-complex="115pt"/>
    </style:style>
    <style:style style:name="ce353" style:family="table-cell" style:parent-style-name="Default">
      <style:table-cell-properties fo:background-color="#ffdd77" style:diagonal-bl-tr="none" style:diagonal-tl-br="none" style:text-align-source="fix" style:repeat-content="false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26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27" style:family="table-cell" style:parent-style-name="Default">
      <style:table-cell-properties fo:background-color="#ffdd77" style:diagonal-bl-tr="none" style:diagonal-tl-br="none" style:text-align-source="fix" style:repeat-content="false" style:vertical-align="bottom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356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29" style:family="table-cell" style:parent-style-name="Default">
      <style:table-cell-properties fo:background-color="#ffdd77" style:diagonal-bl-tr="none" style:diagonal-tl-br="none" style:rotation-angle="180"/>
      <style:text-properties fo:color="#bb1100" fo:font-size="115pt" style:font-name-asian="Noto Serif CJK JP Black" style:font-size-asian="115pt" style:font-size-complex="115pt"/>
    </style:style>
    <style:style style:name="ce130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31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bottom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313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" style:font-size-asian="90pt" style:font-size-complex="90pt"/>
    </style:style>
    <style:style style:name="ce133" style:family="table-cell" style:parent-style-name="Default">
      <style:table-cell-properties style:diagonal-bl-tr="none" style:diagonal-tl-br="none" fo:background-color="transparent"/>
      <style:text-properties fo:color="#008800" fo:font-size="90pt" style:font-name-asian="Noto Serif CJK JP Black" style:font-size-asian="90pt" style:font-size-complex="90pt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8800" fo:font-size="32pt" style:font-name-asian="Noto Serif CJK JP Black" style:font-size-asian="32pt" style:font-size-complex="32pt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36" style:family="table-cell" style:parent-style-name="Default">
      <style:table-cell-properties style:diagonal-bl-tr="none" style:diagonal-tl-br="none" fo:background-color="transparent"/>
      <style:text-properties fo:color="#008800" fo:font-size="115pt" style:font-name-asian="Noto Serif CJK JP Black" style:font-size-asian="115pt" style:font-size-complex="115pt"/>
    </style:style>
    <style:style style:name="ce362" style:family="table-cell" style:parent-style-name="Default">
      <style:table-cell-properties style:diagonal-bl-tr="none" style:diagonal-tl-br="none" style:text-align-source="fix" style:repeat-content="false" fo:background-color="transparent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style:vertical-align="bottom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41" style:family="table-cell" style:parent-style-name="Default">
      <style:table-cell-properties style:diagonal-bl-tr="none" style:diagonal-tl-br="none" fo:background-color="transparent" style:rotation-angle="180"/>
      <style:text-properties fo:color="#008800" fo:font-size="115pt" style:font-name-asian="Noto Serif CJK JP Black" style:font-size-asian="115pt" style:font-size-complex="115pt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bottom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316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145" style:family="table-cell" style:parent-style-name="Default">
      <style:table-cell-properties fo:background-color="#cc2222" style:diagonal-bl-tr="none" style:diagonal-tl-br="none"/>
      <style:text-properties fo:color="#ffffff" fo:font-size="90pt" style:font-name-asian="Noto Serif CJK JP Black" style:font-size-asian="90pt" style:font-size-complex="90pt"/>
    </style:style>
    <style:style style:name="ce318" style:family="table-cell" style:parent-style-name="Default">
      <style:table-cell-properties fo:background-color="#cc2222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" style:font-size-asian="32pt" style:font-size-complex="32pt"/>
    </style:style>
    <style:style style:name="ce319" style:family="table-cell" style:parent-style-name="Default">
      <style:table-cell-properties fo:background-color="#ddccff" style:text-align-source="fix" style:repeat-content="false" style:vertical-align="middle"/>
      <style:paragraph-properties fo:text-align="center" fo:margin-left="0cm"/>
      <style:text-properties fo:color="#666666" fo:font-size="32pt" style:font-name-asian="Noto Serif CJK JP Black" style:font-size-asian="32pt" style:font-size-complex="32pt"/>
    </style:style>
    <style:style style:name="ce148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49" style:family="table-cell" style:parent-style-name="Default">
      <style:table-cell-properties fo:background-color="#cc2222" style:diagonal-bl-tr="none" style:diagonal-tl-br="none"/>
      <style:text-properties fo:color="#ffffff" fo:font-size="115pt" style:font-name-asian="Noto Serif CJK JP Black" style:font-size-asian="115pt" style:font-size-complex="115pt"/>
    </style:style>
    <style:style style:name="ce372" style:family="table-cell" style:parent-style-name="Default">
      <style:table-cell-properties fo:background-color="#cc2222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1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2" style:family="table-cell" style:parent-style-name="Default">
      <style:table-cell-properties fo:background-color="#cc2222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76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4" style:family="table-cell" style:parent-style-name="Default">
      <style:table-cell-properties fo:background-color="#cc2222" style:diagonal-bl-tr="none" style:diagonal-tl-br="none" style:rotation-angle="180"/>
      <style:text-properties fo:color="#ffffff" fo:font-size="115pt" style:font-name-asian="Noto Serif CJK JP Black" style:font-size-asian="115pt" style:font-size-complex="115pt"/>
    </style:style>
    <style:style style:name="ce155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6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7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90pt" style:font-name-asian="Noto Serif CJK JP Black" style:font-size-asian="90pt" style:font-size-complex="90pt"/>
    </style:style>
    <style:style style:name="ce158" style:family="table-cell" style:parent-style-name="Default">
      <style:table-cell-properties fo:background-color="#ffffee" style:diagonal-bl-tr="none" style:diagonal-tl-br="none"/>
      <style:text-properties fo:color="#666666" fo:font-size="90pt" style:font-name-asian="Noto Serif CJK JP Black" style:font-size-asian="90pt" style:font-size-complex="90pt"/>
    </style:style>
    <style:style style:name="ce159" style:family="table-cell" style:parent-style-name="Default">
      <style:table-cell-properties fo:background-color="#ffffee" style:text-align-source="fix" style:repeat-content="false" style:vertical-align="middle"/>
      <style:paragraph-properties fo:text-align="center" fo:margin-left="0cm"/>
      <style:text-properties fo:color="#666666" fo:font-size="32pt" style:font-name-asian="Noto Serif CJK JP Black" style:font-size-asian="32pt" style:font-size-complex="32pt"/>
    </style:style>
    <style:style style:name="ce160" style:family="table-cell" style:parent-style-name="Default">
      <style:table-cell-properties fo:background-color="#ffffee" style:text-align-source="fix" style:repeat-content="false" style:vertical-align="middle"/>
      <style:paragraph-properties fo:text-align="center" fo:margin-left="0cm"/>
      <style:text-properties fo:color="#666666" fo:font-size="105pt" style:font-name-asian="Noto Serif CJK JP Black" style:font-size-asian="105pt" style:font-size-complex="105pt"/>
    </style:style>
    <style:style style:name="ce161" style:family="table-cell" style:parent-style-name="Default">
      <style:table-cell-properties fo:background-color="#ffffee"/>
      <style:text-properties fo:color="#666666" fo:font-size="105pt" style:font-name-asian="Noto Serif CJK JP Black" style:font-size-asian="105pt" style:font-size-complex="105pt"/>
    </style:style>
    <style:style style:name="ce162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63" style:family="table-cell" style:parent-style-name="Default">
      <style:table-cell-properties fo:background-color="#ffffee" style:diagonal-bl-tr="none" style:diagonal-tl-br="none"/>
      <style:text-properties fo:color="#666666" fo:font-size="115pt" style:font-name-asian="Noto Serif CJK JP Black" style:font-size-asian="115pt" style:font-size-complex="115pt"/>
    </style:style>
    <style:style style:name="ce164" style:family="table-cell" style:parent-style-name="Default">
      <style:table-cell-properties fo:background-color="#ffffee" style:diagonal-bl-tr="none" style:diagonal-tl-br="none" style:text-align-source="fix" style:repeat-content="false" style:vertical-align="top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165" style:family="table-cell" style:parent-style-name="Default">
      <style:table-cell-properties fo:background-color="#ffffee" style:diagonal-bl-tr="none" style:diagonal-tl-br="none"/>
      <style:text-properties fo:color="#666666" fo:font-size="105pt" style:font-name-asian="Noto Serif CJK JP Black" style:font-size-asian="105pt" style:font-size-complex="105pt"/>
    </style:style>
    <style:style style:name="ce166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167" style:family="table-cell" style:parent-style-name="Default">
      <style:table-cell-properties fo:background-color="#ffffee" style:diagonal-bl-tr="none" style:diagonal-tl-br="none" style:text-align-source="fix" style:repeat-content="false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68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69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70" style:family="table-cell" style:parent-style-name="Default">
      <style:table-cell-properties fo:background-color="#ffffee" style:diagonal-bl-tr="none" style:diagonal-tl-br="none" style:rotation-angle="180"/>
      <style:text-properties fo:color="#666666" fo:font-size="115pt" style:font-name-asian="Noto Serif CJK JP Black" style:font-size-asian="115pt" style:font-size-complex="115pt"/>
    </style:style>
    <style:style style:name="ce171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72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bottom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173" style:family="table-cell" style:parent-style-name="Default">
      <style:table-cell-properties fo:background-color="#ffffee" style:diagonal-bl-tr="none" style:diagonal-tl-br="none" style:rotation-angle="180"/>
      <style:text-properties fo:color="#666666" fo:font-size="105pt" style:font-name-asian="Noto Serif CJK JP Black" style:font-size-asian="105pt" style:font-size-complex="105pt"/>
    </style:style>
    <style:style style:name="ce174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382" style:family="table-cell" style:parent-style-name="Default">
      <style:table-cell-properties fo:background-color="#ffddaa" style:diagonal-bl-tr="none" style:diagonal-tl-br="none" fo:border="none"/>
      <style:text-properties fo:font-size="115pt" style:font-name-asian="Noto Serif CJK JP Black" style:font-size-asian="115pt" style:font-size-complex="115pt"/>
    </style:style>
    <style:style style:name="ce384" style:family="table-cell" style:parent-style-name="Default">
      <style:table-cell-properties fo:background-color="#ffddaa" style:diagonal-bl-tr="none" style:diagonal-tl-br="none" fo:border="none" style:rotation-angle="180"/>
      <style:text-properties fo:font-size="115pt" style:font-name-asian="Noto Serif CJK JP Black" style:font-size-asian="115pt" style:font-size-complex="115pt"/>
    </style:style>
    <style:style style:name="ce385" style:family="table-cell" style:parent-style-name="Default">
      <style:table-cell-properties fo:background-color="#000000" style:diagonal-bl-tr="none" style:diagonal-tl-br="none" fo:border="none"/>
      <style:text-properties fo:color="#ffffff" fo:font-size="115pt" style:font-name-asian="Noto Serif CJK JP Black" style:font-size-asian="115pt" style:font-size-complex="115pt"/>
    </style:style>
    <style:style style:name="ce386" style:family="table-cell" style:parent-style-name="Default">
      <style:table-cell-properties fo:background-color="#000000" style:diagonal-bl-tr="none" style:diagonal-tl-br="none" fo:border="none" style:rotation-angle="180"/>
      <style:text-properties fo:color="#ffffff" fo:font-size="115pt" style:font-name-asian="Noto Serif CJK JP Black" style:font-size-asian="115pt" style:font-size-complex="115pt"/>
    </style:style>
    <style:style style:name="ce388" style:family="table-cell" style:parent-style-name="Default">
      <style:table-cell-properties fo:background-color="#ffdd77" style:diagonal-bl-tr="none" style:diagonal-tl-br="none" fo:border="none"/>
      <style:text-properties fo:color="#bb1100" fo:font-size="115pt" style:font-name-asian="Noto Serif CJK JP Black" style:font-size-asian="115pt" style:font-size-complex="115pt"/>
    </style:style>
    <style:style style:name="ce391" style:family="table-cell" style:parent-style-name="Default">
      <style:table-cell-properties fo:background-color="#ffdd77" style:diagonal-bl-tr="none" style:diagonal-tl-br="none" fo:border="none" style:rotation-angle="180"/>
      <style:text-properties fo:color="#bb1100" fo:font-size="115pt" style:font-name-asian="Noto Serif CJK JP Black" style:font-size-asian="115pt" style:font-size-complex="115pt"/>
    </style:style>
    <style:style style:name="ce392" style:family="table-cell" style:parent-style-name="Default">
      <style:table-cell-properties style:diagonal-bl-tr="none" style:diagonal-tl-br="none" fo:background-color="transparent" fo:border="none"/>
      <style:text-properties fo:color="#008800" fo:font-size="115pt" style:font-name-asian="Noto Serif CJK JP Black" style:font-size-asian="115pt" style:font-size-complex="115pt"/>
    </style:style>
    <style:style style:name="ce396" style:family="table-cell" style:parent-style-name="Default">
      <style:table-cell-properties style:diagonal-bl-tr="none" style:diagonal-tl-br="none" fo:background-color="transparent" fo:border="none" style:rotation-angle="180"/>
      <style:text-properties fo:color="#008800" fo:font-size="115pt" style:font-name-asian="Noto Serif CJK JP Black" style:font-size-asian="115pt" style:font-size-complex="115pt"/>
    </style:style>
    <style:style style:name="ce398" style:family="table-cell" style:parent-style-name="Default">
      <style:table-cell-properties fo:background-color="#cc2222" style:diagonal-bl-tr="none" style:diagonal-tl-br="none" fo:border="none"/>
      <style:text-properties fo:color="#ffffff" fo:font-size="115pt" style:font-name-asian="Noto Serif CJK JP Black" style:font-size-asian="115pt" style:font-size-complex="115pt"/>
    </style:style>
    <style:style style:name="ce401" style:family="table-cell" style:parent-style-name="Default">
      <style:table-cell-properties fo:background-color="#cc2222" style:diagonal-bl-tr="none" style:diagonal-tl-br="none" fo:border="none" style:rotation-angle="180"/>
      <style:text-properties fo:color="#ffffff" fo:font-size="115pt" style:font-name-asian="Noto Serif CJK JP Black" style:font-size-asian="115pt" style:font-size-complex="115pt"/>
    </style:style>
    <style:style style:name="ce185" style:family="table-cell" style:parent-style-name="Default">
      <style:table-cell-properties fo:background-color="#ffffee" style:diagonal-bl-tr="none" style:diagonal-tl-br="none" fo:border="none"/>
      <style:text-properties fo:color="#666666" fo:font-size="115pt" style:font-name-asian="Noto Serif CJK JP Black" style:font-size-asian="115pt" style:font-size-complex="115pt"/>
    </style:style>
    <style:style style:name="ce186" style:family="table-cell" style:parent-style-name="Default">
      <style:table-cell-properties fo:background-color="#ffffee" style:diagonal-bl-tr="none" style:diagonal-tl-br="none" fo:border="none" style:rotation-angle="180"/>
      <style:text-properties fo:color="#666666" fo:font-size="105pt" style:font-name-asian="Noto Serif CJK JP Black" style:font-size-asian="105pt" style:font-size-complex="105pt"/>
    </style:style>
    <style:style style:name="ce406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411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413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418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420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21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25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28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54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56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58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60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2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3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202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3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top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4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05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0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9" style:family="table-cell" style:parent-style-name="Default">
      <style:table-cell-properties fo:background-color="#000000"/>
      <style:text-properties fo:color="#ffffff" fo:font-size="115pt" style:font-name-asian="Noto Serif CJK JP Black" style:font-size-asian="115pt" style:font-size-complex="115pt"/>
    </style:style>
    <style:style style:name="ce4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472" style:family="table-cell" style:parent-style-name="Default">
      <style:table-cell-properties fo:background-color="#000000"/>
      <style:text-properties fo:color="#ffffff" fo:font-size="108pt" style:font-name-asian="Noto Serif CJK JP Black" style:font-size-asian="108pt" style:font-size-complex="108pt"/>
    </style:style>
    <style:style style:name="ce210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75" style:family="table-cell" style:parent-style-name="Default">
      <style:table-cell-properties fo:background-color="#ffdd77"/>
      <style:text-properties fo:color="#bb1100" fo:font-size="115pt" style:font-name-asian="Noto Serif CJK JP Black" style:font-size-asian="115pt" style:font-size-complex="115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78" style:family="table-cell" style:parent-style-name="Default">
      <style:table-cell-properties fo:background-color="transparent"/>
      <style:text-properties fo:color="#008800" fo:font-size="115pt" style:font-name-asian="Noto Serif CJK JP Black" style:font-size-asian="115pt" style:font-size-complex="115pt"/>
    </style:style>
    <style:style style:name="ce214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1" style:family="table-cell" style:parent-style-name="Default">
      <style:table-cell-properties fo:background-color="#cc2222"/>
      <style:text-properties fo:color="#ffffff" fo:font-size="115pt" style:font-name-asian="Noto Serif CJK JP Black" style:font-size-asian="115pt" style:font-size-complex="115pt"/>
    </style:style>
    <style:style style:name="ce216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17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18" style:family="table-cell" style:parent-style-name="Default">
      <style:table-cell-properties fo:background-color="#ffffee"/>
      <style:text-properties fo:color="#666666" fo:font-size="115pt" style:font-name-asian="Noto Serif CJK JP Black" style:font-size-asian="115pt" style:font-size-complex="115pt"/>
    </style:style>
    <style:style style:name="ce320" style:family="table-cell" style:parent-style-name="Default">
      <style:table-cell-properties fo:background-color="transparent"/>
      <style:text-properties fo:font-size="90pt" style:font-name-asian="Noto Serif CJK JP Black" style:font-size-asian="90pt" style:font-size-complex="90pt"/>
    </style:style>
    <style:style style:name="ce381" style:family="table-cell" style:parent-style-name="Default">
      <style:table-cell-properties fo:background-color="transparent"/>
      <style:text-properties fo:font-size="115pt" style:font-name-asian="Noto Serif CJK JP Black" style:font-size-asian="115pt" style:font-size-complex="115pt"/>
    </style:style>
    <style:style style:name="ce483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4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8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224" style:family="table-cell" style:parent-style-name="Default">
      <style:table-cell-properties fo:background-color="#ddccff" style:diagonal-bl-tr="none" style:diagonal-tl-br="non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25" style:family="table-cell" style:parent-style-name="Default">
      <style:table-cell-properties fo:background-color="#ddccff" style:diagonal-bl-tr="none" style:diagonal-tl-br="none"/>
      <style:text-properties fo:color="#666666" fo:font-size="115pt" style:font-name-asian="Noto Serif CJK JP Black" style:font-size-asian="115pt" style:font-size-complex="115pt"/>
    </style:style>
    <style:style style:name="ce493" style:family="table-cell" style:parent-style-name="Default">
      <style:table-cell-properties fo:background-color="#ddccff" style:diagonal-bl-tr="none" style:diagonal-tl-br="none" style:text-align-source="fix" style:repeat-content="false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27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28" style:family="table-cell" style:parent-style-name="Default">
      <style:table-cell-properties fo:background-color="#ddccff" style:diagonal-bl-tr="none" style:diagonal-tl-br="none" style:text-align-source="fix" style:repeat-content="false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00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30" style:family="table-cell" style:parent-style-name="Default">
      <style:table-cell-properties fo:background-color="#ddccff" style:diagonal-bl-tr="none" style:diagonal-tl-br="none" style:rotation-angle="180"/>
      <style:text-properties fo:color="#666666" fo:font-size="115pt" style:font-name-asian="Noto Serif CJK JP Black" style:font-size-asian="115pt" style:font-size-complex="115pt"/>
    </style:style>
    <style:style style:name="ce231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32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09" style:family="table-cell" style:parent-style-name="Default">
      <style:table-cell-properties fo:background-color="#ddccff" style:diagonal-bl-tr="none" style:diagonal-tl-br="none" fo:border="none"/>
      <style:text-properties fo:color="#666666" fo:font-size="115pt" style:font-name-asian="Noto Serif CJK JP Black" style:font-size-asian="115pt" style:font-size-complex="115pt"/>
    </style:style>
    <style:style style:name="ce512" style:family="table-cell" style:parent-style-name="Default">
      <style:table-cell-properties fo:background-color="#ddccff" style:diagonal-bl-tr="none" style:diagonal-tl-br="none" fo:border="none" style:rotation-angle="180"/>
      <style:text-properties fo:color="#666666" fo:font-size="115pt" style:font-name-asian="Noto Serif CJK JP Black" style:font-size-asian="115pt" style:font-size-complex="115pt"/>
    </style:style>
    <style:style style:name="ce521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2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3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38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5" style:family="table-cell" style:parent-style-name="Default">
      <style:table-cell-properties fo:background-color="#ddccff"/>
      <style:text-properties fo:color="#666666" fo:font-size="115pt" style:font-name-asian="Noto Serif CJK JP Black" style:font-size-asian="115pt" style:font-size-complex="115pt"/>
    </style:style>
    <style:style style:name="ce240" style:family="table-cell" style:parent-style-name="Default">
      <style:table-cell-properties fo:background-color="#ffddaa"/>
      <style:text-properties fo:font-size="112pt" style:font-name-asian="Noto Serif CJK JP Black" style:font-size-asian="112pt" style:font-size-complex="112pt"/>
    </style:style>
    <style:style style:name="ce241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2pt" style:font-name-asian="Noto Serif CJK JP Black" style:font-size-asian="112pt" style:font-size-complex="112pt"/>
    </style:style>
    <style:style style:name="ce24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2pt" style:font-name-asian="Noto Serif CJK JP Black" style:font-size-asian="112pt" style:font-size-complex="112pt"/>
    </style:style>
    <style:style style:name="ce529" style:family="table-cell" style:parent-style-name="Default">
      <style:table-cell-properties fo:background-color="#000000"/>
      <style:text-properties fo:color="#ffffff" fo:font-size="112pt" style:font-name-asian="Noto Serif CJK JP Black" style:font-size-asian="112pt" style:font-size-complex="112pt"/>
    </style:style>
    <style:style style:name="ce244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2pt" style:font-name-asian="Noto Serif CJK JP Black" style:font-size-asian="112pt" style:font-size-complex="112pt"/>
    </style:style>
    <style:style style:name="ce531" style:family="table-cell" style:parent-style-name="Default">
      <style:table-cell-properties fo:background-color="#ffdd77"/>
      <style:text-properties fo:color="#bb1100" fo:font-size="112pt" style:font-name-asian="Noto Serif CJK JP Black" style:font-size-asian="112pt" style:font-size-complex="112pt"/>
    </style:style>
    <style:style style:name="ce2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2pt" style:font-name-asian="Noto Serif CJK JP Black" style:font-size-asian="112pt" style:font-size-complex="112pt"/>
    </style:style>
    <style:style style:name="ce533" style:family="table-cell" style:parent-style-name="Default">
      <style:table-cell-properties fo:background-color="transparent"/>
      <style:text-properties fo:color="#008800" fo:font-size="112pt" style:font-name-asian="Noto Serif CJK JP Black" style:font-size-asian="112pt" style:font-size-complex="112pt"/>
    </style:style>
    <style:style style:name="ce248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2pt" style:font-name-asian="Noto Serif CJK JP Black" style:font-size-asian="112pt" style:font-size-complex="112pt"/>
    </style:style>
    <style:style style:name="ce535" style:family="table-cell" style:parent-style-name="Default">
      <style:table-cell-properties fo:background-color="#ddccff"/>
      <style:text-properties fo:color="#666666" fo:font-size="112pt" style:font-name-asian="Noto Serif CJK JP Black" style:font-size-asian="112pt" style:font-size-complex="112pt"/>
    </style:style>
    <style:style style:name="ce250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2pt" style:font-name-asian="Noto Serif CJK JP Black" style:font-size-asian="112pt" style:font-size-complex="112pt"/>
    </style:style>
    <style:style style:name="ce537" style:family="table-cell" style:parent-style-name="Default">
      <style:table-cell-properties fo:background-color="#cc2222"/>
      <style:text-properties fo:color="#ffffff" fo:font-size="112pt" style:font-name-asian="Noto Serif CJK JP Black" style:font-size-asian="112pt" style:font-size-complex="112pt"/>
    </style:style>
    <style:style style:name="ce252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12pt" style:font-name-asian="Noto Serif CJK JP Black" style:font-size-asian="112pt" style:font-size-complex="112pt"/>
    </style:style>
    <style:style style:name="ce253" style:family="table-cell" style:parent-style-name="Default">
      <style:table-cell-properties fo:background-color="#ffffee"/>
      <style:text-properties fo:color="#666666" fo:font-size="112pt" style:font-name-asian="Noto Serif CJK JP Black" style:font-size-asian="112pt" style:font-size-complex="112pt"/>
    </style:style>
    <style:style style:name="ce538" style:family="table-cell" style:parent-style-name="Default">
      <style:table-cell-properties fo:background-color="transparent"/>
      <style:text-properties fo:font-size="112pt" style:font-name-asian="Noto Serif CJK JP Black" style:font-size-asian="112pt" style:font-size-complex="112pt"/>
    </style:style>
    <style:style style:name="ce539" style:family="table-cell" style:parent-style-name="Default">
      <style:table-cell-properties style:diagonal-bl-tr="none" style:diagonal-tl-br="none" fo:background-color="transparent"/>
      <style:text-properties fo:font-size="90pt" style:font-name-asian="Noto Serif CJK JP Black" style:font-size-asian="90pt" style:font-size-complex="90pt"/>
    </style:style>
    <style:style style:name="ce540" style:family="table-cell" style:parent-style-name="Default">
      <style:table-cell-properties style:diagonal-bl-tr="none" style:diagonal-tl-br="none" fo:background-color="transparent"/>
      <style:text-properties style:font-name-asian="Noto Serif CJK JP Black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gr1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6cm" fo:min-width="8.935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666666" draw:marker-start-width="0.275cm" draw:marker-end-width="0.275cm" draw:fill="none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7cm" fo:min-width="8.935cm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IPA モナー ゴシック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IPA モナー ゴシック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表記</text:p>
          </table:table-cell>
          <table:table-cell table:style-name="ce2" office:value-type="string" calcext:value-type="string">
            <text:p>名称</text:p>
          </table:table-cell>
          <table:table-cell table:style-name="ce2" office:value-type="string" calcext:value-type="string">
            <text:p>所属</text:p>
          </table:table-cell>
          <table:table-cell table:style-name="ce2" office:value-type="string" calcext:value-type="string">
            <text:p>種別</text:p>
          </table:table-cell>
          <table:table-cell table:style-name="ce2" office:value-type="string" calcext:value-type="string">
            <text:p>コスト</text:p>
          </table:table-cell>
          <table:table-cell table:style-name="ce2" office:value-type="string" calcext:value-type="string">
            <text:p>不一致</text:p>
          </table:table-cell>
          <table:table-cell table:style-name="ce2" office:value-type="string" calcext:value-type="string">
            <text:p>駒大</text:p>
          </table:table-cell>
          <table:table-cell table:style-name="ce2" office:value-type="string" calcext:value-type="string">
            <text:p>特殊効果</text:p>
          </table:table-cell>
          <table:table-cell table:style-name="ce2" office:value-type="string" calcext:value-type="string">
            <text:p>成駒</text:p>
          </table:table-cell>
          <table:table-cell table:style-name="ce2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将棋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327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貴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貴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327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43"/>
        <table:table-column table:style-name="co15" table:number-columns-repeated="4" table:default-cell-style-name="ce33"/>
        <table:table-column table:style-name="co16" table:number-columns-repeated="2" table:default-cell-style-name="ce33"/>
        <table:table-column table:style-name="co8" table:number-columns-repeated="1006" table:default-cell-style-name="ce58"/>
        <table:table-column table:style-name="co8" table:number-columns-repeated="5" table:default-cell-style-name="ce59"/>
        <table:table-row table:style-name="ro4">
          <table:table-cell table:style-name="ce6" office:value-type="string" calcext:value-type="string">
            <text:p>表記</text:p>
          </table:table-cell>
          <table:table-cell table:style-name="ce6" office:value-type="string" calcext:value-type="string">
            <text:p>名称</text:p>
          </table:table-cell>
          <table:table-cell table:style-name="ce6" office:value-type="string" calcext:value-type="string">
            <text:p>表示</text:p>
          </table:table-cell>
          <table:table-cell table:style-name="ce6" office:value-type="string" calcext:value-type="string">
            <text:p>所属</text:p>
          </table:table-cell>
          <table:table-cell table:style-name="ce6" office:value-type="string" calcext:value-type="string">
            <text:p>種別</text:p>
          </table:table-cell>
          <table:table-cell table:style-name="ce6" office:value-type="string" calcext:value-type="string">
            <text:p>属性</text:p>
          </table:table-cell>
          <table:table-cell table:style-name="ce6" office:value-type="string" calcext:value-type="string">
            <text:p>価値</text:p>
          </table:table-cell>
          <table:table-cell table:style-name="ce6" office:value-type="string" calcext:value-type="string">
            <text:p>移動範囲</text:p>
          </table:table-cell>
          <table:table-cell table:style-name="ce5" office:value-type="string" calcext:value-type="string">
            <text:p>攻撃範囲</text:p>
          </table:table-cell>
          <table:table-cell table:style-name="ce5" office:value-type="string" calcext:value-type="string">
            <text:p>初回範囲</text:p>
          </table:table-cell>
          <table:table-cell table:style-name="ce5" office:value-type="string" calcext:value-type="string">
            <text:p>九宮範囲</text:p>
          </table:table-cell>
          <table:table-cell table:style-name="ce5" office:value-type="string" calcext:value-type="string">
            <text:p>基</text:p>
          </table:table-cell>
          <table:table-cell table:style-name="ce55" office:value-type="string" calcext:value-type="string">
            <text:p>別</text:p>
          </table:table-cell>
          <table:table-cell table:style-name="ce56" table:number-columns-repeated="11"/>
          <table:table-cell table:style-name="ce60" table:number-columns-repeated="995"/>
          <table:table-cell table:style-name="ce61" table:number-columns-repeated="5"/>
        </table:table-row>
        <table:table-row table:style-name="ro5">
          <table:table-cell table:style-name="ce8" office:value-type="string" calcext:value-type="string">
            <text:p>歩</text:p>
          </table:table-cell>
          <table:table-cell table:number-columns-repeated="2" table:style-name="ce8" office:value-type="string" calcext:value-type="string">
            <text:p>歩兵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2];[cost.$A$1:.$E$46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香</text:p>
          </table:table-cell>
          <table:table-cell table:number-columns-repeated="2" table:style-name="ce8" office:value-type="string" calcext:value-type="string">
            <text:p>香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3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桂</text:p>
          </table:table-cell>
          <table:table-cell table:number-columns-repeated="2" table:style-name="ce8" office:value-type="string" calcext:value-type="string">
            <text:p>桂馬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銀</text:p>
          </table:table-cell>
          <table:table-cell table:number-columns-repeated="2" table:style-name="ce8" office:value-type="string" calcext:value-type="string">
            <text:p>銀将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];[cost.$A$1:.$E$46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金</text:p>
          </table:table-cell>
          <table:table-cell table:style-name="ce8" office:value-type="string" calcext:value-type="string">
            <text:p>金将</text:p>
          </table:table-cell>
          <table:table-cell table:style-name="ce8" office:value-type="string" calcext:value-type="string">
            <text:p>金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臣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6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角</text:p>
          </table:table-cell>
          <table:table-cell table:number-columns-repeated="2" table:style-name="ce8" office:value-type="string" calcext:value-type="string">
            <text:p>角行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🐘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7];[cost.$A$1:.$E$46];5;0);0)" office:value-type="float" office:value="18" calcext:value-type="float">
            <text:p>18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飛</text:p>
          </table:table-cell>
          <table:table-cell table:number-columns-repeated="2" table:style-name="ce8" office:value-type="string" calcext:value-type="string">
            <text:p>飛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8];[cost.$A$1:.$E$46];5;0);0)" office:value-type="float" office:value="28" calcext:value-type="float">
            <text:p>28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/>
          <table:table-cell table:style-name="ce57" table:number-columns-repeated="10"/>
          <table:table-cell table:number-columns-repeated="1000"/>
        </table:table-row>
        <table:table-row table:style-name="ro5">
          <table:table-cell table:style-name="ce8" office:value-type="string" calcext:value-type="string">
            <text:p>玉</text:p>
          </table:table-cell>
          <table:table-cell table:style-name="ce8" office:value-type="string" calcext:value-type="string">
            <text:p>玉将</text:p>
          </table:table-cell>
          <table:table-cell table:style-name="ce8" office:value-type="string" calcext:value-type="string">
            <text:p>玉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9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皇</text:p>
          </table:table-cell>
          <table:table-cell table:style-name="ce8" table:formula="of:=[.B9]&amp;&quot;&quot;" office:value-type="string" office:string-value="玉将" calcext:value-type="string">
            <text:p>玉将</text:p>
          </table:table-cell>
          <table:table-cell table:style-name="ce8" office:value-type="string" calcext:value-type="string">
            <text:p>王將</text:p>
          </table:table-cell>
          <table:table-cell table:style-name="ce8" table:formula="of:=[.D9]&amp;&quot;&quot;" office:value-type="string" office:string-value="将棋" calcext:value-type="string">
            <text:p>将棋</text:p>
          </table:table-cell>
          <table:table-cell table:style-name="ce8" table:formula="of:=[.E9]&amp;&quot;&quot;" office:value-type="string" office:string-value="王" calcext:value-type="string">
            <text:p>王</text:p>
          </table:table-cell>
          <table:table-cell table:style-name="ce8" table:formula="of:=[.F9]&amp;&quot;&quot;" office:value-type="string" office:string-value="捕縛" calcext:value-type="string">
            <text:p>捕縛</text:p>
          </table:table-cell>
          <table:table-cell table:style-name="ce37" table:formula="of:=[.G9]&amp;&quot;&quot;" office:value-type="string" office:string-value="0" calcext:value-type="string">
            <text:p>0</text:p>
          </table:table-cell>
          <table:table-cell table:style-name="ce8" table:formula="of:=[.H9]&amp;&quot;&quot;" office:value-type="string" office:string-value="・・・・・・・&#10;・・・・・・・&#10;・・○○○・・&#10;・・○玉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8" table:formula="of:=[.I9]&amp;&quot;&quot;">
            <text:p/>
          </table:table-cell>
          <table:table-cell table:style-name="ce8" table:formula="of:=[.J9]&amp;&quot;&quot;">
            <text:p/>
          </table:table-cell>
          <table:table-cell table:style-name="ce8" table:formula="of:=[.K9]&amp;&quot;&quot;">
            <text:p/>
          </table:table-cell>
          <table:table-cell table:style-name="ce8"/>
          <table:table-cell table:style-name="ce23" office:value-type="string" calcext:value-type="string">
            <text:p>玉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ポーン</text:p>
          </table:table-cell>
          <table:table-cell table:style-name="ce8" office:value-type="string" calcext:value-type="string">
            <text:p>♟兵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アンパッサン</text:p>
          </table:table-cell>
          <table:table-cell table:style-name="ce37" table:formula="of:=IFERROR(VLOOKUP([.A11];[cost.$A$1:.$E$46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3"/>
          <table:table-cell table:style-name="ce59" table:number-columns-repeated="8"/>
          <table:table-cell table:style-name="ce57" table:number-columns-repeated="3"/>
          <table:table-cell table:number-columns-repeated="1000"/>
        </table:table-row>
        <table:table-row table:style-name="ro5">
          <table:table-cell table:style-name="ce8" office:value-type="string" calcext:value-type="string">
            <text:p>騎</text:p>
          </table:table-cell>
          <table:table-cell table:style-name="ce8" office:value-type="string" calcext:value-type="string">
            <text:p>ナイト</text:p>
          </table:table-cell>
          <table:table-cell table:style-name="ce8" office:value-type="string" calcext:value-type="string">
            <text:p>♞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12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聖</text:p>
          </table:table-cell>
          <table:table-cell table:style-name="ce8" office:value-type="string" calcext:value-type="string">
            <text:p>ビショップ</text:p>
          </table:table-cell>
          <table:table-cell table:style-name="ce8" office:value-type="string" calcext:value-type="string">
            <text:p>♝聖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13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塔</text:p>
          </table:table-cell>
          <table:table-cell table:style-name="ce8" office:value-type="string" calcext:value-type="string">
            <text:p>ルーク</text:p>
          </table:table-cell>
          <table:table-cell table:style-name="ce8" office:value-type="string" calcext:value-type="string">
            <text:p>♜塔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キャスリング塔</text:p>
          </table:table-cell>
          <table:table-cell table:style-name="ce37" table:formula="of:=IFERROR(VLOOKUP([.A14];[cost.$A$1:.$E$46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后</text:p>
          </table:table-cell>
          <table:table-cell table:style-name="ce8" office:value-type="string" calcext:value-type="string">
            <text:p>クイーン</text:p>
          </table:table-cell>
          <table:table-cell table:style-name="ce8" office:value-type="string" calcext:value-type="string">
            <text:p>♛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15];[cost.$A$1:.$E$46];5;0);0)" office:value-type="float" office:value="36" calcext:value-type="float">
            <text:p>36</text:p>
          </table:table-cell>
          <table:table-cell table:style-name="ce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ング</text:p>
          </table:table-cell>
          <table:table-cell table:style-name="ce8" office:value-type="string" calcext:value-type="string">
            <text:p>♚王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ャスリング王</text:p>
          </table:table-cell>
          <table:table-cell table:style-name="ce37" table:formula="of:=IFERROR(VLOOKUP([.A16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帝</text:p>
          </table:table-cell>
          <table:table-cell table:style-name="ce8" table:formula="of:=[.B16]&amp;&quot;&quot;" office:value-type="string" office:string-value="キング" calcext:value-type="string">
            <text:p>キング</text:p>
          </table:table-cell>
          <table:table-cell table:style-name="ce8" office:value-type="string" calcext:value-type="string">
            <text:p>♔王</text:p>
          </table:table-cell>
          <table:table-cell table:style-name="ce8" table:formula="of:=[.D16]&amp;&quot;&quot;" office:value-type="string" office:string-value="チェス" calcext:value-type="string">
            <text:p>チェス</text:p>
          </table:table-cell>
          <table:table-cell table:style-name="ce8" table:formula="of:=[.E16]&amp;&quot;&quot;" office:value-type="string" office:string-value="王" calcext:value-type="string">
            <text:p>王</text:p>
          </table:table-cell>
          <table:table-cell table:style-name="ce8" table:formula="of:=[.F16]&amp;&quot;&quot;" office:value-type="string" office:string-value="キャスリング王" calcext:value-type="string">
            <text:p>キャスリング王</text:p>
          </table:table-cell>
          <table:table-cell table:style-name="ce37" table:formula="of:=[.G16]&amp;&quot;&quot;" office:value-type="string" office:string-value="0" calcext:value-type="string">
            <text:p>0</text:p>
          </table:table-cell>
          <table:table-cell table:style-name="ce8" table:formula="of:=[.H16]&amp;&quot;&quot;" office:value-type="string" office:string-value="・・・・・・・&#10;・・・・・・・&#10;・・○○○・・&#10;・・○王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8" table:formula="of:=[.I16]&amp;&quot;&quot;">
            <text:p/>
          </table:table-cell>
          <table:table-cell table:style-name="ce8" table:formula="of:=[.J16]&amp;&quot;&quot;">
            <text:p/>
          </table:table-cell>
          <table:table-cell table:style-name="ce8" table:formula="of:=[.K16]&amp;&quot;&quot;">
            <text:p/>
          </table:table-cell>
          <table:table-cell table:style-name="ce8"/>
          <table:table-cell table:style-name="ce23" office:value-type="string" calcext:value-type="string">
            <text:p>王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○卒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18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炮</text:p>
          </table:table-cell>
          <table:table-cell table:style-name="ce8" office:value-type="string" calcext:value-type="string">
            <text:p>○炮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炮制限</text:p>
          </table:table-cell>
          <table:table-cell table:style-name="ce37" table:formula="of:=IFERROR(VLOOKUP([.A19];[cost.$A$1:.$E$46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包───</text:p>
            <text:p>・・・│・・・</text:p>
            <text:p>・・・│・・・</text:p>
            <text:p>・・・│・・・</text:p>
          </table:table-cell>
          <table:table-cell table:style-name="ce8" office:value-type="string" calcext:value-type="string">
            <text:p><text:span text:style-name="T4">・・・＋</text:span>・・・</text:p>
            <text:p><text:span text:style-name="T4">・・・＋</text:span>・・・</text:p>
            <text:p><text:span text:style-name="T4">・・・＋・・・＋＋＋包＋＋＋</text:span></text:p>
            <text:p><text:span text:style-name="T4">・・・＋</text:span>・・・</text:p>
            <text:p><text:span text:style-name="T4">・・・＋</text:span>・・・</text:p>
            <text:p><text:span text:style-name="T4">・・・＋</text:span>・・・</text:p>
          </table:table-cell>
          <table:table-cell table:style-name="ce23" table:number-columns-repeated="4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馮</text:p>
          </table:table-cell>
          <table:table-cell table:style-name="ce8" office:value-type="string" calcext:value-type="string">
            <text:p>傌</text:p>
          </table:table-cell>
          <table:table-cell table:style-name="ce8" office:value-type="string" calcext:value-type="string">
            <text:p>○傌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0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相</text:p>
          </table:table-cell>
          <table:table-cell table:style-name="ce8" office:value-type="string" calcext:value-type="string">
            <text:p>○相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中央越え禁止</text:p>
          </table:table-cell>
          <table:table-cell table:style-name="ce37" table:formula="of:=IFERROR(VLOOKUP([.A21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俥</text:p>
          </table:table-cell>
          <table:table-cell table:style-name="ce8" office:value-type="string" calcext:value-type="string">
            <text:p>○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22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仕</text:p>
          </table:table-cell>
          <table:table-cell table:style-name="ce8" office:value-type="string" calcext:value-type="string">
            <text:p>○仕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九宮外禁止</text:p>
          </table:table-cell>
          <table:table-cell table:style-name="ce37" table:formula="of:=IFERROR(VLOOKUP([.A23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帥</text:p>
          </table:table-cell>
          <table:table-cell table:style-name="ce8" office:value-type="string" calcext:value-type="string">
            <text:p>⊕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九宮外禁止</text:p>
            <text:p>王不見王</text:p>
          </table:table-cell>
          <table:table-cell table:style-name="ce37" table:formula="of:=IFERROR(VLOOKUP([.A24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將</text:p>
          </table:table-cell>
          <table:table-cell table:style-name="ce8" table:formula="of:=[.B24]&amp;&quot;&quot;" office:value-type="string" office:string-value="帥" calcext:value-type="string">
            <text:p>帥</text:p>
          </table:table-cell>
          <table:table-cell table:style-name="ce8" office:value-type="string" calcext:value-type="string">
            <text:p>⊕將</text:p>
          </table:table-cell>
          <table:table-cell table:style-name="ce8" table:formula="of:=[.D24]&amp;&quot;&quot;" office:value-type="string" office:string-value="シャンチー" calcext:value-type="string">
            <text:p>シャンチー</text:p>
          </table:table-cell>
          <table:table-cell table:style-name="ce8" table:formula="of:=[.E24]&amp;&quot;&quot;" office:value-type="string" office:string-value="王" calcext:value-type="string">
            <text:p>王</text:p>
          </table:table-cell>
          <table:table-cell table:style-name="ce8" table:formula="of:=[.F24]&amp;&quot;&quot;" office:value-type="string" office:string-value="九宮外禁止&#10;王不見王" calcext:value-type="string">
            <text:p>九宮外禁止</text:p>
            <text:p>王不見王</text:p>
          </table:table-cell>
          <table:table-cell table:style-name="ce37" table:formula="of:=[.G24]&amp;&quot;&quot;" office:value-type="string" office:string-value="0" calcext:value-type="string">
            <text:p>0</text:p>
          </table:table-cell>
          <table:table-cell table:style-name="ce8" table:formula="of:=[.H24]&amp;&quot;&quot;" office:value-type="string" office:string-value="・・・・・・・&#10;・・・・・・・&#10;・・・○・・・&#10;・・○帥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8" table:formula="of:=[.I24]&amp;&quot;&quot;">
            <text:p/>
          </table:table-cell>
          <table:table-cell table:style-name="ce8" table:formula="of:=[.J24]&amp;&quot;&quot;">
            <text:p/>
          </table:table-cell>
          <table:table-cell table:style-name="ce8" table:formula="of:=[.K24]&amp;&quot;&quot;">
            <text:p/>
          </table:table-cell>
          <table:table-cell table:style-name="ce8"/>
          <table:table-cell table:style-name="ce23" office:value-type="string" calcext:value-type="string">
            <text:p>帥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卆</text:p>
          </table:table-cell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⬡卆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26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包</text:p>
          </table:table-cell>
          <table:table-cell table:style-name="ce8" office:value-type="string" calcext:value-type="string">
            <text:p>⬡包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27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＋・・・</text:p>
            <text:p>・・・＋・・・</text:p>
            <text:p>・・・＋・・・</text:p>
            <text:p>＋＋＋包＋＋＋</text:p>
            <text:p>・・・＋・・・</text:p>
            <text:p>・・・＋・・・</text:p>
            <text:p>・・・＋・・・</text:p>
          </table:table-cell>
          <table:table-cell table:style-name="ce23" table:number-columns-repeated="2"/>
          <table:table-cell table:style-name="ce8" office:value-type="string" calcext:value-type="string">
            <text:p>＋・・・・・＋</text:p>
            <text:p>・＋・・・＋・</text:p>
            <text:p>・・＋・＋・・</text:p>
            <text:p>・・・卆・・・</text:p>
            <text:p>・・＋・＋・・</text:p>
            <text:p>・＋・・・＋・</text:p>
            <text:p>＋・・・・・＋</text:p>
          </table:table-cell>
          <table:table-cell table:style-name="ce23" table:number-columns-repeated="2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馭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⬡马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8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象</text:p>
          </table:table-cell>
          <table:table-cell table:style-name="ce8" office:value-type="string" calcext:value-type="string">
            <text:p>⬡象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29];[cost.$A$1:.$E$46];5;0);0)" office:value-type="float" office:value="5" calcext:value-type="float">
            <text:p>5</text:p>
          </table:table-cell>
          <table:table-cell table:style-name="ce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3"/>
          <table:table-cell table:style-name="ce5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車</text:p>
          </table:table-cell>
          <table:table-cell table:style-name="ce8" office:value-type="string" calcext:value-type="string">
            <text:p>⬡車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0];[cost.$A$1:.$E$46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2"/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車・・・</text:p>
            <text:p>・・／・＼・・</text:p>
            <text:p>・／・・・＼・</text:p>
            <text:p>／・・・・・＼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士</text:p>
          </table:table-cell>
          <table:table-cell table:style-name="ce8" office:value-type="string" calcext:value-type="string">
            <text:p>⬡士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1];[cost.$A$1:.$E$46];5;0);0)" office:value-type="float" office:value="5" calcext:value-type="float">
            <text:p>5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number-columns-repeated="2" table:style-name="ce8" office:value-type="string" calcext:value-type="string">
            <text:p>楚</text:p>
          </table:table-cell>
          <table:table-cell table:style-name="ce8" office:value-type="string" calcext:value-type="string">
            <text:p>⏣楚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王</text:p>
          </table:table-cell>
          <table:table-cell table:style-name="ce8"/>
          <table:table-cell table:style-name="ce37" table:formula="of:=IFERROR(VLOOKUP([.A32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漢</text:p>
          </table:table-cell>
          <table:table-cell table:style-name="ce8" table:formula="of:=[.B32]&amp;&quot;&quot;" office:value-type="string" office:string-value="楚" calcext:value-type="string">
            <text:p>楚</text:p>
          </table:table-cell>
          <table:table-cell table:style-name="ce8" office:value-type="string" calcext:value-type="string">
            <text:p>⏣漢</text:p>
          </table:table-cell>
          <table:table-cell table:style-name="ce8" table:formula="of:=[.D32]&amp;&quot;&quot;" office:value-type="string" office:string-value="チャンギ" calcext:value-type="string">
            <text:p>チャンギ</text:p>
          </table:table-cell>
          <table:table-cell table:style-name="ce8" table:formula="of:=[.E32]&amp;&quot;&quot;" office:value-type="string" office:string-value="王" calcext:value-type="string">
            <text:p>王</text:p>
          </table:table-cell>
          <table:table-cell table:style-name="ce8" table:formula="of:=[.F32]&amp;&quot;&quot;">
            <text:p/>
          </table:table-cell>
          <table:table-cell table:style-name="ce37" table:formula="of:=[.G32]&amp;&quot;&quot;" office:value-type="string" office:string-value="0" calcext:value-type="string">
            <text:p>0</text:p>
          </table:table-cell>
          <table:table-cell table:style-name="ce8" table:formula="of:=[.H32]&amp;&quot;&quot;" office:value-type="string" office:string-value="・・・・・・・&#10;・・・・・・・&#10;・・・○・・・&#10;・・○楚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8" table:formula="of:=[.I32]&amp;&quot;&quot;">
            <text:p/>
          </table:table-cell>
          <table:table-cell table:style-name="ce8" table:formula="of:=[.J32]&amp;&quot;&quot;">
            <text:p/>
          </table:table-cell>
          <table:table-cell table:style-name="ce8" table:formula="of:=[.K32]&amp;&quot;&quot;" office:value-type="string" office:string-value="・・・・・・・&#10;・・・・・・・&#10;・・○・○・・&#10;・・・楚・・・&#10;・・○・○・・&#10;・・・・・・・&#10;・・・・・・・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 office:value-type="string" calcext:value-type="string">
            <text:p>楚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貝</text:p>
          </table:table-cell>
          <table:table-cell table:style-name="ce8" office:value-type="string" calcext:value-type="string">
            <text:p>ビア</text:p>
          </table:table-cell>
          <table:table-cell table:style-name="ce8" office:value-type="string" calcext:value-type="string">
            <text:p>⛂貝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34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54" table:number-columns-repeated="2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瑪</text:p>
          </table:table-cell>
          <table:table-cell table:style-name="ce8" office:value-type="string" calcext:value-type="string">
            <text:p>マー</text:p>
          </table:table-cell>
          <table:table-cell table:style-name="ce8" office:value-type="string" calcext:value-type="string">
            <text:p>🐴瑪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35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根</text:p>
          </table:table-cell>
          <table:table-cell table:style-name="ce8" office:value-type="string" calcext:value-type="string">
            <text:p>コーン</text:p>
          </table:table-cell>
          <table:table-cell table:style-name="ce8" office:value-type="string" calcext:value-type="string">
            <text:p>Δ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36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船</text:p>
          </table:table-cell>
          <table:table-cell table:style-name="ce8" office:value-type="string" calcext:value-type="string">
            <text:p>ルアー</text:p>
          </table:table-cell>
          <table:table-cell table:style-name="ce8" office:value-type="string" calcext:value-type="string">
            <text:p>⯊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37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種</text:p>
          </table:table-cell>
          <table:table-cell table:style-name="ce8" office:value-type="string" calcext:value-type="string">
            <text:p>メット</text:p>
          </table:table-cell>
          <table:table-cell table:style-name="ce8" office:value-type="string" calcext:value-type="string">
            <text:p>▴種</text:p>
          </table:table-cell>
          <table:table-cell table:style-name="ce8"/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8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23"/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君</text:p>
          </table:table-cell>
          <table:table-cell table:style-name="ce8" office:value-type="string" calcext:value-type="string">
            <text:p>クン</text:p>
          </table:table-cell>
          <table:table-cell table:style-name="ce8" office:value-type="string" calcext:value-type="string">
            <text:p>▲君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引き分け規定</text:p>
          </table:table-cell>
          <table:table-cell table:style-name="ce37" table:formula="of:=IFERROR(VLOOKUP([.A39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公</text:p>
          </table:table-cell>
          <table:table-cell table:style-name="ce8" table:formula="of:=[.B39]&amp;&quot;&quot;" office:value-type="string" office:string-value="クン" calcext:value-type="string">
            <text:p>クン</text:p>
          </table:table-cell>
          <table:table-cell table:style-name="ce8" office:value-type="string" calcext:value-type="string">
            <text:p>△君</text:p>
          </table:table-cell>
          <table:table-cell table:style-name="ce8" table:formula="of:=[.D39]&amp;&quot;&quot;" office:value-type="string" office:string-value="マークルック" calcext:value-type="string">
            <text:p>マークルック</text:p>
          </table:table-cell>
          <table:table-cell table:style-name="ce8" table:formula="of:=[.E39]&amp;&quot;&quot;" office:value-type="string" office:string-value="王" calcext:value-type="string">
            <text:p>王</text:p>
          </table:table-cell>
          <table:table-cell table:style-name="ce8" table:formula="of:=[.F39]&amp;&quot;&quot;" office:value-type="string" office:string-value="引き分け規定" calcext:value-type="string">
            <text:p>引き分け規定</text:p>
          </table:table-cell>
          <table:table-cell table:style-name="ce37" table:formula="of:=[.G39]&amp;&quot;&quot;" office:value-type="string" office:string-value="0" calcext:value-type="string">
            <text:p>0</text:p>
          </table:table-cell>
          <table:table-cell table:style-name="ce8" table:formula="of:=[.H39]&amp;&quot;&quot;" office:value-type="string" office:string-value="・・・・・・・&#10;・・・・・・・&#10;・・○○○・・&#10;・・○君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8" table:formula="of:=[.I39]&amp;&quot;&quot;">
            <text:p/>
          </table:table-cell>
          <table:table-cell table:style-name="ce8" table:formula="of:=[.J39]&amp;&quot;&quot;">
            <text:p/>
          </table:table-cell>
          <table:table-cell table:style-name="ce8" table:formula="of:=[.K39]&amp;&quot;&quot;">
            <text:p/>
          </table:table-cell>
          <table:table-cell table:style-name="ce8"/>
          <table:table-cell table:style-name="ce23" office:value-type="string" calcext:value-type="string">
            <text:p>君</text:p>
          </table:table-cell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火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火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火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54"/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天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天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天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夭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夭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夭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木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木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木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禾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禾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禾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大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大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大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人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人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人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午</text:p>
          </table:table-cell>
          <table:table-cell table:style-name="ce8" office:value-type="string" calcext:value-type="string">
            <text:p>アシュワ</text:p>
          </table:table-cell>
          <table:table-cell table:style-name="ce8" office:value-type="string" calcext:value-type="string">
            <text:p>🐎午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48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午・・・</text:p>
            <text:p>・○・・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像</text:p>
          </table:table-cell>
          <table:table-cell table:style-name="ce8" office:value-type="string" calcext:value-type="string">
            <text:p>ガジャ</text:p>
          </table:table-cell>
          <table:table-cell table:style-name="ce8" office:value-type="string" calcext:value-type="string">
            <text:p>🐘像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49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<text:span text:style-name="T1">・○・・・○</text:span>・</text:p>
            <text:p>・・・・・・・</text:p>
            <text:p>・・・像・・・</text:p>
            <text:p>・・・・・・・</text:p>
            <text:p><text:span text:style-name="T1">・○・・・○</text:span>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舟</text:p>
          </table:table-cell>
          <table:table-cell table:style-name="ce8" office:value-type="string" calcext:value-type="string">
            <text:p>ローカ</text:p>
          </table:table-cell>
          <table:table-cell table:style-name="ce8" office:value-type="string" calcext:value-type="string">
            <text:p>⛵舟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50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<text:span text:style-name="T1">・○・・・○</text:span>・</text:p>
            <text:p>・・・・・・・</text:p>
            <text:p>・・・舟・・・</text:p>
            <text:p>・・・・・・・</text:p>
            <text:p><text:span text:style-name="T1">・○・・・○</text:span>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戦</text:p>
          </table:table-cell>
          <table:table-cell table:style-name="ce8" office:value-type="string" calcext:value-type="string">
            <text:p>ラタ</text:p>
          </table:table-cell>
          <table:table-cell table:style-name="ce8" office:value-type="string" calcext:value-type="string">
            <text:p>🛞戦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51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戦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4"/>
          <table:table-cell table:style-name="Default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豕</text:p>
          </table:table-cell>
          <table:table-cell table:style-name="ce8" office:value-type="string" calcext:value-type="string">
            <text:p>ハスティー</text:p>
          </table:table-cell>
          <table:table-cell table:style-name="ce8" office:value-type="string" calcext:value-type="string">
            <text:p>🐘豕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52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豕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臣</text:p>
          </table:table-cell>
          <table:table-cell table:style-name="ce8" office:value-type="string" calcext:value-type="string">
            <text:p>マントリ</text:p>
          </table:table-cell>
          <table:table-cell table:style-name="ce8" office:value-type="string" calcext:value-type="string">
            <text:p>⚔臣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53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臣・・・</text:p>
            <text:p>・・○・○・・</text:p>
            <text:p>・・・・・・・</text:p>
            <text:p>・・・・・・・</text:p>
          </table:table-cell>
          <table:table-cell table:style-name="ce23"/>
          <table:table-cell table:style-name="ce8"/>
          <table:table-cell table:style-name="ce23" table:number-columns-repeated="3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主</text:p>
          </table:table-cell>
          <table:table-cell table:style-name="ce8" office:value-type="string" calcext:value-type="string">
            <text:p>ラージャ</text:p>
          </table:table-cell>
          <table:table-cell table:style-name="ce8" office:value-type="string" calcext:value-type="string">
            <text:p>👑主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王</text:p>
          </table:table-cell>
          <table:table-cell table:style-name="ce8"/>
          <table:table-cell table:style-name="ce37" table:formula="of:=IFERROR(VLOOKUP([.A54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主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ひ</text:p>
          </table:table-cell>
          <table:table-cell table:style-name="ce8" office:value-type="string" calcext:value-type="string">
            <text:p>ひよこ</text:p>
          </table:table-cell>
          <table:table-cell table:style-name="ce8" office:value-type="string" calcext:value-type="string">
            <text:p>🐤ひ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5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ぞ</text:p>
          </table:table-cell>
          <table:table-cell table:style-name="ce8" office:value-type="string" calcext:value-type="string">
            <text:p>ぞう</text:p>
          </table:table-cell>
          <table:table-cell table:style-name="ce8" office:value-type="string" calcext:value-type="string">
            <text:p>🐘ぞ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6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き</text:p>
          </table:table-cell>
          <table:table-cell table:style-name="ce8" office:value-type="string" calcext:value-type="string">
            <text:p>きりん</text:p>
          </table:table-cell>
          <table:table-cell table:style-name="ce8" office:value-type="string" calcext:value-type="string">
            <text:p>🦒き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7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8" office:value-type="string" calcext:value-type="string">
            <text:p>ラ</text:p>
          </table:table-cell>
          <table:table-cell table:style-name="ce8" office:value-type="string" calcext:value-type="string">
            <text:p>ライオン</text:p>
          </table:table-cell>
          <table:table-cell table:style-name="ce8" office:value-type="string" calcext:value-type="string">
            <text:p>🦁ラ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  <text:p>ルール緩和</text:p>
          </table:table-cell>
          <table:table-cell table:style-name="ce37" table:formula="of:=IFERROR(VLOOKUP([.A58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と金</text:p>
          </table:table-cell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59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歩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杏</text:p>
          </table:table-cell>
          <table:table-cell table:style-name="ce9" office:value-type="string" calcext:value-type="string">
            <text:p>成香</text:p>
          </table:table-cell>
          <table:table-cell table:style-name="ce9" office:value-type="string" calcext:value-type="string">
            <text:p>仝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0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香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圭</text:p>
          </table:table-cell>
          <table:table-cell table:style-name="ce9" office:value-type="string" calcext:value-type="string">
            <text:p>成桂</text:p>
          </table:table-cell>
          <table:table-cell table:style-name="ce9" office:value-type="string" calcext:value-type="string">
            <text:p>今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1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桂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成銀</text:p>
          </table:table-cell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2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銀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馬</text:p>
          </table:table-cell>
          <table:table-cell table:number-columns-repeated="2" table:style-name="ce9" office:value-type="string" calcext:value-type="string">
            <text:p>龍馬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3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竜</text:p>
          </table:table-cell>
          <table:table-cell table:number-columns-repeated="2" table:style-name="ce9" office:value-type="string" calcext:value-type="string">
            <text:p>龍王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4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飛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妃</text:p>
          </table:table-cell>
          <table:table-cell table:style-name="ce9" office:value-type="string" calcext:value-type="string">
            <text:p>Pクイーン</text:p>
          </table:table-cell>
          <table:table-cell table:style-name="ce36" office:value-type="string" calcext:value-type="string">
            <text:p>♕妃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5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騏</text:p>
          </table:table-cell>
          <table:table-cell table:style-name="ce9" office:value-type="string" calcext:value-type="string">
            <text:p>Pナイト</text:p>
          </table:table-cell>
          <table:table-cell table:style-name="ce9" office:value-type="string" calcext:value-type="string">
            <text:p>♘騏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6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僧</text:p>
          </table:table-cell>
          <table:table-cell table:style-name="ce9" office:value-type="string" calcext:value-type="string">
            <text:p>Pビショップ</text:p>
          </table:table-cell>
          <table:table-cell table:style-name="ce9" office:value-type="string" calcext:value-type="string">
            <text:p>♗僧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7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城</text:p>
          </table:table-cell>
          <table:table-cell table:style-name="ce9" office:value-type="string" calcext:value-type="string">
            <text:p>Pルーク</text:p>
          </table:table-cell>
          <table:table-cell table:style-name="ce36" office:value-type="string" calcext:value-type="string">
            <text:p>♖城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8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率</text:p>
          </table:table-cell>
          <table:table-cell table:style-name="ce9" office:value-type="string" calcext:value-type="string">
            <text:p>成兵</text:p>
          </table:table-cell>
          <table:table-cell table:style-name="ce36" office:value-type="string" calcext:value-type="string">
            <text:p>⊖率</text:p>
          </table:table-cell>
          <table:table-cell table:style-name="ce9" office:value-type="string" calcext:value-type="string">
            <text:p>シャンチー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9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貴</text:p>
          </table:table-cell>
          <table:table-cell table:style-name="ce9" office:value-type="string" calcext:value-type="string">
            <text:p>ビアガーイ</text:p>
          </table:table-cell>
          <table:table-cell table:style-name="ce36" office:value-type="string" calcext:value-type="string">
            <text:p>⛀貴</text:p>
          </table:table-cell>
          <table:table-cell table:style-name="ce9" office:value-type="string" calcext:value-type="string">
            <text:p>マークルック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70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貝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5">
          <table:table-cell table:style-name="ce9" office:value-type="string" calcext:value-type="string">
            <text:p>杵</text:p>
          </table:table-cell>
          <table:table-cell table:style-name="ce9" office:value-type="string" calcext:value-type="string">
            <text:p>Pアシュワ</text:p>
          </table:table-cell>
          <table:table-cell table:style-name="ce9" office:value-type="string" calcext:value-type="string">
            <text:p>🐎杵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1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○・○・・</text:p>
            <text:p>・○・・・○・</text:p>
            <text:p><text:span text:style-name="T2">・・・杵</text:span>・・・</text:p>
            <text:p>・○・・・○・</text:p>
            <text:p>・・○・○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公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橡</text:p>
          </table:table-cell>
          <table:table-cell table:style-name="ce9" office:value-type="string" calcext:value-type="string">
            <text:p>Pガジャ</text:p>
          </table:table-cell>
          <table:table-cell table:style-name="ce9" office:value-type="string" calcext:value-type="string">
            <text:p>🐘橡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2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<text:span text:style-name="T3">・○・・・○</text:span>・</text:p>
            <text:p>・・・・・・・</text:p>
            <text:p><text:span text:style-name="T2">・・・橡</text:span>・・・</text:p>
            <text:p>・・・・・・・</text:p>
            <text:p><text:span text:style-name="T3">・○・・・○</text:span>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火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舶</text:p>
          </table:table-cell>
          <table:table-cell table:style-name="ce9" office:value-type="string" calcext:value-type="string">
            <text:p>Pローカ</text:p>
          </table:table-cell>
          <table:table-cell table:style-name="ce9" office:value-type="string" calcext:value-type="string">
            <text:p>⛵舶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3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<text:span text:style-name="T3">・○・・・○</text:span>・</text:p>
            <text:p>・・・・・・・</text:p>
            <text:p><text:span text:style-name="T2">・・・舶</text:span>・・・</text:p>
            <text:p>・・・・・・・</text:p>
            <text:p><text:span text:style-name="T3">・○・・・○</text:span>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天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戰</text:p>
          </table:table-cell>
          <table:table-cell table:style-name="ce9" office:value-type="string" calcext:value-type="string">
            <text:p>Pラタ</text:p>
          </table:table-cell>
          <table:table-cell table:style-name="ce9" office:value-type="string" calcext:value-type="string">
            <text:p>🛞戰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4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<text:span text:style-name="T2">───戰</text:span>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夭</text:p>
          </table:table-cell>
          <table:table-cell table:style-name="ce22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豪</text:p>
          </table:table-cell>
          <table:table-cell table:style-name="ce9" office:value-type="string" calcext:value-type="string">
            <text:p>Pハスティー</text:p>
          </table:table-cell>
          <table:table-cell table:style-name="ce9" office:value-type="string" calcext:value-type="string">
            <text:p>🐘豪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5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<text:span text:style-name="T2">───豪</text:span>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木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巨</text:p>
          </table:table-cell>
          <table:table-cell table:style-name="ce9" office:value-type="string" calcext:value-type="string">
            <text:p>Pマントリ</text:p>
          </table:table-cell>
          <table:table-cell table:style-name="ce9" office:value-type="string" calcext:value-type="string">
            <text:p>⚔巨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6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・○・・</text:p>
            <text:p><text:span text:style-name="T2">・・・巨</text:span>・・・</text:p>
            <text:p>・・○・○・・</text:p>
            <text:p>・・・・・・・</text:p>
            <text:p>・・・・・・・</text:p>
          </table:table-cell>
          <table:table-cell table:style-name="ce36"/>
          <table:table-cell table:style-name="ce9"/>
          <table:table-cell table:style-name="ce36"/>
          <table:table-cell table:style-name="ce36" office:value-type="string" calcext:value-type="string">
            <text:p>禾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柱</text:p>
          </table:table-cell>
          <table:table-cell table:style-name="ce9" office:value-type="string" calcext:value-type="string">
            <text:p>Pラージャ</text:p>
          </table:table-cell>
          <table:table-cell table:style-name="ce9" office:value-type="string" calcext:value-type="string">
            <text:p>👑柱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7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<text:span text:style-name="T2">・・○柱</text:span>○・・</text:p>
            <text:p>・・○○○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大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5">
          <table:table-cell table:style-name="ce9" office:value-type="string" calcext:value-type="string">
            <text:p>に</text:p>
          </table:table-cell>
          <table:table-cell table:style-name="ce9" office:value-type="string" calcext:value-type="string">
            <text:p>にわとり</text:p>
          </table:table-cell>
          <table:table-cell table:style-name="ce36" office:value-type="string" calcext:value-type="string">
            <text:p>🐔に</text:p>
          </table:table-cell>
          <table:table-cell table:style-name="ce9" office:value-type="string" calcext:value-type="string">
            <text:p>どうぶつしょうぎ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78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人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4" table:number-rows-repeated="938">
          <table:table-cell table:style-name="ce23" table:number-columns-repeated="6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4" table:number-rows-repeated="5">
          <table:table-cell table:style-name="ce23" table:number-columns-repeated="2"/>
          <table:table-cell/>
          <table:table-cell table:style-name="ce23" table:number-columns-repeated="3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4" table:number-rows-repeated="104754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list.$A$1" table:cell-range-address="$datas.$A$1:.$H$58"/>
        </table:named-expressions>
      </table:table>
      <table:table table:name="cost" table:style-name="ta3">
        <office:forms form:automatic-focus="false" form:apply-design-mode="false"/>
        <table:table-column table:style-name="co17" table:number-columns-repeated="2" table:default-cell-style-name="ce41"/>
        <table:table-column table:style-name="co18" table:default-cell-style-name="ce41"/>
        <table:table-column table:style-name="co19" table:default-cell-style-name="ce41"/>
        <table:table-column table:style-name="co8" table:default-cell-style-name="ce41"/>
        <table:table-column table:style-name="co17" table:number-columns-repeated="3" table:default-cell-style-name="ce41"/>
        <table:table-column table:style-name="co20" table:number-columns-repeated="29" table:default-cell-style-name="ce41"/>
        <table:table-column table:style-name="co17" table:number-columns-repeated="987" table:default-cell-style-name="ce41"/>
        <table:table-row table:style-name="ro7">
          <table:table-cell table:style-name="ce542" table:number-columns-repeated="2"/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0"/>
          <table:table-cell table:style-name="ce40" office:value-type="string" calcext:value-type="string">
            <text:p>倍</text:p>
          </table:table-cell>
          <table:table-cell table:style-name="ce542"/>
          <table:table-cell table:style-name="ce42" office:value-type="string" calcext:value-type="string">
            <text:p>記</text:p>
          </table:table-cell>
          <table:table-cell table:style-name="ce42" office:value-type="string" calcext:value-type="string">
            <text:p>☖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2" office:value-type="string" calcext:value-type="string">
            <text:p>♙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2" office:value-type="string" calcext:value-type="string">
            <text:p>○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2" office:value-type="string" calcext:value-type="string">
            <text:p>⬡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2" office:value-type="string" calcext:value-type="string">
            <text:p>⛀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2" office:value-type="string" calcext:value-type="string">
            <text:p>⛀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0" office:value-type="string" calcext:value-type="string">
            <text:p>🐤</text:p>
          </table:table-cell>
          <table:table-cell table:style-name="ce42" office:value-type="string" calcext:value-type="string">
            <text:p>前</text:p>
          </table:table-cell>
          <table:table-cell table:style-name="ce42" office:value-type="string" calcext:value-type="string">
            <text:p>般</text:p>
          </table:table-cell>
          <table:table-cell table:style-name="ce45" office:value-type="string" calcext:value-type="string">
            <text:p>現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后</text:p>
          </table:table-cell>
          <table:table-cell table:style-name="ce42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8];2;0)" office:value-type="float" office:value="36" calcext:value-type="float">
            <text:p>36</text:p>
          </table:table-cell>
          <table:table-cell table:style-name="ce40" office:value-type="float" office:value="36" calcext:value-type="float">
            <text:p>36</text:p>
          </table:table-cell>
          <table:table-cell table:style-name="ce42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ce542"/>
          <table:table-cell table:style-name="ce42" office:value-type="string" calcext:value-type="string">
            <text:p>兵</text:p>
          </table:table-cell>
          <table:table-cell table:style-name="ce46" office:value-type="string" calcext:value-type="string">
            <text:p>歩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J2];[.$A$2:.$E$46];5;0);0)" office:value-type="float" office:value="3" calcext:value-type="float">
            <text:p>3</text:p>
          </table:table-cell>
          <table:table-cell table:style-name="ce46" office:value-type="string" calcext:value-type="string">
            <text:p>兵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N2];[.$A$2:.$E$46];5;0);0)" office:value-type="float" office:value="3" calcext:value-type="float">
            <text:p>3</text:p>
          </table:table-cell>
          <table:table-cell table:style-name="ce46" office:value-type="string" calcext:value-type="string">
            <text:p>卒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formula="of:=IFERROR(VLOOKUP([.R2];[.$A$2:.$E$46];5;0);0)" office:value-type="float" office:value="2" calcext:value-type="float">
            <text:p>2</text:p>
          </table:table-cell>
          <table:table-cell table:style-name="ce46" office:value-type="string" calcext:value-type="string">
            <text:p>卆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V2];[.$A$2:.$E$46];5;0);0)" office:value-type="float" office:value="4" calcext:value-type="float">
            <text:p>4</text:p>
          </table:table-cell>
          <table:table-cell table:style-name="ce46" office:value-type="string" calcext:value-type="string">
            <text:p>貝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formula="of:=IFERROR(VLOOKUP([.Z2];[.$A$2:.$E$46];5;0);0)" office:value-type="float" office:value="2" calcext:value-type="float">
            <text:p>2</text:p>
          </table:table-cell>
          <table:table-cell table:style-name="ce46" office:value-type="string" calcext:value-type="string">
            <text:p>人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AD2];[.$A$2:.$E$46];5;0);0)" office:value-type="float" office:value="2" calcext:value-type="float">
            <text:p>2</text:p>
          </table:table-cell>
          <table:table-cell table:style-name="ce40" office:value-type="string" calcext:value-type="string">
            <text:p>ひ</text:p>
          </table:table-cell>
          <table:table-cell table:style-name="ce42" office:value-type="string" calcext:value-type="string">
            <text:p>―</text:p>
          </table:table-cell>
          <table:table-cell table:style-name="ce47" office:value-type="float" office:value="2" calcext:value-type="float">
            <text:p>2</text:p>
          </table:table-cell>
          <table:table-cell table:style-name="ce42" table:formula="of:=IFERROR(VLOOKUP([.AH2];[.$A$2:.$E$46];5;0);0)" office:value-type="float" office:value="2" calcext:value-type="float">
            <text:p>2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飛</text:p>
          </table:table-cell>
          <table:table-cell table:style-name="ce42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8];2;0)" office:value-type="float" office:value="24" calcext:value-type="float">
            <text:p>24</text:p>
          </table:table-cell>
          <table:table-cell table:style-name="ce40" office:value-type="float" office:value="28" calcext:value-type="float">
            <text:p>28</text:p>
          </table:table-cell>
          <table:table-cell table:style-name="ce42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ce542"/>
          <table:table-cell table:style-name="ce42" office:value-type="string" calcext:value-type="string">
            <text:p>馬</text:p>
          </table:table-cell>
          <table:table-cell table:style-name="ce46" office:value-type="string" calcext:value-type="string">
            <text:p>桂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IFERROR(VLOOKUP([.J3];[.$A$2:.$E$46];5;0);0)" office:value-type="float" office:value="8" calcext:value-type="float">
            <text:p>8</text:p>
          </table:table-cell>
          <table:table-cell table:style-name="ce46" office:value-type="string" calcext:value-type="string">
            <text:p>騎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N3];[.$A$2:.$E$46];5;0);0)" office:value-type="float" office:value="14" calcext:value-type="float">
            <text:p>14</text:p>
          </table:table-cell>
          <table:table-cell table:style-name="ce46" office:value-type="string" calcext:value-type="string">
            <text:p>馮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IFERROR(VLOOKUP([.R3];[.$A$2:.$E$46];5;0);0)" office:value-type="float" office:value="8" calcext:value-type="float">
            <text:p>8</text:p>
          </table:table-cell>
          <table:table-cell table:style-name="ce46" office:value-type="string" calcext:value-type="string">
            <text:p>馭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formula="of:=IFERROR(VLOOKUP([.V3];[.$A$2:.$E$46];5;0);0)" office:value-type="float" office:value="8" calcext:value-type="float">
            <text:p>8</text:p>
          </table:table-cell>
          <table:table-cell table:style-name="ce46" office:value-type="string" calcext:value-type="string">
            <text:p>瑪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Z3];[.$A$2:.$E$46];5;0);0)" office:value-type="float" office:value="14" calcext:value-type="float">
            <text:p>14</text:p>
          </table:table-cell>
          <table:table-cell table:style-name="ce46" office:value-type="string" calcext:value-type="string">
            <text:p>午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AD3];[.$A$2:.$E$46];5;0);0)" office:value-type="float" office:value="14" calcext:value-type="float">
            <text:p>14</text:p>
          </table:table-cell>
          <table:table-cell table:style-name="ce40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AH3];[.$A$2:.$E$46];5;0);0)" office:value-type="float" office:value="0" calcext:value-type="float">
            <text:p>0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塔</text:p>
          </table:table-cell>
          <table:table-cell table:style-name="ce42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4]*VLOOKUP([.B4];[.$F$2:.$G$8];2;0)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2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ce542"/>
          <table:table-cell table:style-name="ce42" office:value-type="string" calcext:value-type="string">
            <text:p>象</text:p>
          </table:table-cell>
          <table:table-cell table:style-name="ce46" office:value-type="string" calcext:value-type="string">
            <text:p>銀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IFERROR(VLOOKUP([.J4];[.$A$2:.$E$46];5;0);0)" office:value-type="float" office:value="12" calcext:value-type="float">
            <text:p>12</text:p>
          </table:table-cell>
          <table:table-cell table:style-name="ce46" office:value-type="string" calcext:value-type="string">
            <text:p>聖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N4];[.$A$2:.$E$46];5;0);0)" office:value-type="float" office:value="14" calcext:value-type="float">
            <text:p>14</text:p>
          </table:table-cell>
          <table:table-cell table:style-name="ce46" office:value-type="string" calcext:value-type="string">
            <text:p>相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IFERROR(VLOOKUP([.R4];[.$A$2:.$E$46];5;0);0)" office:value-type="float" office:value="4" calcext:value-type="float">
            <text:p>4</text:p>
          </table:table-cell>
          <table:table-cell table:style-name="ce46" office:value-type="string" calcext:value-type="string">
            <text:p>象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formula="of:=IFERROR(VLOOKUP([.V4];[.$A$2:.$E$46];5;0);0)" office:value-type="float" office:value="5" calcext:value-type="float">
            <text:p>5</text:p>
          </table:table-cell>
          <table:table-cell table:style-name="ce46" office:value-type="string" calcext:value-type="string">
            <text:p>根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formula="of:=IFERROR(VLOOKUP([.Z4];[.$A$2:.$E$46];5;0);0)" office:value-type="float" office:value="10" calcext:value-type="float">
            <text:p>10</text:p>
          </table:table-cell>
          <table:table-cell table:style-name="ce46" office:value-type="string" calcext:value-type="string">
            <text:p>像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AD4];[.$A$2:.$E$46];5;0);0)" office:value-type="float" office:value="10" calcext:value-type="float">
            <text:p>10</text:p>
          </table:table-cell>
          <table:table-cell table:style-name="ce40" office:value-type="string" calcext:value-type="string">
            <text:p>ぞ</text:p>
          </table:table-cell>
          <table:table-cell table:style-name="ce42" office:value-type="string" calcext:value-type="string">
            <text:p>―</text:p>
          </table:table-cell>
          <table:table-cell table:style-name="ce47" office:value-type="float" office:value="8" calcext:value-type="float">
            <text:p>8</text:p>
          </table:table-cell>
          <table:table-cell table:style-name="ce42" table:formula="of:=IFERROR(VLOOKUP([.AH4];[.$A$2:.$E$46];5;0);0)" office:value-type="float" office:value="7" calcext:value-type="float">
            <text:p>7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車</text:p>
          </table:table-cell>
          <table:table-cell table:style-name="ce42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8];2;0)" office:value-type="float" office:value="19.5" calcext:value-type="float">
            <text:p>19.5</text:p>
          </table:table-cell>
          <table:table-cell table:style-name="ce40" office:value-type="float" office:value="22" calcext:value-type="float">
            <text:p>22</text:p>
          </table:table-cell>
          <table:table-cell table:style-name="ce42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ce542"/>
          <table:table-cell table:style-name="ce42"/>
          <table:table-cell table:style-name="ce46" office:value-type="string" calcext:value-type="string">
            <text:p>角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formula="of:=IFERROR(VLOOKUP([.J5];[.$A$2:.$E$46];5;0);0)" office:value-type="float" office:value="18" calcext:value-type="float">
            <text:p>18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N5];[.$A$2:.$E$46];5;0);0)" office:value-type="float" office:value="0" calcext:value-type="float">
            <text:p>0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R5];[.$A$2:.$E$46];5;0);0)" office:value-type="float" office:value="0" calcext:value-type="float">
            <text:p>0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V5];[.$A$2:.$E$46];5;0);0)" office:value-type="float" office:value="0" calcext:value-type="float">
            <text:p>0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Z5];[.$A$2:.$E$46];5;0);0)" office:value-type="float" office:value="0" calcext:value-type="float">
            <text:p>0</text:p>
          </table:table-cell>
          <table:table-cell table:style-name="ce42" office:value-type="string" calcext:value-type="string">
            <text:p>舟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AD5];[.$A$2:.$E$46];5;0);0)" office:value-type="float" office:value="10" calcext:value-type="float">
            <text:p>10</text:p>
          </table:table-cell>
          <table:table-cell table:style-name="ce40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AH5];[.$A$2:.$E$46];5;0);0)" office:value-type="float" office:value="0" calcext:value-type="float">
            <text:p>0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俥</text:p>
          </table:table-cell>
          <table:table-cell table:style-name="ce42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6]*VLOOKUP([.B6];[.$F$2:.$G$8];2;0)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2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ce542"/>
          <table:table-cell table:style-name="ce42" office:value-type="string" calcext:value-type="string">
            <text:p>車</text:p>
          </table:table-cell>
          <table:table-cell table:style-name="ce46" office:value-type="string" calcext:value-type="string">
            <text:p>香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formula="of:=IFERROR(VLOOKUP([.J6];[.$A$2:.$E$46];5;0);0)" office:value-type="float" office:value="7" calcext:value-type="float">
            <text:p>7</text:p>
          </table:table-cell>
          <table:table-cell table:style-name="ce46" office:value-type="string" calcext:value-type="string">
            <text:p>塔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IFERROR(VLOOKUP([.N6];[.$A$2:.$E$46];5;0);0)" office:value-type="float" office:value="22" calcext:value-type="float">
            <text:p>22</text:p>
          </table:table-cell>
          <table:table-cell table:style-name="ce46" office:value-type="string" calcext:value-type="string">
            <text:p>俥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formula="of:=IFERROR(VLOOKUP([.R6];[.$A$2:.$E$46];5;0);0)" office:value-type="float" office:value="20" calcext:value-type="float">
            <text:p>20</text:p>
          </table:table-cell>
          <table:table-cell table:style-name="ce46" office:value-type="string" calcext:value-type="string">
            <text:p>車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formula="of:=IFERROR(VLOOKUP([.V6];[.$A$2:.$E$46];5;0);0)" office:value-type="float" office:value="22" calcext:value-type="float">
            <text:p>22</text:p>
          </table:table-cell>
          <table:table-cell table:style-name="ce46" office:value-type="string" calcext:value-type="string">
            <text:p>船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IFERROR(VLOOKUP([.Z6];[.$A$2:.$E$46];5;0);0)" office:value-type="float" office:value="20" calcext:value-type="float">
            <text:p>20</text:p>
          </table:table-cell>
          <table:table-cell table:style-name="ce46" office:value-type="string" calcext:value-type="string">
            <text:p>戦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IFERROR(VLOOKUP([.AD6];[.$A$2:.$E$46];5;0);0)" office:value-type="float" office:value="20" calcext:value-type="float">
            <text:p>20</text:p>
          </table:table-cell>
          <table:table-cell table:style-name="ce40" office:value-type="string" calcext:value-type="string">
            <text:p>き</text:p>
          </table:table-cell>
          <table:table-cell table:style-name="ce42" office:value-type="string" calcext:value-type="string">
            <text:p>―</text:p>
          </table:table-cell>
          <table:table-cell table:style-name="ce47" office:value-type="float" office:value="8" calcext:value-type="float">
            <text:p>8</text:p>
          </table:table-cell>
          <table:table-cell table:style-name="ce42" table:formula="of:=IFERROR(VLOOKUP([.AH6];[.$A$2:.$E$46];5;0);0)" office:value-type="float" office:value="7" calcext:value-type="float">
            <text:p>7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船</text:p>
          </table:table-cell>
          <table:table-cell table:style-name="ce42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8];2;0)" office:value-type="float" office:value="20" calcext:value-type="float">
            <text:p>20</text:p>
          </table:table-cell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1" calcext:value-type="float">
            <text:p>1</text:p>
          </table:table-cell>
          <table:table-cell table:style-name="ce542"/>
          <table:table-cell table:style-name="ce42"/>
          <table:table-cell table:style-name="ce46" office:value-type="string" calcext:value-type="string">
            <text:p>飛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formula="of:=IFERROR(VLOOKUP([.J7];[.$A$2:.$E$46];5;0);0)" office:value-type="float" office:value="28" calcext:value-type="float">
            <text:p>28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N7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炮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formula="of:=IFERROR(VLOOKUP([.R7];[.$A$2:.$E$46];5;0);0)" office:value-type="float" office:value="12" calcext:value-type="float">
            <text:p>12</text:p>
          </table:table-cell>
          <table:table-cell table:style-name="ce46" office:value-type="string" calcext:value-type="string">
            <text:p>包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formula="of:=IFERROR(VLOOKUP([.V7];[.$A$2:.$E$46];5;0);0)" office:value-type="float" office:value="10" calcext:value-type="float">
            <text:p>10</text:p>
          </table:table-cell>
          <table:table-cell table:style-name="ce42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Z7];[.$A$2:.$E$46];5;0);0)" office:value-type="float" office:value="0" calcext:value-type="float">
            <text:p>0</text:p>
          </table:table-cell>
          <table:table-cell table:style-name="ce42" office:value-type="string" calcext:value-type="string">
            <text:p>豕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IFERROR(VLOOKUP([.AD7];[.$A$2:.$E$46];5;0);0)" office:value-type="float" office:value="20" calcext:value-type="float">
            <text:p>20</text:p>
          </table:table-cell>
          <table:table-cell table:style-name="ce40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AH7];[.$A$2:.$E$46];5;0);0)" office:value-type="float" office:value="0" calcext:value-type="float">
            <text:p>0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40" office:value-type="string" calcext:value-type="string">
            <text:p>戦</text:p>
          </table:table-cell>
          <table:table-cell table:style-name="ce44" office:value-type="string" calcext:value-type="string">
            <text:p>🗡</text:p>
          </table:table-cell>
          <table:table-cell table:style-name="ce42" office:value-type="float" office:value="20" calcext:value-type="float">
            <text:p>20</text:p>
          </table:table-cell>
          <table:table-cell table:formula="of:=[.C8]*VLOOKUP([.B8];[.$F$2:.$G$8];2;0)" office:value-type="float" office:value="20" calcext:value-type="float">
            <text:p>20</text:p>
          </table:table-cell>
          <table:table-cell table:style-name="ce40" office:value-type="float" office:value="20" calcext:value-type="float">
            <text:p>20</text:p>
          </table:table-cell>
          <table:table-cell table:style-name="ce42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ce542"/>
          <table:table-cell table:style-name="ce42" office:value-type="string" calcext:value-type="string">
            <text:p>臣</text:p>
          </table:table-cell>
          <table:table-cell table:style-name="ce46" office:value-type="string" calcext:value-type="string">
            <text:p>金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IFERROR(VLOOKUP([.J8];[.$A$2:.$E$46];5;0);0)" office:value-type="float" office:value="14" calcext:value-type="float">
            <text:p>14</text:p>
          </table:table-cell>
          <table:table-cell table:style-name="ce46" office:value-type="string" calcext:value-type="string">
            <text:p>后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formula="of:=IFERROR(VLOOKUP([.N8];[.$A$2:.$E$46];5;0);0)" office:value-type="float" office:value="36" calcext:value-type="float">
            <text:p>36</text:p>
          </table:table-cell>
          <table:table-cell table:style-name="ce46" office:value-type="string" calcext:value-type="string">
            <text:p>仕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IFERROR(VLOOKUP([.R8];[.$A$2:.$E$46];5;0);0)" office:value-type="float" office:value="4" calcext:value-type="float">
            <text:p>4</text:p>
          </table:table-cell>
          <table:table-cell table:style-name="ce46" office:value-type="string" calcext:value-type="string">
            <text:p>士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formula="of:=IFERROR(VLOOKUP([.V8];[.$A$2:.$E$46];5;0);0)" office:value-type="float" office:value="5" calcext:value-type="float">
            <text:p>5</text:p>
          </table:table-cell>
          <table:table-cell table:style-name="ce46" office:value-type="string" calcext:value-type="string">
            <text:p>種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IFERROR(VLOOKUP([.Z8];[.$A$2:.$E$46];5;0);0)" office:value-type="float" office:value="7" calcext:value-type="float">
            <text:p>7</text:p>
          </table:table-cell>
          <table:table-cell table:style-name="ce46" office:value-type="string" calcext:value-type="string">
            <text:p>臣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IFERROR(VLOOKUP([.AD8];[.$A$2:.$E$46];5;0);0)" office:value-type="float" office:value="7" calcext:value-type="float">
            <text:p>7</text:p>
          </table:table-cell>
          <table:table-cell table:style-name="ce40"/>
          <table:table-cell table:number-columns-repeated="2" table:style-name="ce42" office:value-type="string" calcext:value-type="string">
            <text:p>―</text:p>
          </table:table-cell>
          <table:table-cell table:style-name="ce42" table:formula="of:=IFERROR(VLOOKUP([.AH8];[.$A$2:.$E$46];5;0);0)" office:value-type="float" office:value="0" calcext:value-type="float">
            <text:p>0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40" office:value-type="string" calcext:value-type="string">
            <text:p>豕</text:p>
          </table:table-cell>
          <table:table-cell table:style-name="ce44" office:value-type="string" calcext:value-type="string">
            <text:p>🗡</text:p>
          </table:table-cell>
          <table:table-cell table:style-name="ce42" office:value-type="float" office:value="20" calcext:value-type="float">
            <text:p>20</text:p>
          </table:table-cell>
          <table:table-cell table:formula="of:=[.C9]*VLOOKUP([.B9];[.$F$2:.$G$8];2;0)" office:value-type="float" office:value="20" calcext:value-type="float">
            <text:p>20</text:p>
          </table:table-cell>
          <table:table-cell table:style-name="ce40" office:value-type="float" office:value="20" calcext:value-type="float">
            <text:p>20</text:p>
          </table:table-cell>
          <table:table-cell table:style-name="ce542" table:number-columns-repeated="3"/>
          <table:table-cell table:style-name="ce42" office:value-type="string" calcext:value-type="string">
            <text:p>王</text:p>
          </table:table-cell>
          <table:table-cell table:style-name="ce46" office:value-type="string" calcext:value-type="string">
            <text:p>玉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formula="of:=IFERROR(VLOOKUP([.J9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王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formula="of:=IFERROR(VLOOKUP([.N9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帥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formula="of:=IFERROR(VLOOKUP([.R9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楚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formula="of:=IFERROR(VLOOKUP([.V9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君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formula="of:=IFERROR(VLOOKUP([.Z9];[.$A$2:.$E$46];5;0);0)" office:value-type="float" office:value="0" calcext:value-type="float">
            <text:p>0</text:p>
          </table:table-cell>
          <table:table-cell table:style-name="ce46" office:value-type="string" calcext:value-type="string">
            <text:p>主</text:p>
          </table:table-cell>
          <table:table-cell table:style-name="ce42" office:value-type="string" calcext:value-type="string">
            <text:p>―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IFERROR(VLOOKUP([.AD9];[.$A$2:.$E$46];5;0);0)" office:value-type="float" office:value="0" calcext:value-type="float">
            <text:p>0</text:p>
          </table:table-cell>
          <table:table-cell table:style-name="ce40" office:value-type="string" calcext:value-type="string">
            <text:p>ラ</text:p>
          </table:table-cell>
          <table:table-cell table:style-name="ce42" office:value-type="string" calcext:value-type="string">
            <text:p>―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formula="of:=IFERROR(VLOOKUP([.AH9];[.$A$2:.$E$46];5;0);0)" office:value-type="float" office:value="0" calcext:value-type="float">
            <text:p>0</text:p>
          </table:table-cell>
          <table:table-cell table:style-name="ce40" table:number-columns-repeated="7"/>
          <table:table-cell table:number-columns-repeated="980"/>
        </table:table-row>
        <table:table-row table:style-name="ro7">
          <table:table-cell table:style-name="ce35" office:value-type="string" calcext:value-type="string">
            <text:p>角</text:p>
          </table:table-cell>
          <table:table-cell table:style-name="ce42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10]*VLOOKUP([.B10];[.$F$2:.$G$8];2;0)" office:value-type="float" office:value="19.2" calcext:value-type="float">
            <text:p>19.2</text:p>
          </table:table-cell>
          <table:table-cell table:style-name="ce40" office:value-type="float" office:value="18" calcext:value-type="float">
            <text:p>18</text:p>
          </table:table-cell>
          <table:table-cell table:style-name="ce542" table:number-columns-repeated="2"/>
          <table:table-cell table:style-name="ce40" table:number-columns-repeated="37"/>
          <table:table-cell table:number-columns-repeated="980"/>
        </table:table-row>
        <table:table-row table:style-name="ro7">
          <table:table-cell table:style-name="ce35" office:value-type="string" calcext:value-type="string">
            <text:p>聖</text:p>
          </table:table-cell>
          <table:table-cell table:style-name="ce42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8];2;0)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542" table:number-columns-repeated="2"/>
          <table:table-cell/>
          <table:table-cell table:style-name="ce42" office:value-type="string" calcext:value-type="string">
            <text:p>☖</text:p>
          </table:table-cell>
          <table:table-cell table:style-name="ce42"/>
          <table:table-cell table:style-name="ce42" table:formula="of:=SUM([.K12:.K20])" office:value-type="float" office:value="155" calcext:value-type="float">
            <text:p>155</text:p>
          </table:table-cell>
          <table:table-cell table:style-name="ce42" office:value-type="string" calcext:value-type="string">
            <text:p>♙</text:p>
          </table:table-cell>
          <table:table-cell table:style-name="ce42"/>
          <table:table-cell table:style-name="ce42" table:formula="of:=SUM([.N12:.N20])" office:value-type="float" office:value="160" calcext:value-type="float">
            <text:p>160</text:p>
          </table:table-cell>
          <table:table-cell table:style-name="ce42" office:value-type="string" calcext:value-type="string">
            <text:p>○</text:p>
          </table:table-cell>
          <table:table-cell table:style-name="ce42"/>
          <table:table-cell table:style-name="ce42" table:formula="of:=SUM([.Q12:.Q20])" office:value-type="float" office:value="106" calcext:value-type="float">
            <text:p>106</text:p>
          </table:table-cell>
          <table:table-cell table:style-name="ce42" office:value-type="string" calcext:value-type="string">
            <text:p>⬡</text:p>
          </table:table-cell>
          <table:table-cell table:style-name="ce42"/>
          <table:table-cell table:style-name="ce42" table:formula="of:=SUM([.T12:.T20])" office:value-type="float" office:value="120" calcext:value-type="float">
            <text:p>120</text:p>
          </table:table-cell>
          <table:table-cell table:style-name="ce40" office:value-type="string" calcext:value-type="string">
            <text:p>⛀</text:p>
          </table:table-cell>
          <table:table-cell table:style-name="ce40"/>
          <table:table-cell table:style-name="ce42" table:formula="of:=SUM([.W12:.W20])" office:value-type="float" office:value="111" calcext:value-type="float">
            <text:p>111</text:p>
          </table:table-cell>
          <table:table-cell table:style-name="ce40" office:value-type="string" calcext:value-type="string">
            <text:p>🐤</text:p>
          </table:table-cell>
          <table:table-cell table:style-name="ce40"/>
          <table:table-cell table:style-name="ce42" table:formula="of:=SUM([.Z12:.Z20])" office:value-type="float" office:value="16" calcext:value-type="float">
            <text:p>16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騎</text:p>
          </table:table-cell>
          <table:table-cell table:style-name="ce42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2]*VLOOKUP([.B12];[.$F$2:.$G$8];2;0)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542" table:number-columns-repeated="2"/>
          <table:table-cell/>
          <table:table-cell table:style-name="ce42" office:value-type="string" calcext:value-type="string">
            <text:p>歩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formula="of:=IFERROR(VLOOKUP([.I12];[.$A$2:.$E$46];5;0)*[.J12];0)" office:value-type="float" office:value="27" calcext:value-type="float">
            <text:p>27</text:p>
          </table:table-cell>
          <table:table-cell table:style-name="ce42" office:value-type="string" calcext:value-type="string">
            <text:p>兵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IFERROR(VLOOKUP([.L12];[.$A$2:.$E$46];5;0)*[.M12];0)" office:value-type="float" office:value="24" calcext:value-type="float">
            <text:p>24</text:p>
          </table:table-cell>
          <table:table-cell table:style-name="ce42" office:value-type="string" calcext:value-type="string">
            <text:p>卒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formula="of:=IFERROR(VLOOKUP([.O12];[.$A$2:.$E$46];5;0)*[.P12];0)" office:value-type="float" office:value="10" calcext:value-type="float">
            <text:p>10</text:p>
          </table:table-cell>
          <table:table-cell table:style-name="ce42" office:value-type="string" calcext:value-type="string">
            <text:p>卆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formula="of:=IFERROR(VLOOKUP([.R12];[.$A$2:.$E$46];5;0)*[.S12];0)" office:value-type="float" office:value="20" calcext:value-type="float">
            <text:p>20</text:p>
          </table:table-cell>
          <table:table-cell table:style-name="ce42" office:value-type="string" calcext:value-type="string">
            <text:p>貝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IFERROR(VLOOKUP([.U12];[.$A$2:.$E$46];5;0)*[.V12];0)" office:value-type="float" office:value="16" calcext:value-type="float">
            <text:p>16</text:p>
          </table:table-cell>
          <table:table-cell table:style-name="ce42" office:value-type="string" calcext:value-type="string">
            <text:p>ひ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X12];[.$A$2:.$E$46];5;0)*[.Y12];0)" office:value-type="float" office:value="2" calcext:value-type="float">
            <text:p>2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瑪</text:p>
          </table:table-cell>
          <table:table-cell table:style-name="ce42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3]*VLOOKUP([.B13];[.$F$2:.$G$8];2;0)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542" table:number-columns-repeated="2"/>
          <table:table-cell/>
          <table:table-cell table:style-name="ce42" office:value-type="string" calcext:value-type="string">
            <text:p>桂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I13];[.$A$2:.$E$46];5;0)*[.J13];0)" office:value-type="float" office:value="16" calcext:value-type="float">
            <text:p>16</text:p>
          </table:table-cell>
          <table:table-cell table:style-name="ce42" office:value-type="string" calcext:value-type="string">
            <text:p>騎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L13];[.$A$2:.$E$46];5;0)*[.M13];0)" office:value-type="float" office:value="28" calcext:value-type="float">
            <text:p>28</text:p>
          </table:table-cell>
          <table:table-cell table:style-name="ce42" office:value-type="string" calcext:value-type="string">
            <text:p>馮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O13];[.$A$2:.$E$46];5;0)*[.P13];0)" office:value-type="float" office:value="16" calcext:value-type="float">
            <text:p>16</text:p>
          </table:table-cell>
          <table:table-cell table:style-name="ce42" office:value-type="string" calcext:value-type="string">
            <text:p>馭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R13];[.$A$2:.$E$46];5;0)*[.S13];0)" office:value-type="float" office:value="16" calcext:value-type="float">
            <text:p>16</text:p>
          </table:table-cell>
          <table:table-cell table:style-name="ce42" office:value-type="string" calcext:value-type="string">
            <text:p>瑪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IFERROR(VLOOKUP([.U13];[.$A$2:.$E$46];5;0)*[.V13];0)" office:value-type="float" office:value="28" calcext:value-type="float">
            <text:p>28</text:p>
          </table:table-cell>
          <table:table-cell table:style-name="ce42"/>
          <table:table-cell table:style-name="ce40"/>
          <table:table-cell table:style-name="ce42" table:formula="of:=IFERROR(VLOOKUP([.X13];[.$A$2:.$E$46];5;0)*[.Y13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40" office:value-type="string" calcext:value-type="string">
            <text:p>午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6" calcext:value-type="float">
            <text:p>6</text:p>
          </table:table-cell>
          <table:table-cell table:formula="of:=[.C14]*VLOOKUP([.B14];[.$F$2:.$G$8];2;0)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542" table:number-columns-repeated="2"/>
          <table:table-cell/>
          <table:table-cell table:style-name="ce42" office:value-type="string" calcext:value-type="string">
            <text:p>銀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I14];[.$A$2:.$E$46];5;0)*[.J14];0)" office:value-type="float" office:value="24" calcext:value-type="float">
            <text:p>24</text:p>
          </table:table-cell>
          <table:table-cell table:style-name="ce42" office:value-type="string" calcext:value-type="string">
            <text:p>聖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L14];[.$A$2:.$E$46];5;0)*[.M14];0)" office:value-type="float" office:value="28" calcext:value-type="float">
            <text:p>28</text:p>
          </table:table-cell>
          <table:table-cell table:style-name="ce42" office:value-type="string" calcext:value-type="string">
            <text:p>相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O14];[.$A$2:.$E$46];5;0)*[.P14];0)" office:value-type="float" office:value="8" calcext:value-type="float">
            <text:p>8</text:p>
          </table:table-cell>
          <table:table-cell table:style-name="ce42" office:value-type="string" calcext:value-type="string">
            <text:p>象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R14];[.$A$2:.$E$46];5;0)*[.S14];0)" office:value-type="float" office:value="10" calcext:value-type="float">
            <text:p>10</text:p>
          </table:table-cell>
          <table:table-cell table:style-name="ce42" office:value-type="string" calcext:value-type="string">
            <text:p>根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IFERROR(VLOOKUP([.U14];[.$A$2:.$E$46];5;0)*[.V14];0)" office:value-type="float" office:value="20" calcext:value-type="float">
            <text:p>20</text:p>
          </table:table-cell>
          <table:table-cell table:style-name="ce42" office:value-type="string" calcext:value-type="string">
            <text:p>ぞ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X14];[.$A$2:.$E$46];5;0)*[.Y14];0)" office:value-type="float" office:value="7" calcext:value-type="float">
            <text:p>7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金</text:p>
          </table:table-cell>
          <table:table-cell table:style-name="ce42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5]*VLOOKUP([.B15];[.$F$2:.$G$8];2;0)" office:value-type="float" office:value="14.4" calcext:value-type="float">
            <text:p>14.4</text:p>
          </table:table-cell>
          <table:table-cell table:style-name="ce40" office:value-type="float" office:value="14" calcext:value-type="float">
            <text:p>14</text:p>
          </table:table-cell>
          <table:table-cell table:style-name="ce542" table:number-columns-repeated="2"/>
          <table:table-cell/>
          <table:table-cell table:style-name="ce42" office:value-type="string" calcext:value-type="string">
            <text:p>角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I15];[.$A$2:.$E$46];5;0)*[.J15];0)" office:value-type="float" office:value="18" calcext:value-type="float">
            <text:p>18</text:p>
          </table:table-cell>
          <table:table-cell table:style-name="ce42" table:number-columns-repeated="2"/>
          <table:table-cell table:style-name="ce42" table:formula="of:=IFERROR(VLOOKUP([.L15];[.$A$2:.$E$46];5;0)*[.M15];0)" office:value-type="float" office:value="0" calcext:value-type="float">
            <text:p>0</text:p>
          </table:table-cell>
          <table:table-cell table:style-name="ce42" table:number-columns-repeated="2"/>
          <table:table-cell table:style-name="ce42" table:formula="of:=IFERROR(VLOOKUP([.O15];[.$A$2:.$E$46];5;0)*[.P15];0)" office:value-type="float" office:value="0" calcext:value-type="float">
            <text:p>0</text:p>
          </table:table-cell>
          <table:table-cell table:style-name="ce42" table:number-columns-repeated="2"/>
          <table:table-cell table:style-name="ce42" table:formula="of:=IFERROR(VLOOKUP([.R15];[.$A$2:.$E$46];5;0)*[.S15];0)" office:value-type="float" office:value="0" calcext:value-type="float">
            <text:p>0</text:p>
          </table:table-cell>
          <table:table-cell table:style-name="ce42"/>
          <table:table-cell table:style-name="ce40"/>
          <table:table-cell table:style-name="ce42" table:formula="of:=IFERROR(VLOOKUP([.U15];[.$A$2:.$E$46];5;0)*[.V15];0)" office:value-type="float" office:value="0" calcext:value-type="float">
            <text:p>0</text:p>
          </table:table-cell>
          <table:table-cell table:style-name="ce42"/>
          <table:table-cell table:style-name="ce40"/>
          <table:table-cell table:style-name="ce42" table:formula="of:=IFERROR(VLOOKUP([.X15];[.$A$2:.$E$46];5;0)*[.Y15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銀</text:p>
          </table:table-cell>
          <table:table-cell table:style-name="ce42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6]*VLOOKUP([.B16];[.$F$2:.$G$8];2;0)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542" table:number-columns-repeated="2"/>
          <table:table-cell/>
          <table:table-cell table:style-name="ce42" table:number-columns-repeated="2"/>
          <table:table-cell table:style-name="ce42" table:formula="of:=IFERROR(VLOOKUP([.I16];[.$A$2:.$E$46];5;0)*[.J16];0)" office:value-type="float" office:value="0" calcext:value-type="float">
            <text:p>0</text:p>
          </table:table-cell>
          <table:table-cell table:style-name="ce42" table:number-columns-repeated="2"/>
          <table:table-cell table:style-name="ce42" table:formula="of:=IFERROR(VLOOKUP([.L16];[.$A$2:.$E$46];5;0)*[.M16];0)" office:value-type="float" office:value="0" calcext:value-type="float">
            <text:p>0</text:p>
          </table:table-cell>
          <table:table-cell table:style-name="ce42" office:value-type="string" calcext:value-type="string">
            <text:p>炮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O16];[.$A$2:.$E$46];5;0)*[.P16];0)" office:value-type="float" office:value="24" calcext:value-type="float">
            <text:p>24</text:p>
          </table:table-cell>
          <table:table-cell table:style-name="ce42" office:value-type="string" calcext:value-type="string">
            <text:p>包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R16];[.$A$2:.$E$46];5;0)*[.S16];0)" office:value-type="float" office:value="20" calcext:value-type="float">
            <text:p>20</text:p>
          </table:table-cell>
          <table:table-cell table:style-name="ce42"/>
          <table:table-cell table:style-name="ce40"/>
          <table:table-cell table:style-name="ce42" table:formula="of:=IFERROR(VLOOKUP([.U16];[.$A$2:.$E$46];5;0)*[.V16];0)" office:value-type="float" office:value="0" calcext:value-type="float">
            <text:p>0</text:p>
          </table:table-cell>
          <table:table-cell table:style-name="ce42"/>
          <table:table-cell table:style-name="ce40"/>
          <table:table-cell table:style-name="ce42" table:formula="of:=IFERROR(VLOOKUP([.X16];[.$A$2:.$E$46];5;0)*[.Y16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炮</text:p>
          </table:table-cell>
          <table:table-cell table:style-name="ce42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7]*VLOOKUP([.B17];[.$F$2:.$G$8];2;0)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香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I17];[.$A$2:.$E$46];5;0)*[.J17];0)" office:value-type="float" office:value="14" calcext:value-type="float">
            <text:p>14</text:p>
          </table:table-cell>
          <table:table-cell table:style-name="ce42" office:value-type="string" calcext:value-type="string">
            <text:p>塔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L17];[.$A$2:.$E$46];5;0)*[.M17];0)" office:value-type="float" office:value="44" calcext:value-type="float">
            <text:p>44</text:p>
          </table:table-cell>
          <table:table-cell table:style-name="ce42" office:value-type="string" calcext:value-type="string">
            <text:p>俥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O17];[.$A$2:.$E$46];5;0)*[.P17];0)" office:value-type="float" office:value="40" calcext:value-type="float">
            <text:p>40</text:p>
          </table:table-cell>
          <table:table-cell table:style-name="ce42" office:value-type="string" calcext:value-type="string">
            <text:p>車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R17];[.$A$2:.$E$46];5;0)*[.S17];0)" office:value-type="float" office:value="44" calcext:value-type="float">
            <text:p>44</text:p>
          </table:table-cell>
          <table:table-cell table:style-name="ce42" office:value-type="string" calcext:value-type="string">
            <text:p>船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IFERROR(VLOOKUP([.U17];[.$A$2:.$E$46];5;0)*[.V17];0)" office:value-type="float" office:value="40" calcext:value-type="float">
            <text:p>40</text:p>
          </table:table-cell>
          <table:table-cell table:style-name="ce42" office:value-type="string" calcext:value-type="string">
            <text:p>き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X17];[.$A$2:.$E$46];5;0)*[.Y17];0)" office:value-type="float" office:value="7" calcext:value-type="float">
            <text:p>7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包</text:p>
          </table:table-cell>
          <table:table-cell table:style-name="ce42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8]*VLOOKUP([.B18];[.$F$2:.$G$8];2;0)" office:value-type="float" office:value="10.5" calcext:value-type="float">
            <text:p>10.5</text:p>
          </table:table-cell>
          <table:table-cell table:style-name="ce40" office:value-type="float" office:value="10" calcext:value-type="float">
            <text:p>10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飛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I18];[.$A$2:.$E$46];5;0)*[.J18];0)" office:value-type="float" office:value="28" calcext:value-type="float">
            <text:p>28</text:p>
          </table:table-cell>
          <table:table-cell table:style-name="ce42" table:number-columns-repeated="2"/>
          <table:table-cell table:style-name="ce42" table:formula="of:=IFERROR(VLOOKUP([.L18];[.$A$2:.$E$46];5;0)*[.M18];0)" office:value-type="float" office:value="0" calcext:value-type="float">
            <text:p>0</text:p>
          </table:table-cell>
          <table:table-cell table:style-name="ce42" table:number-columns-repeated="2"/>
          <table:table-cell table:style-name="ce42" table:formula="of:=IFERROR(VLOOKUP([.O18];[.$A$2:.$E$46];5;0)*[.P18];0)" office:value-type="float" office:value="0" calcext:value-type="float">
            <text:p>0</text:p>
          </table:table-cell>
          <table:table-cell table:style-name="ce42" table:number-columns-repeated="2"/>
          <table:table-cell table:style-name="ce42" table:formula="of:=IFERROR(VLOOKUP([.R18];[.$A$2:.$E$46];5;0)*[.S18];0)" office:value-type="float" office:value="0" calcext:value-type="float">
            <text:p>0</text:p>
          </table:table-cell>
          <table:table-cell table:style-name="ce42"/>
          <table:table-cell table:style-name="ce40"/>
          <table:table-cell table:style-name="ce42" table:formula="of:=IFERROR(VLOOKUP([.U18];[.$A$2:.$E$46];5;0)*[.V18];0)" office:value-type="float" office:value="0" calcext:value-type="float">
            <text:p>0</text:p>
          </table:table-cell>
          <table:table-cell table:style-name="ce42"/>
          <table:table-cell table:style-name="ce40"/>
          <table:table-cell table:style-name="ce42" table:formula="of:=IFERROR(VLOOKUP([.X18];[.$A$2:.$E$46];5;0)*[.Y18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35" office:value-type="string" calcext:value-type="string">
            <text:p>根</text:p>
          </table:table-cell>
          <table:table-cell table:style-name="ce42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8];2;0)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金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I19];[.$A$2:.$E$46];5;0)*[.J19];0)" office:value-type="float" office:value="28" calcext:value-type="float">
            <text:p>28</text:p>
          </table:table-cell>
          <table:table-cell table:style-name="ce42" office:value-type="string" calcext:value-type="string">
            <text:p>后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L19];[.$A$2:.$E$46];5;0)*[.M19];0)" office:value-type="float" office:value="36" calcext:value-type="float">
            <text:p>36</text:p>
          </table:table-cell>
          <table:table-cell table:style-name="ce42" office:value-type="string" calcext:value-type="string">
            <text:p>仕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O19];[.$A$2:.$E$46];5;0)*[.P19];0)" office:value-type="float" office:value="8" calcext:value-type="float">
            <text:p>8</text:p>
          </table:table-cell>
          <table:table-cell table:style-name="ce42" office:value-type="string" calcext:value-type="string">
            <text:p>士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IFERROR(VLOOKUP([.R19];[.$A$2:.$E$46];5;0)*[.S19];0)" office:value-type="float" office:value="10" calcext:value-type="float">
            <text:p>10</text:p>
          </table:table-cell>
          <table:table-cell table:style-name="ce42" office:value-type="string" calcext:value-type="string">
            <text:p>種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U19];[.$A$2:.$E$46];5;0)*[.V19];0)" office:value-type="float" office:value="7" calcext:value-type="float">
            <text:p>7</text:p>
          </table:table-cell>
          <table:table-cell table:style-name="ce42"/>
          <table:table-cell table:style-name="ce40"/>
          <table:table-cell table:style-name="ce42" table:formula="of:=IFERROR(VLOOKUP([.X19];[.$A$2:.$E$46];5;0)*[.Y19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40" office:value-type="string" calcext:value-type="string">
            <text:p>像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10" calcext:value-type="float">
            <text:p>10</text:p>
          </table:table-cell>
          <table:table-cell table:formula="of:=[.C20]*VLOOKUP([.B20];[.$F$2:.$G$8];2;0)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玉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I20];[.$A$2:.$E$46];5;0)*[.J20];0)" office:value-type="float" office:value="0" calcext:value-type="float">
            <text:p>0</text:p>
          </table:table-cell>
          <table:table-cell table:style-name="ce42" office:value-type="string" calcext:value-type="string">
            <text:p>王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L20];[.$A$2:.$E$46];5;0)*[.M20];0)" office:value-type="float" office:value="0" calcext:value-type="float">
            <text:p>0</text:p>
          </table:table-cell>
          <table:table-cell table:style-name="ce42" office:value-type="string" calcext:value-type="string">
            <text:p>帥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O20];[.$A$2:.$E$46];5;0)*[.P20];0)" office:value-type="float" office:value="0" calcext:value-type="float">
            <text:p>0</text:p>
          </table:table-cell>
          <table:table-cell table:style-name="ce42" office:value-type="string" calcext:value-type="string">
            <text:p>楚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IFERROR(VLOOKUP([.R20];[.$A$2:.$E$46];5;0)*[.S20];0)" office:value-type="float" office:value="0" calcext:value-type="float">
            <text:p>0</text:p>
          </table:table-cell>
          <table:table-cell table:style-name="ce42" office:value-type="string" calcext:value-type="string">
            <text:p>君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U20];[.$A$2:.$E$46];5;0)*[.V20];0)" office:value-type="float" office:value="0" calcext:value-type="float">
            <text:p>0</text:p>
          </table:table-cell>
          <table:table-cell table:style-name="ce42" office:value-type="string" calcext:value-type="string">
            <text:p>ラ</text:p>
          </table:table-cell>
          <table:table-cell table:style-name="ce40" office:value-type="float" office:value="1" calcext:value-type="float">
            <text:p>1</text:p>
          </table:table-cell>
          <table:table-cell table:style-name="ce42" table:formula="of:=IFERROR(VLOOKUP([.X20];[.$A$2:.$E$46];5;0)*[.Y20];0)" office:value-type="float" office:value="0" calcext:value-type="float">
            <text:p>0</text:p>
          </table:table-cell>
          <table:table-cell table:style-name="ce40" table:number-columns-repeated="18"/>
          <table:table-cell table:number-columns-repeated="980"/>
        </table:table-row>
        <table:table-row table:style-name="ro7">
          <table:table-cell table:style-name="ce40" office:value-type="string" calcext:value-type="string">
            <text:p>舟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10" calcext:value-type="float">
            <text:p>10</text:p>
          </table:table-cell>
          <table:table-cell table:formula="of:=[.C21]*VLOOKUP([.B21];[.$F$2:.$G$8];2;0)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style-name="ce40" table:number-columns-repeated="2"/>
          <table:table-cell table:number-columns-repeated="2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桂</text:p>
          </table:table-cell>
          <table:table-cell table:style-name="ce42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8];2;0)" office:value-type="float" office:value="9.6" calcext:value-type="float">
            <text:p>9.6</text:p>
          </table:table-cell>
          <table:table-cell table:style-name="ce40" office:value-type="float" office:value="8" calcext:value-type="float">
            <text:p>8</text:p>
          </table:table-cell>
          <table:table-cell table:style-name="ce42"/>
          <table:table-cell table:number-columns-repeated="2"/>
          <table:table-cell table:style-name="ce42" table:number-columns-repeated="5"/>
          <table:table-cell table:style-name="ce40"/>
          <table:table-cell table:style-name="ce42"/>
          <table:table-cell table:style-name="ce40"/>
          <table:table-cell table:style-name="ce42" table:number-columns-repeated="4"/>
          <table:table-cell table:style-name="ce40" table:number-columns-repeated="3"/>
          <table:table-cell table:number-columns-repeated="2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馮</text:p>
          </table:table-cell>
          <table:table-cell table:style-name="ce42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8];2;0)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2"/>
          <table:table-cell table:style-name="Default"/>
          <table:table-cell/>
          <table:table-cell table:style-name="ce42" table:number-columns-repeated="5"/>
          <table:table-cell table:style-name="ce40" table:number-columns-repeated="10"/>
          <table:table-cell table:number-columns-repeated="2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馭</text:p>
          </table:table-cell>
          <table:table-cell table:style-name="ce42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24]*VLOOKUP([.B24];[.$F$2:.$G$8];2;0)" office:value-type="float" office:value="7.5" calcext:value-type="float">
            <text:p>7.5</text:p>
          </table:table-cell>
          <table:table-cell table:style-name="ce40" office:value-type="float" office:value="8" calcext:value-type="float">
            <text:p>8</text:p>
          </table:table-cell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12"/>
          <table:table-cell table:number-columns-repeated="2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香</text:p>
          </table:table-cell>
          <table:table-cell table:style-name="ce42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5]*VLOOKUP([.B25];[.$F$2:.$G$8];2;0)" office:value-type="float" office:value="7.2" calcext:value-type="float">
            <text:p>7.2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repeated="3"/>
          <table:table-cell table:style-name="Default"/>
          <table:table-cell table:style-name="ce40" table:number-columns-repeated="12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種</text:p>
          </table:table-cell>
          <table:table-cell table:style-name="ce42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8];2;0)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repeated="6"/>
          <table:table-cell table:style-name="ce40" table:number-columns-repeated="10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臣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8" calcext:value-type="float">
            <text:p>8</text:p>
          </table:table-cell>
          <table:table-cell table:formula="of:=[.C27]*VLOOKUP([.B27];[.$F$2:.$G$8];2;0)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repeated="6"/>
          <table:table-cell table:style-name="ce40" table:number-columns-repeated="10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き</text:p>
          </table:table-cell>
          <table:table-cell table:style-name="ce42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8]*VLOOKUP([.B28];[.$F$2:.$G$8];2;0)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ぞ</text:p>
          </table:table-cell>
          <table:table-cell table:style-name="ce42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9]*VLOOKUP([.B29];[.$F$2:.$G$8];2;0)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repeated="4"/>
          <table:table-cell table:style-name="ce40" table:number-columns-repeated="12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象</text:p>
          </table:table-cell>
          <table:table-cell table:style-name="ce42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0]*VLOOKUP([.B30];[.$F$2:.$G$8];2;0)" office:value-type="float" office:value="4.5" calcext:value-type="float">
            <text:p>4.5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士</text:p>
          </table:table-cell>
          <table:table-cell table:style-name="ce42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1]*VLOOKUP([.B31];[.$F$2:.$G$8];2;0)" office:value-type="float" office:value="4.5" calcext:value-type="float">
            <text:p>4.5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相</text:p>
          </table:table-cell>
          <table:table-cell table:style-name="ce42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2]*VLOOKUP([.B32];[.$F$2:.$G$8];2;0)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仕</text:p>
          </table:table-cell>
          <table:table-cell table:style-name="ce42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3]*VLOOKUP([.B33];[.$F$2:.$G$8];2;0)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卆</text:p>
          </table:table-cell>
          <table:table-cell table:style-name="ce42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34]*VLOOKUP([.B34];[.$F$2:.$G$8];2;0)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歩</text:p>
          </table:table-cell>
          <table:table-cell table:style-name="ce42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35]*VLOOKUP([.B35];[.$F$2:.$G$8];2;0)" office:value-type="float" office:value="2.4" calcext:value-type="float">
            <text:p>2.4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兵</text:p>
          </table:table-cell>
          <table:table-cell table:style-name="ce42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6]*VLOOKUP([.B36];[.$F$2:.$G$8];2;0)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貝</text:p>
          </table:table-cell>
          <table:table-cell table:style-name="ce42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7]*VLOOKUP([.B37];[.$F$2:.$G$8];2;0)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卒</text:p>
          </table:table-cell>
          <table:table-cell table:style-name="ce42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8]*VLOOKUP([.B38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火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39]*VLOOKUP([.B39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天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0]*VLOOKUP([.B40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夭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1]*VLOOKUP([.B41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木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2]*VLOOKUP([.B42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禾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3]*VLOOKUP([.B43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大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4]*VLOOKUP([.B44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人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5]*VLOOKUP([.B45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ひ</text:p>
          </table:table-cell>
          <table:table-cell table:style-name="ce42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46]*VLOOKUP([.B46];[.$F$2:.$G$8];2;0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ラ</text:p>
          </table:table-cell>
          <table:table-cell table:style-name="ce42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47]*VLOOKUP([.B47];[.$F$2:.$G$8];2;0)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玉</text:p>
          </table:table-cell>
          <table:table-cell table:style-name="ce42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48]*VLOOKUP([.B48];[.$F$2:.$G$8];2;0)" office:value-type="float" office:value="0" calcext:value-type="float">
            <text:p>0</text:p>
          </table:table-cell>
          <table:table-cell table:style-name="ce40" office:value-type="float" office:value="-8" calcext:value-type="float">
            <text:p>-8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王</text:p>
          </table:table-cell>
          <table:table-cell table:style-name="ce40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49]*VLOOKUP([.B49];[.$F$2:.$G$8];2;0)" office:value-type="float" office:value="0" calcext:value-type="float">
            <text:p>0</text:p>
          </table:table-cell>
          <table:table-cell table:style-name="ce40" office:value-type="float" office:value="-12" calcext:value-type="float">
            <text:p>-12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君</text:p>
          </table:table-cell>
          <table:table-cell table:style-name="ce40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50]*VLOOKUP([.B50];[.$F$2:.$G$8];2;0)" office:value-type="float" office:value="0" calcext:value-type="float">
            <text:p>0</text:p>
          </table:table-cell>
          <table:table-cell table:style-name="ce40" office:value-type="float" office:value="-16" calcext:value-type="float">
            <text:p>-16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40" office:value-type="string" calcext:value-type="string">
            <text:p>主</text:p>
          </table:table-cell>
          <table:table-cell table:style-name="ce44" office:value-type="string" calcext:value-type="string">
            <text:p>🗡</text:p>
          </table:table-cell>
          <table:table-cell office:value-type="float" office:value="0" calcext:value-type="float">
            <text:p>0</text:p>
          </table:table-cell>
          <table:table-cell table:formula="of:=[.C51]*VLOOKUP([.B51];[.$F$2:.$G$8];2;0)" office:value-type="float" office:value="0" calcext:value-type="float">
            <text:p>0</text:p>
          </table:table-cell>
          <table:table-cell table:style-name="ce40" office:value-type="float" office:value="-18" calcext:value-type="float">
            <text:p>-18</text:p>
          </table:table-cell>
          <table:table-cell table:style-name="ce42" table:number-columns-repeated="3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楚</text:p>
          </table:table-cell>
          <table:table-cell table:style-name="ce40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52]*VLOOKUP([.B52];[.$F$2:.$G$8];2;0)" office:value-type="float" office:value="0" calcext:value-type="float">
            <text:p>0</text:p>
          </table:table-cell>
          <table:table-cell table:style-name="ce40" office:value-type="float" office:value="-24" calcext:value-type="float">
            <text:p>-24</text:p>
          </table:table-cell>
          <table:table-cell/>
          <table:table-cell table:style-name="ce42"/>
          <table:table-cell table:number-columns-repeated="10"/>
          <table:table-cell table:style-name="ce40" table:number-columns-repeated="4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ce35" office:value-type="string" calcext:value-type="string">
            <text:p>帥</text:p>
          </table:table-cell>
          <table:table-cell table:style-name="ce40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53]*VLOOKUP([.B53];[.$F$2:.$G$8];2;0)" office:value-type="float" office:value="0" calcext:value-type="float">
            <text:p>0</text:p>
          </table:table-cell>
          <table:table-cell table:style-name="ce40" office:value-type="float" office:value="-28" calcext:value-type="float">
            <text:p>-28</text:p>
          </table:table-cell>
          <table:table-cell/>
          <table:table-cell table:style-name="ce42"/>
          <table:table-cell table:number-columns-repeated="8"/>
          <table:table-cell table:style-name="ce40" table:number-columns-repeated="6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40" table:number-columns-repeated="2"/>
          <table:table-cell/>
          <table:table-cell table:style-name="ce40"/>
          <table:table-cell/>
          <table:table-cell table:style-name="ce42"/>
          <table:table-cell table:number-columns-repeated="8"/>
          <table:table-cell table:style-name="ce40" table:number-columns-repeated="6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40" table:number-columns-repeated="2"/>
          <table:table-cell/>
          <table:table-cell table:style-name="ce40"/>
          <table:table-cell/>
          <table:table-cell table:style-name="ce42"/>
          <table:table-cell table:number-columns-repeated="3"/>
          <table:table-cell table:style-name="ce40" table:number-columns-repeated="11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40" table:number-columns-repeated="2"/>
          <table:table-cell/>
          <table:table-cell table:style-name="ce40" table:number-columns-repeated="2"/>
          <table:table-cell table:style-name="ce42" table:number-columns-repeated="2"/>
          <table:table-cell table:style-name="ce40" table:number-columns-repeated="13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40" table:number-columns-repeated="2"/>
          <table:table-cell/>
          <table:table-cell table:style-name="ce40" table:number-columns-repeated="17"/>
          <table:table-cell table:number-columns-repeated="4"/>
          <table:table-cell table:style-name="ce40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40" table:number-columns-repeated="2"/>
          <table:table-cell/>
          <table:table-cell table:style-name="ce40"/>
          <table:table-cell table:number-columns-repeated="3"/>
          <table:table-cell table:style-name="ce40" table:number-columns-repeated="36"/>
          <table:table-cell table:number-columns-repeated="980"/>
        </table:table-row>
        <table:table-row table:style-name="ro7" table:number-rows-repeated="4">
          <table:table-cell table:style-name="Default"/>
          <table:table-cell table:style-name="ce40" table:number-columns-repeated="2"/>
          <table:table-cell/>
          <table:table-cell table:style-name="ce40" table:number-columns-repeated="40"/>
          <table:table-cell table:number-columns-repeated="980"/>
        </table:table-row>
        <table:table-row table:style-name="ro7" table:number-rows-repeated="62">
          <table:table-cell table:style-name="ce40" table:number-columns-repeated="3"/>
          <table:table-cell/>
          <table:table-cell table:style-name="ce40" table:number-columns-repeated="40"/>
          <table:table-cell table:number-columns-repeated="980"/>
        </table:table-row>
        <table:table-row table:style-name="ro7" table:number-rows-repeated="3">
          <table:table-cell table:style-name="ce40" table:number-columns-repeated="44"/>
          <table:table-cell table:number-columns-repeated="980"/>
        </table:table-row>
        <table:table-row table:style-name="ro7" table:number-rows-repeated="9">
          <table:table-cell table:style-name="ce542" table:number-columns-repeated="5"/>
          <table:table-cell table:style-name="ce40" table:number-columns-repeated="39"/>
          <table:table-cell table:number-columns-repeated="980"/>
        </table:table-row>
        <table:table-row table:style-name="ro7" table:number-rows-repeated="870">
          <table:table-cell table:style-name="ce40" table:number-columns-repeated="44"/>
          <table:table-cell table:number-columns-repeated="980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mes" table:style-name="ta4">
        <office:forms form:automatic-focus="false" form:apply-design-mode="false"/>
        <table:table-column table:style-name="co21" table:default-cell-style-name="ce269"/>
        <table:table-column table:style-name="co22" table:default-cell-style-name="ce269"/>
        <table:table-column table:style-name="co23" table:default-cell-style-name="ce269"/>
        <table:table-column table:style-name="co24" table:default-cell-style-name="ce269"/>
        <table:table-column table:style-name="co25" table:number-columns-repeated="3" table:default-cell-style-name="ce269"/>
        <table:table-column table:style-name="co24" table:default-cell-style-name="ce269"/>
        <table:table-column table:style-name="co26" table:number-columns-repeated="3" table:default-cell-style-name="ce269"/>
        <table:table-column table:style-name="co24" table:default-cell-style-name="ce269"/>
        <table:table-column table:style-name="co26" table:number-columns-repeated="3" table:default-cell-style-name="ce269"/>
        <table:table-column table:style-name="co8" table:number-columns-repeated="1009" table:default-cell-style-name="ce269"/>
        <table:table-row table:style-name="ro8">
          <table:table-cell table:style-name="ce259" office:value-type="string" calcext:value-type="string">
            <text:p>記</text:p>
          </table:table-cell>
          <table:table-cell table:style-name="ce259" office:value-type="string" calcext:value-type="string">
            <text:p>ゲーム</text:p>
          </table:table-cell>
          <table:table-cell table:style-name="ce259" office:value-type="string" calcext:value-type="string">
            <text:p>英語</text:p>
          </table:table-cell>
          <table:table-cell table:style-name="ce259" office:value-type="string" calcext:value-type="string">
            <text:p>文字色</text:p>
          </table:table-cell>
          <table:table-cell table:style-name="ce259" office:value-type="string" calcext:value-type="string">
            <text:p>文字色R</text:p>
          </table:table-cell>
          <table:table-cell table:style-name="ce259" office:value-type="string" calcext:value-type="string">
            <text:p>文字色G</text:p>
          </table:table-cell>
          <table:table-cell table:style-name="ce259" office:value-type="string" calcext:value-type="string">
            <text:p>文字色B</text:p>
          </table:table-cell>
          <table:table-cell table:style-name="ce259" office:value-type="string" calcext:value-type="string">
            <text:p>駒色</text:p>
          </table:table-cell>
          <table:table-cell table:style-name="ce259" office:value-type="string" calcext:value-type="string">
            <text:p>駒色R</text:p>
          </table:table-cell>
          <table:table-cell table:style-name="ce259" office:value-type="string" calcext:value-type="string">
            <text:p>駒色G</text:p>
          </table:table-cell>
          <table:table-cell table:style-name="ce259" office:value-type="string" calcext:value-type="string">
            <text:p>駒色B</text:p>
          </table:table-cell>
          <table:table-cell table:style-name="ce259" office:value-type="string" calcext:value-type="string">
            <text:p>枠色</text:p>
          </table:table-cell>
          <table:table-cell table:style-name="ce259" office:value-type="string" calcext:value-type="string">
            <text:p><text:span text:style-name="T5">枠色R</text:span></text:p>
          </table:table-cell>
          <table:table-cell table:style-name="ce259" office:value-type="string" calcext:value-type="string">
            <text:p>枠色G</text:p>
          </table:table-cell>
          <table:table-cell table:style-name="ce259" office:value-type="string" calcext:value-type="string">
            <text:p>枠色B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☖</text:p>
          </table:table-cell>
          <table:table-cell table:style-name="ce259" office:value-type="string" calcext:value-type="string">
            <text:p>将棋</text:p>
          </table:table-cell>
          <table:table-cell table:style-name="ce259" office:value-type="string" calcext:value-type="string">
            <text:p>Shogi</text:p>
          </table:table-cell>
          <table:table-cell table:style-name="ce259" office:value-type="string" calcext:value-type="string">
            <text:p>#00000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table:formula="of:=HEX2DEC(MID([.$D2];2;2))" office:value-type="float" office:value="0" calcext:value-type="float">
            <text:p>0</text:p>
          </table:table-cell>
          <table:table-cell table:style-name="ce259" office:value-type="string" calcext:value-type="string">
            <text:p>#FFDDAA</text:p>
          </table:table-cell>
          <table:table-cell table:style-name="ce259" table:formula="of:=HEX2DEC(MID([.$H2];2;2))" office:value-type="float" office:value="255" calcext:value-type="float">
            <text:p>255</text:p>
          </table:table-cell>
          <table:table-cell table:style-name="ce259" table:formula="of:=HEX2DEC(MID([.$H2];4;2))" office:value-type="float" office:value="221" calcext:value-type="float">
            <text:p>221</text:p>
          </table:table-cell>
          <table:table-cell table:style-name="ce259" table:formula="of:=HEX2DEC(MID([.$H2];6;2))" office:value-type="float" office:value="170" calcext:value-type="float">
            <text:p>170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style-name="ce259" table:formula="of:=HEX2DEC(MID([.$L2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♙</text:p>
          </table:table-cell>
          <table:table-cell table:style-name="ce259" office:value-type="string" calcext:value-type="string">
            <text:p>チェス</text:p>
          </table:table-cell>
          <table:table-cell table:style-name="ce259" office:value-type="string" calcext:value-type="string">
            <text:p>Chess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table:formula="of:=HEX2DEC(MID([.$D3];2;2))" office:value-type="float" office:value="255" calcext:value-type="float">
            <text:p>255</text:p>
          </table:table-cell>
          <table:table-cell table:style-name="ce259" office:value-type="string" calcext:value-type="string">
            <text:p>#000000</text:p>
          </table:table-cell>
          <table:table-cell table:style-name="ce259" table:formula="of:=HEX2DEC(MID([.$H3];2;2))" office:value-type="float" office:value="0" calcext:value-type="float">
            <text:p>0</text:p>
          </table:table-cell>
          <table:table-cell table:style-name="ce259" table:formula="of:=HEX2DEC(MID([.$H3];4;2))" office:value-type="float" office:value="0" calcext:value-type="float">
            <text:p>0</text:p>
          </table:table-cell>
          <table:table-cell table:style-name="ce259" table:formula="of:=HEX2DEC(MID([.$H3];6;2))" office:value-type="float" office:value="0" calcext:value-type="float">
            <text:p>0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style-name="ce259" table:formula="of:=HEX2DEC(MID([.$L3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○</text:p>
          </table:table-cell>
          <table:table-cell table:style-name="ce259" office:value-type="string" calcext:value-type="string">
            <text:p>シャンチー</text:p>
          </table:table-cell>
          <table:table-cell table:style-name="ce261" office:value-type="string" calcext:value-type="string">
            <text:p>Xiangqi</text:p>
          </table:table-cell>
          <table:table-cell table:style-name="ce259" office:value-type="string" calcext:value-type="string">
            <text:p>#BB1100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table:formula="of:=HEX2DEC(MID([.$D4];2;2))" office:value-type="float" office:value="187" calcext:value-type="float">
            <text:p>187</text:p>
          </table:table-cell>
          <table:table-cell table:style-name="ce259" office:value-type="string" calcext:value-type="string">
            <text:p>#FFDD77</text:p>
          </table:table-cell>
          <table:table-cell table:style-name="ce259" table:formula="of:=HEX2DEC(MID([.$H4];2;2))" office:value-type="float" office:value="255" calcext:value-type="float">
            <text:p>255</text:p>
          </table:table-cell>
          <table:table-cell table:style-name="ce259" table:formula="of:=HEX2DEC(MID([.$H4];4;2))" office:value-type="float" office:value="221" calcext:value-type="float">
            <text:p>221</text:p>
          </table:table-cell>
          <table:table-cell table:style-name="ce259" table:formula="of:=HEX2DEC(MID([.$H4];6;2))" office:value-type="float" office:value="119" calcext:value-type="float">
            <text:p>119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style-name="ce259" table:formula="of:=HEX2DEC(MID([.$L4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⬡</text:p>
          </table:table-cell>
          <table:table-cell table:style-name="ce259" office:value-type="string" calcext:value-type="string">
            <text:p>チャンギ</text:p>
          </table:table-cell>
          <table:table-cell table:style-name="ce259" office:value-type="string" calcext:value-type="string">
            <text:p>Janggi</text:p>
          </table:table-cell>
          <table:table-cell table:style-name="ce259" office:value-type="string" calcext:value-type="string">
            <text:p>#00880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table:formula="of:=HEX2DEC(MID([.$D5];2;2))" office:value-type="float" office:value="0" calcext:value-type="float">
            <text:p>0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H5];2;2))" office:value-type="float" office:value="255" calcext:value-type="float">
            <text:p>255</text:p>
          </table:table-cell>
          <table:table-cell table:style-name="ce259" table:formula="of:=HEX2DEC(MID([.$H5];4;2))" office:value-type="float" office:value="255" calcext:value-type="float">
            <text:p>255</text:p>
          </table:table-cell>
          <table:table-cell table:style-name="ce259" table:formula="of:=HEX2DEC(MID([.$H5];6;2))" office:value-type="float" office:value="255" calcext:value-type="float">
            <text:p>255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style-name="ce259" table:formula="of:=HEX2DEC(MID([.$L5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⛀</text:p>
          </table:table-cell>
          <table:table-cell table:style-name="ce259" office:value-type="string" calcext:value-type="string">
            <text:p>マークルック</text:p>
          </table:table-cell>
          <table:table-cell table:style-name="ce259" office:value-type="string" calcext:value-type="string">
            <text:p>Makruk</text:p>
          </table:table-cell>
          <table:table-cell table:style-name="ce259" office:value-type="string" calcext:value-type="string">
            <text:p>#FFFFFF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table:formula="of:=HEX2DEC(MID([.$D6];2;2))" office:value-type="float" office:value="255" calcext:value-type="float">
            <text:p>255</text:p>
          </table:table-cell>
          <table:table-cell table:style-name="ce259" office:value-type="string" calcext:value-type="string">
            <text:p>#CC2222</text:p>
          </table:table-cell>
          <table:table-cell table:style-name="ce259" table:formula="of:=HEX2DEC(MID([.$H6];2;2))" office:value-type="float" office:value="204" calcext:value-type="float">
            <text:p>204</text:p>
          </table:table-cell>
          <table:table-cell table:style-name="ce259" table:formula="of:=HEX2DEC(MID([.$H6];4;2))" office:value-type="float" office:value="34" calcext:value-type="float">
            <text:p>34</text:p>
          </table:table-cell>
          <table:table-cell table:style-name="ce259" table:formula="of:=HEX2DEC(MID([.$H6];6;2))" office:value-type="float" office:value="34" calcext:value-type="float">
            <text:p>34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style-name="ce259" table:formula="of:=HEX2DEC(MID([.$L6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259" office:value-type="string" calcext:value-type="string">
            <text:p>🐤</text:p>
          </table:table-cell>
          <table:table-cell table:style-name="ce259" office:value-type="string" calcext:value-type="string">
            <text:p>どうぶつしょうぎ</text:p>
          </table:table-cell>
          <table:table-cell table:style-name="ce259" office:value-type="string" calcext:value-type="string">
            <text:p>DoubutsuShogi</text:p>
          </table:table-cell>
          <table:table-cell table:style-name="ce259" office:value-type="string" calcext:value-type="string">
            <text:p>#666666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table:formula="of:=HEX2DEC(MID([.$D7];2;2))" office:value-type="float" office:value="102" calcext:value-type="float">
            <text:p>102</text:p>
          </table:table-cell>
          <table:table-cell table:style-name="ce259" office:value-type="string" calcext:value-type="string">
            <text:p>#DDCCFF</text:p>
          </table:table-cell>
          <table:table-cell table:style-name="ce259" table:formula="of:=HEX2DEC(MID([.$H7];2;2))" office:value-type="float" office:value="221" calcext:value-type="float">
            <text:p>221</text:p>
          </table:table-cell>
          <table:table-cell table:style-name="ce259" table:formula="of:=HEX2DEC(MID([.$H7];4;2))" office:value-type="float" office:value="204" calcext:value-type="float">
            <text:p>204</text:p>
          </table:table-cell>
          <table:table-cell table:style-name="ce259" table:formula="of:=HEX2DEC(MID([.$H7];6;2))" office:value-type="float" office:value="255" calcext:value-type="float">
            <text:p>255</text:p>
          </table:table-cell>
          <table:table-cell table:style-name="ce259" office:value-type="string" calcext:value-type="string">
            <text:p>#CCCCCC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style-name="ce259" table:formula="of:=HEX2DEC(MID([.$L7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perPiece" table:style-name="ta4" table:print-ranges="paperPiece.A3:paperPiece.GJ866">
        <office:forms form:automatic-focus="false" form:apply-design-mode="false"/>
        <table:shapes>
          <draw:g draw:z-index="0">
            <draw:custom-shape draw:name="シェイプ 1" draw:style-name="gr1" draw:text-style-name="P1" svg:width="8.985cm" svg:height="1.996cm" svg:x="19.47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21.559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21.6153002167481cm)" svg:viewBox="0 0 9943 10891" draw:points="7417,0 4259,0 0,8052 8525,10891 9943,1893">
              <text:p/>
            </draw:polygon>
          </draw:g>
          <draw:g draw:z-index="1">
            <draw:custom-shape draw:name="シェイプ 1" draw:style-name="gr1" draw:text-style-name="P1" svg:width="8.985cm" svg:height="1.996cm" svg:x="28.954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21.6153002167481cm)" svg:viewBox="0 0 9943 10891" draw:points="7417,0 4259,0 0,8052 8525,10891 9943,1893">
              <text:p/>
            </draw:polygon>
          </draw:g>
          <draw:g draw:z-index="2">
            <draw:custom-shape draw:name="シェイプ 1" draw:style-name="gr1" draw:text-style-name="P1" svg:width="8.985cm" svg:height="1.996cm" svg:x="38.439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21.6153002167481cm)" svg:viewBox="0 0 9943 10891" draw:points="7417,0 4259,0 0,8052 8525,10891 9943,1893">
              <text:p/>
            </draw:polygon>
          </draw:g>
          <draw:g draw:z-index="3">
            <draw:custom-shape draw:name="シェイプ 1" draw:style-name="gr1" draw:text-style-name="P1" svg:width="8.985cm" svg:height="1.996cm" svg:x="9.991cm" svg:y="11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.197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21.6143002167481cm)" svg:viewBox="0 0 9943 10891" draw:points="7417,0 4259,0 0,8052 8525,10891 9943,1893">
              <text:p/>
            </draw:polygon>
          </draw:g>
          <draw:g draw:z-index="4">
            <draw:custom-shape draw:name="シェイプ 1" draw:style-name="gr1" draw:text-style-name="P1" svg:width="8.985cm" svg:height="1.996cm" svg:x="47.923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21.6153002167481cm)" svg:viewBox="0 0 9943 10891" draw:points="7417,0 4259,0 0,8052 8525,10891 9943,1893">
              <text:p/>
            </draw:polygon>
          </draw:g>
          <draw:g draw:z-index="5">
            <draw:custom-shape draw:name="シェイプ 1" draw:style-name="gr1" draw:text-style-name="P1" svg:width="8.985cm" svg:height="1.996cm" svg:x="57.408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7E-017) rotate (-0.321489648217356) translate (59.497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21.6153002167481cm)" svg:viewBox="0 0 9943 10891" draw:points="7417,0 4259,0 0,8052 8525,10891 9943,1893">
              <text:p/>
            </draw:polygon>
          </draw:g>
          <draw:g draw:z-index="6">
            <draw:custom-shape draw:name="シェイプ 1" draw:style-name="gr1" draw:text-style-name="P1" svg:width="8.985cm" svg:height="1.996cm" svg:x="66.892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21.6153002167481cm)" svg:viewBox="0 0 9943 10891" draw:points="7417,0 4259,0 0,8052 8525,10891 9943,1893">
              <text:p/>
            </draw:polygon>
          </draw:g>
          <draw:g draw:z-index="7">
            <draw:custom-shape draw:name="シェイプ 1" draw:style-name="gr1" draw:text-style-name="P1" svg:width="8.985cm" svg:height="1.996cm" svg:x="76.376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78.4652229664721cm 1.1987690772382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21.6153002167481cm)" svg:viewBox="0 0 9943 10891" draw:points="7417,0 4259,0 0,8052 8525,10891 9943,1893">
              <text:p/>
            </draw:polygon>
          </draw:g>
          <draw:g draw:z-index="8">
            <draw:custom-shape draw:name="シェイプ 1" draw:style-name="gr1" draw:text-style-name="P1" svg:width="8.985cm" svg:height="1.996cm" svg:x="85.861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21.6153002167481cm)" svg:viewBox="0 0 9943 10891" draw:points="7417,0 4259,0 0,8052 8525,10891 9943,1893">
              <text:p/>
            </draw:polygon>
          </draw:g>
          <draw:g draw:z-index="9">
            <draw:custom-shape draw:name="シェイプ 1" draw:style-name="gr1" draw:text-style-name="P1" svg:width="8.985cm" svg:height="1.996cm" svg:x="9.985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74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45.5763002167481cm)" svg:viewBox="0 0 9943 10891" draw:points="7417,0 4259,0 0,8052 8525,10891 9943,1893">
              <text:p/>
            </draw:polygon>
          </draw:g>
          <draw:g draw:z-index="10">
            <draw:custom-shape draw:name="シェイプ 1" draw:style-name="gr1" draw:text-style-name="P1" svg:width="8.985cm" svg:height="1.996cm" svg:x="19.47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45.5763002167481cm)" svg:viewBox="0 0 9943 10891" draw:points="7417,0 4259,0 0,8052 8525,10891 9943,1893">
              <text:p/>
            </draw:polygon>
          </draw:g>
          <draw:g draw:z-index="11">
            <draw:custom-shape draw:name="シェイプ 1" draw:style-name="gr1" draw:text-style-name="P1" svg:width="8.985cm" svg:height="1.996cm" svg:x="28.954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45.5763002167481cm)" svg:viewBox="0 0 9943 10891" draw:points="7417,0 4259,0 0,8052 8525,10891 9943,1893">
              <text:p/>
            </draw:polygon>
          </draw:g>
          <draw:g draw:z-index="12">
            <draw:custom-shape draw:name="シェイプ 1" draw:style-name="gr1" draw:text-style-name="P1" svg:width="8.985cm" svg:height="1.996cm" svg:x="38.439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45.5763002167481cm)" svg:viewBox="0 0 9943 10891" draw:points="7417,0 4259,0 0,8052 8525,10891 9943,1893">
              <text:p/>
            </draw:polygon>
          </draw:g>
          <draw:g draw:z-index="13">
            <draw:custom-shape draw:name="シェイプ 1" draw:style-name="gr1" draw:text-style-name="P1" svg:width="8.985cm" svg:height="1.996cm" svg:x="47.923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45.5763002167481cm)" svg:viewBox="0 0 9943 10891" draw:points="7417,0 4259,0 0,8052 8525,10891 9943,1893">
              <text:p/>
            </draw:polygon>
          </draw:g>
          <draw:g draw:z-index="14">
            <draw:custom-shape draw:name="シェイプ 1" draw:style-name="gr1" draw:text-style-name="P1" svg:width="8.985cm" svg:height="1.996cm" svg:x="57.408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45.5763002167481cm)" svg:viewBox="0 0 9943 10891" draw:points="7417,0 4259,0 0,8052 8525,10891 9943,1893">
              <text:p/>
            </draw:polygon>
          </draw:g>
          <draw:g draw:z-index="15">
            <draw:custom-shape draw:name="シェイプ 1" draw:style-name="gr1" draw:text-style-name="P1" svg:width="8.985cm" svg:height="1.996cm" svg:x="66.892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45.5763002167481cm)" svg:viewBox="0 0 9943 10891" draw:points="7417,0 4259,0 0,8052 8525,10891 9943,1893">
              <text:p/>
            </draw:polygon>
          </draw:g>
          <draw:g draw:z-index="16">
            <draw:custom-shape draw:name="シェイプ 1" draw:style-name="gr1" draw:text-style-name="P1" svg:width="8.985cm" svg:height="1.996cm" svg:x="85.86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02189974145cm 45.5763002167481cm)" svg:viewBox="0 0 9943 10891" draw:points="7417,0 4259,0 0,8052 8525,10891 9943,1893">
              <text:p/>
            </draw:polygon>
          </draw:g>
          <draw:g draw:z-index="17">
            <draw:custom-shape draw:name="シェイプ 1" draw:style-name="gr1" draw:text-style-name="P1" svg:width="8.985cm" svg:height="1.996cm" svg:x="76.376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87.9052189974145cm 45.5763002167481cm)" svg:viewBox="0 0 9943 10891" draw:points="7417,0 4259,0 0,8052 8525,10891 9943,1893">
              <text:p/>
            </draw:polygon>
          </draw:g>
          <draw:g draw:z-index="18">
            <draw:custom-shape draw:name="シェイプ 1" draw:style-name="gr1" draw:text-style-name="P1" svg:width="8.985cm" svg:height="1.996cm" svg:x="9.991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12.080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69.4943002167481cm)" svg:viewBox="0 0 9943 10891" draw:points="7417,0 4259,0 0,8052 8525,10891 9943,1893">
              <text:p/>
            </draw:polygon>
          </draw:g>
          <draw:g draw:z-index="19">
            <draw:custom-shape draw:name="シェイプ 1" draw:style-name="gr1" draw:text-style-name="P1" svg:width="8.985cm" svg:height="1.996cm" svg:x="19.47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1.0052189974145cm 69.4943002167481cm)" svg:viewBox="0 0 9943 10891" draw:points="7417,0 4259,0 0,8052 8525,10891 9943,1893">
              <text:p/>
            </draw:polygon>
          </draw:g>
          <draw:g draw:z-index="20">
            <draw:custom-shape draw:name="シェイプ 1" draw:style-name="gr1" draw:text-style-name="P1" svg:width="8.985cm" svg:height="1.996cm" svg:x="28.9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9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69.4943002167481cm)" svg:viewBox="0 0 9943 10891" draw:points="7417,0 4259,0 0,8052 8525,10891 9943,1893">
              <text:p/>
            </draw:polygon>
          </draw:g>
          <draw:g draw:z-index="21">
            <draw:custom-shape draw:name="シェイプ 1" draw:style-name="gr1" draw:text-style-name="P1" svg:width="8.985cm" svg:height="1.996cm" svg:x="38.445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34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49.9742189974145cm 69.4943002167481cm)" svg:viewBox="0 0 9943 10891" draw:points="7417,0 4259,0 0,8052 8525,10891 9943,1893">
              <text:p/>
            </draw:polygon>
          </draw:g>
          <draw:g draw:z-index="22">
            <draw:custom-shape draw:name="シェイプ 1" draw:style-name="gr1" draw:text-style-name="P1" svg:width="8.985cm" svg:height="1.996cm" svg:x="47.929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8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82189974145cm 69.4943002167481cm)" svg:viewBox="0 0 9943 10891" draw:points="7417,0 4259,0 0,8052 8525,10891 9943,1893">
              <text:p/>
            </draw:polygon>
          </draw:g>
          <draw:g draw:z-index="23">
            <draw:custom-shape draw:name="シェイプ 1" draw:style-name="gr1" draw:text-style-name="P1" svg:width="8.985cm" svg:height="1.996cm" svg:x="85.86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69.4943002167481cm)" svg:viewBox="0 0 9943 10891" draw:points="7417,0 4259,0 0,8052 8525,10891 9943,1893">
              <text:p/>
            </draw:polygon>
          </draw:g>
          <draw:g draw:z-index="24">
            <draw:custom-shape draw:name="シェイプ 1" draw:style-name="gr1" draw:text-style-name="P1" svg:width="8.985cm" svg:height="1.996cm" svg:x="76.382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71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69.4943002167481cm)" svg:viewBox="0 0 9943 10891" draw:points="7417,0 4259,0 0,8052 8525,10891 9943,1893">
              <text:p/>
            </draw:polygon>
          </draw:g>
          <draw:g draw:z-index="25">
            <draw:custom-shape draw:name="シェイプ 1" draw:style-name="gr1" draw:text-style-name="P1" svg:width="8.985cm" svg:height="1.996cm" svg:x="66.898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7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72189974145cm 69.4943002167481cm)" svg:viewBox="0 0 9943 10891" draw:points="7417,0 4259,0 0,8052 8525,10891 9943,1893">
              <text:p/>
            </draw:polygon>
          </draw:g>
          <draw:g draw:z-index="26">
            <draw:custom-shape draw:name="シェイプ 1" draw:style-name="gr1" draw:text-style-name="P1" svg:width="8.985cm" svg:height="1.996cm" svg:x="57.414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59.503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69.4943002167481cm)" svg:viewBox="0 0 9943 10891" draw:points="7417,0 4259,0 0,8052 8525,10891 9943,1893">
              <text:p/>
            </draw:polygon>
          </draw:g>
          <draw:g draw:z-index="27">
            <draw:custom-shape draw:name="シェイプ 1" draw:style-name="gr1" draw:text-style-name="P1" svg:width="8.985cm" svg:height="1.996cm" svg:x="19.47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0.9992189974145cm 93.4493002167481cm)" svg:viewBox="0 0 9943 10891" draw:points="7417,0 4259,0 0,8052 8525,10891 9943,1893">
              <text:p/>
            </draw:polygon>
          </draw:g>
          <draw:g draw:z-index="28">
            <draw:custom-shape draw:name="シェイプ 1" draw:style-name="gr1" draw:text-style-name="P1" svg:width="8.985cm" svg:height="1.996cm" svg:x="28.954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0.4832189974145cm 93.4493002167481cm)" svg:viewBox="0 0 9943 10891" draw:points="7417,0 4259,0 0,8052 8525,10891 9943,1893">
              <text:p/>
            </draw:polygon>
          </draw:g>
          <draw:g draw:z-index="29">
            <draw:custom-shape draw:name="シェイプ 1" draw:style-name="gr1" draw:text-style-name="P1" svg:width="8.985cm" svg:height="1.996cm" svg:x="38.439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9.9682189974145cm 93.4493002167481cm)" svg:viewBox="0 0 9943 10891" draw:points="7417,0 4259,0 0,8052 8525,10891 9943,1893">
              <text:p/>
            </draw:polygon>
          </draw:g>
          <draw:g draw:z-index="30">
            <draw:custom-shape draw:name="シェイプ 1" draw:style-name="gr1" draw:text-style-name="P1" svg:width="8.985cm" svg:height="1.996cm" svg:x="9.991cm" svg:y="83.8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73.031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93.4483002167481cm)" svg:viewBox="0 0 9943 10891" draw:points="7417,0 4259,0 0,8052 8525,10891 9943,1893">
              <text:p/>
            </draw:polygon>
          </draw:g>
          <draw:g draw:z-index="31">
            <draw:custom-shape draw:name="シェイプ 1" draw:style-name="gr1" draw:text-style-name="P1" svg:width="8.985cm" svg:height="1.996cm" svg:x="47.923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22189974145cm 93.4493002167481cm)" svg:viewBox="0 0 9943 10891" draw:points="7417,0 4259,0 0,8052 8525,10891 9943,1893">
              <text:p/>
            </draw:polygon>
          </draw:g>
          <draw:g draw:z-index="32">
            <draw:custom-shape draw:name="シェイプ 1" draw:style-name="gr1" draw:text-style-name="P1" svg:width="8.985cm" svg:height="1.996cm" svg:x="57.408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68.9372189974145cm 93.4493002167481cm)" svg:viewBox="0 0 9943 10891" draw:points="7417,0 4259,0 0,8052 8525,10891 9943,1893">
              <text:p/>
            </draw:polygon>
          </draw:g>
          <draw:g draw:z-index="33">
            <draw:custom-shape draw:name="シェイプ 1" draw:style-name="gr1" draw:text-style-name="P1" svg:width="8.985cm" svg:height="1.996cm" svg:x="66.892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93.4493002167481cm)" svg:viewBox="0 0 9943 10891" draw:points="7417,0 4259,0 0,8052 8525,10891 9943,1893">
              <text:p/>
            </draw:polygon>
          </draw:g>
          <draw:g draw:z-index="34">
            <draw:custom-shape draw:name="シェイプ 1" draw:style-name="gr1" draw:text-style-name="P1" svg:width="8.985cm" svg:height="1.996cm" svg:x="76.376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93.4493002167481cm)" svg:viewBox="0 0 9943 10891" draw:points="7417,0 4259,0 0,8052 8525,10891 9943,1893">
              <text:p/>
            </draw:polygon>
          </draw:g>
          <draw:g draw:z-index="35">
            <draw:custom-shape draw:name="シェイプ 1" draw:style-name="gr1" draw:text-style-name="P1" svg:width="8.985cm" svg:height="1.996cm" svg:x="85.861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93.4493002167481cm)" svg:viewBox="0 0 9943 10891" draw:points="7417,0 4259,0 0,8052 8525,10891 9943,1893">
              <text:p/>
            </draw:polygon>
          </draw:g>
          <draw:g draw:z-index="36">
            <draw:custom-shape draw:name="シェイプ 1" draw:style-name="gr1" draw:text-style-name="P1" svg:width="8.985cm" svg:height="1.996cm" svg:x="9.985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12.074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117.410300216748cm)" svg:viewBox="0 0 9943 10891" draw:points="7417,0 4259,0 0,8052 8525,10891 9943,1893">
              <text:p/>
            </draw:polygon>
          </draw:g>
          <draw:g draw:z-index="37">
            <draw:custom-shape draw:name="シェイプ 1" draw:style-name="gr1" draw:text-style-name="P1" svg:width="8.985cm" svg:height="1.996cm" svg:x="19.47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21.559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30.9992189974145cm 117.410300216748cm)" svg:viewBox="0 0 9943 10891" draw:points="7417,0 4259,0 0,8052 8525,10891 9943,1893">
              <text:p/>
            </draw:polygon>
          </draw:g>
          <draw:g draw:z-index="38">
            <draw:custom-shape draw:name="シェイプ 1" draw:style-name="gr1" draw:text-style-name="P1" svg:width="8.985cm" svg:height="1.996cm" svg:x="28.954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117.410300216748cm)" svg:viewBox="0 0 9943 10891" draw:points="7417,0 4259,0 0,8052 8525,10891 9943,1893">
              <text:p/>
            </draw:polygon>
          </draw:g>
          <draw:g draw:z-index="39">
            <draw:custom-shape draw:name="シェイプ 1" draw:style-name="gr1" draw:text-style-name="P1" svg:width="8.985cm" svg:height="1.996cm" svg:x="38.439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49.9682189974145cm 117.410300216748cm)" svg:viewBox="0 0 9943 10891" draw:points="7417,0 4259,0 0,8052 8525,10891 9943,1893">
              <text:p/>
            </draw:polygon>
          </draw:g>
          <draw:g draw:z-index="40">
            <draw:custom-shape draw:name="シェイプ 1" draw:style-name="gr1" draw:text-style-name="P1" svg:width="8.985cm" svg:height="1.996cm" svg:x="47.923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2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117.410300216748cm)" svg:viewBox="0 0 9943 10891" draw:points="7417,0 4259,0 0,8052 8525,10891 9943,1893">
              <text:p/>
            </draw:polygon>
          </draw:g>
          <draw:g draw:z-index="41">
            <draw:custom-shape draw:name="シェイプ 1" draw:style-name="gr1" draw:text-style-name="P1" svg:width="8.985cm" svg:height="1.996cm" svg:x="57.408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497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68.9372189974145cm 117.410300216748cm)" svg:viewBox="0 0 9943 10891" draw:points="7417,0 4259,0 0,8052 8525,10891 9943,1893">
              <text:p/>
            </draw:polygon>
          </draw:g>
          <draw:g draw:z-index="42">
            <draw:custom-shape draw:name="シェイプ 1" draw:style-name="gr1" draw:text-style-name="P1" svg:width="8.985cm" svg:height="1.996cm" svg:x="66.892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117.410300216748cm)" svg:viewBox="0 0 9943 10891" draw:points="7417,0 4259,0 0,8052 8525,10891 9943,1893">
              <text:p/>
            </draw:polygon>
          </draw:g>
          <draw:g draw:z-index="43">
            <draw:custom-shape draw:name="シェイプ 1" draw:style-name="gr1" draw:text-style-name="P1" svg:width="8.985cm" svg:height="1.996cm" svg:x="85.86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87.95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117.410300216748cm)" svg:viewBox="0 0 9943 10891" draw:points="7417,0 4259,0 0,8052 8525,10891 9943,1893">
              <text:p/>
            </draw:polygon>
          </draw:g>
          <draw:g draw:z-index="44">
            <draw:custom-shape draw:name="シェイプ 1" draw:style-name="gr1" draw:text-style-name="P1" svg:width="8.985cm" svg:height="1.996cm" svg:x="76.376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78.465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117.410300216748cm)" svg:viewBox="0 0 9943 10891" draw:points="7417,0 4259,0 0,8052 8525,10891 9943,1893">
              <text:p/>
            </draw:polygon>
          </draw:g>
          <draw:g draw:z-index="45">
            <draw:custom-shape draw:name="シェイプ 1" draw:style-name="gr1" draw:text-style-name="P1" svg:width="8.985cm" svg:height="1.996cm" svg:x="9.991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141.328300216748cm)" svg:viewBox="0 0 9943 10891" draw:points="7417,0 4259,0 0,8052 8525,10891 9943,1893">
              <text:p/>
            </draw:polygon>
          </draw:g>
          <draw:g draw:z-index="46">
            <draw:custom-shape draw:name="シェイプ 1" draw:style-name="gr1" draw:text-style-name="P1" svg:width="8.985cm" svg:height="1.996cm" svg:x="19.47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1.0052189974145cm 141.328300216748cm)" svg:viewBox="0 0 9943 10891" draw:points="7417,0 4259,0 0,8052 8525,10891 9943,1893">
              <text:p/>
            </draw:polygon>
          </draw:g>
          <draw:g draw:z-index="47">
            <draw:custom-shape draw:name="シェイプ 1" draw:style-name="gr1" draw:text-style-name="P1" svg:width="8.985cm" svg:height="1.996cm" svg:x="28.9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31.049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141.328300216748cm)" svg:viewBox="0 0 9943 10891" draw:points="7417,0 4259,0 0,8052 8525,10891 9943,1893">
              <text:p/>
            </draw:polygon>
          </draw:g>
          <draw:g draw:z-index="48">
            <draw:custom-shape draw:name="シェイプ 1" draw:style-name="gr1" draw:text-style-name="P1" svg:width="8.985cm" svg:height="1.996cm" svg:x="38.445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34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49.9742189974145cm 141.328300216748cm)" svg:viewBox="0 0 9943 10891" draw:points="7417,0 4259,0 0,8052 8525,10891 9943,1893">
              <text:p/>
            </draw:polygon>
          </draw:g>
          <draw:g draw:z-index="49">
            <draw:custom-shape draw:name="シェイプ 1" draw:style-name="gr1" draw:text-style-name="P1" svg:width="8.985cm" svg:height="1.996cm" svg:x="47.929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8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59.4582189974145cm 141.328300216748cm)" svg:viewBox="0 0 9943 10891" draw:points="7417,0 4259,0 0,8052 8525,10891 9943,1893">
              <text:p/>
            </draw:polygon>
          </draw:g>
          <draw:g draw:z-index="50">
            <draw:custom-shape draw:name="シェイプ 1" draw:style-name="gr1" draw:text-style-name="P1" svg:width="8.985cm" svg:height="1.996cm" svg:x="85.86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5E-017) rotate (-0.321489648217356) translate (87.95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141.328300216748cm)" svg:viewBox="0 0 9943 10891" draw:points="7417,0 4259,0 0,8052 8525,10891 9943,1893">
              <text:p/>
            </draw:polygon>
          </draw:g>
          <draw:g draw:z-index="51">
            <draw:custom-shape draw:name="シェイプ 1" draw:style-name="gr1" draw:text-style-name="P1" svg:width="8.985cm" svg:height="1.996cm" svg:x="76.382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6.88026109943548E-017) rotate (-0.321489648217356) translate (78.471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141.328300216748cm)" svg:viewBox="0 0 9943 10891" draw:points="7417,0 4259,0 0,8052 8525,10891 9943,1893">
              <text:p/>
            </draw:polygon>
          </draw:g>
          <draw:g draw:z-index="52">
            <draw:custom-shape draw:name="シェイプ 1" draw:style-name="gr1" draw:text-style-name="P1" svg:width="8.985cm" svg:height="1.996cm" svg:x="66.898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68.987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78.4272189974145cm 141.328300216748cm)" svg:viewBox="0 0 9943 10891" draw:points="7417,0 4259,0 0,8052 8525,10891 9943,1893">
              <text:p/>
            </draw:polygon>
          </draw:g>
          <draw:g draw:z-index="53">
            <draw:custom-shape draw:name="シェイプ 1" draw:style-name="gr1" draw:text-style-name="P1" svg:width="8.985cm" svg:height="1.996cm" svg:x="57.414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503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141.328300216748cm)" svg:viewBox="0 0 9943 10891" draw:points="7417,0 4259,0 0,8052 8525,10891 9943,1893">
              <text:p/>
            </draw:polygon>
          </draw:g>
          <draw:g draw:z-index="54">
            <draw:custom-shape draw:name="シェイプ 1" draw:style-name="gr3" draw:text-style-name="P1" svg:width="8.985cm" svg:height="1.997cm" svg:x="19.47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165.298333813631cm)" svg:viewBox="0 0 9944 10897" draw:points="7418,0 4259,0 0,8057 8525,10897 9944,1894">
              <text:p/>
            </draw:polygon>
          </draw:g>
          <draw:g draw:z-index="55">
            <draw:custom-shape draw:name="シェイプ 1" draw:style-name="gr3" draw:text-style-name="P1" svg:width="8.985cm" svg:height="1.997cm" svg:x="28.954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0.4834070775504cm 165.298333813631cm)" svg:viewBox="0 0 9944 10897" draw:points="7418,0 4259,0 0,8057 8525,10897 9944,1894">
              <text:p/>
            </draw:polygon>
          </draw:g>
          <draw:g draw:z-index="56">
            <draw:custom-shape draw:name="シェイプ 1" draw:style-name="gr3" draw:text-style-name="P1" svg:width="8.985cm" svg:height="1.997cm" svg:x="38.439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65.298333813631cm)" svg:viewBox="0 0 9944 10897" draw:points="7418,0 4259,0 0,8057 8525,10897 9944,1894">
              <text:p/>
            </draw:polygon>
          </draw:g>
          <draw:g draw:z-index="57">
            <draw:custom-shape draw:name="シェイプ 1" draw:style-name="gr3" draw:text-style-name="P1" svg:width="8.985cm" svg:height="1.997cm" svg:x="9.991cm" svg:y="15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44.867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204070775504cm 165.297333168328cm)" svg:viewBox="0 0 9944 10897" draw:points="7418,0 4259,0 0,8057 8525,10897 9944,1894">
              <text:p/>
            </draw:polygon>
          </draw:g>
          <draw:g draw:z-index="58">
            <draw:custom-shape draw:name="シェイプ 1" draw:style-name="gr3" draw:text-style-name="P1" svg:width="8.985cm" svg:height="1.997cm" svg:x="47.923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65.298333813631cm)" svg:viewBox="0 0 9944 10897" draw:points="7418,0 4259,0 0,8057 8525,10897 9944,1894">
              <text:p/>
            </draw:polygon>
          </draw:g>
          <draw:g draw:z-index="59">
            <draw:custom-shape draw:name="シェイプ 1" draw:style-name="gr3" draw:text-style-name="P1" svg:width="8.985cm" svg:height="1.997cm" svg:x="57.408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59.497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65.298333813631cm)" svg:viewBox="0 0 9944 10897" draw:points="7418,0 4259,0 0,8057 8525,10897 9944,1894">
              <text:p/>
            </draw:polygon>
          </draw:g>
          <draw:g draw:z-index="60">
            <draw:custom-shape draw:name="シェイプ 1" draw:style-name="gr3" draw:text-style-name="P1" svg:width="8.985cm" svg:height="1.997cm" svg:x="66.892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1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65.298333813631cm)" svg:viewBox="0 0 9944 10897" draw:points="7418,0 4259,0 0,8057 8525,10897 9944,1894">
              <text:p/>
            </draw:polygon>
          </draw:g>
          <draw:g draw:z-index="61">
            <draw:custom-shape draw:name="シェイプ 1" draw:style-name="gr3" draw:text-style-name="P1" svg:width="8.985cm" svg:height="1.997cm" svg:x="76.376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78.465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65.298333813631cm)" svg:viewBox="0 0 9944 10897" draw:points="7418,0 4259,0 0,8057 8525,10897 9944,1894">
              <text:p/>
            </draw:polygon>
          </draw:g>
          <draw:g draw:z-index="62">
            <draw:custom-shape draw:name="シェイプ 1" draw:style-name="gr3" draw:text-style-name="P1" svg:width="8.985cm" svg:height="1.997cm" svg:x="85.861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165.298333813631cm)" svg:viewBox="0 0 9944 10897" draw:points="7418,0 4259,0 0,8057 8525,10897 9944,1894">
              <text:p/>
            </draw:polygon>
          </draw:g>
          <draw:g draw:z-index="63">
            <draw:custom-shape draw:name="シェイプ 1" draw:style-name="gr3" draw:text-style-name="P1" svg:width="8.985cm" svg:height="1.997cm" svg:x="9.985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2) rotate (-0.321664181142555) translate (12.074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21.5144070775504cm 189.274795919241cm)" svg:viewBox="0 0 9944 10897" draw:points="7418,0 4259,0 0,8057 8525,10897 9944,1894">
              <text:p/>
            </draw:polygon>
          </draw:g>
          <draw:g draw:z-index="64">
            <draw:custom-shape draw:name="シェイプ 1" draw:style-name="gr3" draw:text-style-name="P1" svg:width="8.985cm" svg:height="1.997cm" svg:x="19.47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189.274795919241cm)" svg:viewBox="0 0 9944 10897" draw:points="7418,0 4259,0 0,8057 8525,10897 9944,1894">
              <text:p/>
            </draw:polygon>
          </draw:g>
          <draw:g draw:z-index="65">
            <draw:custom-shape draw:name="シェイプ 1" draw:style-name="gr3" draw:text-style-name="P1" svg:width="8.985cm" svg:height="1.997cm" svg:x="28.954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34070775504cm 189.274795919241cm)" svg:viewBox="0 0 9944 10897" draw:points="7418,0 4259,0 0,8057 8525,10897 9944,1894">
              <text:p/>
            </draw:polygon>
          </draw:g>
          <draw:g draw:z-index="66">
            <draw:custom-shape draw:name="シェイプ 1" draw:style-name="gr3" draw:text-style-name="P1" svg:width="8.985cm" svg:height="1.997cm" svg:x="38.439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89.274795919241cm)" svg:viewBox="0 0 9944 10897" draw:points="7418,0 4259,0 0,8057 8525,10897 9944,1894">
              <text:p/>
            </draw:polygon>
          </draw:g>
          <draw:g draw:z-index="67">
            <draw:custom-shape draw:name="シェイプ 1" draw:style-name="gr3" draw:text-style-name="P1" svg:width="8.985cm" svg:height="1.997cm" svg:x="47.923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89.274795919241cm)" svg:viewBox="0 0 9944 10897" draw:points="7418,0 4259,0 0,8057 8525,10897 9944,1894">
              <text:p/>
            </draw:polygon>
          </draw:g>
          <draw:g draw:z-index="68">
            <draw:custom-shape draw:name="シェイプ 1" draw:style-name="gr3" draw:text-style-name="P1" svg:width="8.985cm" svg:height="1.997cm" svg:x="57.408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89.274795919241cm)" svg:viewBox="0 0 9944 10897" draw:points="7418,0 4259,0 0,8057 8525,10897 9944,1894">
              <text:p/>
            </draw:polygon>
          </draw:g>
          <draw:g draw:z-index="69">
            <draw:custom-shape draw:name="シェイプ 1" draw:style-name="gr3" draw:text-style-name="P1" svg:width="8.985cm" svg:height="1.997cm" svg:x="66.892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68.981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89.274795919241cm)" svg:viewBox="0 0 9944 10897" draw:points="7418,0 4259,0 0,8057 8525,10897 9944,1894">
              <text:p/>
            </draw:polygon>
          </draw:g>
          <draw:g draw:z-index="70">
            <draw:custom-shape draw:name="シェイプ 1" draw:style-name="gr3" draw:text-style-name="P1" svg:width="8.985cm" svg:height="1.997cm" svg:x="85.86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5cm 189.274795919241cm)" svg:viewBox="0 0 9944 10897" draw:points="7418,0 4259,0 0,8057 8525,10897 9944,1894">
              <text:p/>
            </draw:polygon>
          </draw:g>
          <draw:g draw:z-index="71">
            <draw:custom-shape draw:name="シェイプ 1" draw:style-name="gr3" draw:text-style-name="P1" svg:width="8.985cm" svg:height="1.997cm" svg:x="76.376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65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89.274795919241cm)" svg:viewBox="0 0 9944 10897" draw:points="7418,0 4259,0 0,8057 8525,10897 9944,1894">
              <text:p/>
            </draw:polygon>
          </draw:g>
          <draw:g draw:z-index="72">
            <draw:custom-shape draw:name="シェイプ 1" draw:style-name="gr3" draw:text-style-name="P1" svg:width="8.985cm" svg:height="1.997cm" svg:x="9.991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21.5204070775504cm 213.208230276821cm)" svg:viewBox="0 0 9944 10897" draw:points="7418,0 4259,0 0,8057 8525,10897 9944,1894">
              <text:p/>
            </draw:polygon>
          </draw:g>
          <draw:g draw:z-index="73">
            <draw:custom-shape draw:name="シェイプ 1" draw:style-name="gr3" draw:text-style-name="P1" svg:width="8.985cm" svg:height="1.997cm" svg:x="19.47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31.0054070775504cm 213.208230276821cm)" svg:viewBox="0 0 9944 10897" draw:points="7418,0 4259,0 0,8057 8525,10897 9944,1894">
              <text:p/>
            </draw:polygon>
          </draw:g>
          <draw:g draw:z-index="74">
            <draw:custom-shape draw:name="シェイプ 1" draw:style-name="gr3" draw:text-style-name="P1" svg:width="8.985cm" svg:height="1.997cm" svg:x="28.9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94070775504cm 213.208230276821cm)" svg:viewBox="0 0 9944 10897" draw:points="7418,0 4259,0 0,8057 8525,10897 9944,1894">
              <text:p/>
            </draw:polygon>
          </draw:g>
          <draw:g draw:z-index="75">
            <draw:custom-shape draw:name="シェイプ 1" draw:style-name="gr3" draw:text-style-name="P1" svg:width="8.985cm" svg:height="1.997cm" svg:x="38.445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744070775504cm 213.208230276821cm)" svg:viewBox="0 0 9944 10897" draw:points="7418,0 4259,0 0,8057 8525,10897 9944,1894">
              <text:p/>
            </draw:polygon>
          </draw:g>
          <draw:g draw:z-index="76">
            <draw:custom-shape draw:name="シェイプ 1" draw:style-name="gr3" draw:text-style-name="P1" svg:width="8.985cm" svg:height="1.997cm" svg:x="47.929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84070775504cm 213.208230276821cm)" svg:viewBox="0 0 9944 10897" draw:points="7418,0 4259,0 0,8057 8525,10897 9944,1894">
              <text:p/>
            </draw:polygon>
          </draw:g>
          <draw:g draw:z-index="77">
            <draw:custom-shape draw:name="シェイプ 1" draw:style-name="gr3" draw:text-style-name="P1" svg:width="8.985cm" svg:height="1.997cm" svg:x="85.86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97.3964070775504cm 213.208230276821cm)" svg:viewBox="0 0 9944 10897" draw:points="7418,0 4259,0 0,8057 8525,10897 9944,1894">
              <text:p/>
            </draw:polygon>
          </draw:g>
          <draw:g draw:z-index="78">
            <draw:custom-shape draw:name="シェイプ 1" draw:style-name="gr3" draw:text-style-name="P1" svg:width="8.985cm" svg:height="1.997cm" svg:x="76.382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87.9114070775504cm 213.208230276821cm)" svg:viewBox="0 0 9944 10897" draw:points="7418,0 4259,0 0,8057 8525,10897 9944,1894">
              <text:p/>
            </draw:polygon>
          </draw:g>
          <draw:g draw:z-index="79">
            <draw:custom-shape draw:name="シェイプ 1" draw:style-name="gr3" draw:text-style-name="P1" svg:width="8.985cm" svg:height="1.997cm" svg:x="66.898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68.987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78.4274070775504cm 213.208230276821cm)" svg:viewBox="0 0 9944 10897" draw:points="7418,0 4259,0 0,8057 8525,10897 9944,1894">
              <text:p/>
            </draw:polygon>
          </draw:g>
          <draw:g draw:z-index="80">
            <draw:custom-shape draw:name="シェイプ 1" draw:style-name="gr3" draw:text-style-name="P1" svg:width="8.985cm" svg:height="1.997cm" svg:x="57.414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6) rotate (-0.321664181142555) translate (59.503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434070775504cm 213.208230276821cm)" svg:viewBox="0 0 9944 10897" draw:points="7418,0 4259,0 0,8057 8525,10897 9944,1894">
              <text:p/>
            </draw:polygon>
          </draw:g>
          <draw:g draw:z-index="81">
            <draw:custom-shape draw:name="シェイプ 1" draw:style-name="gr3" draw:text-style-name="P1" svg:width="8.985cm" svg:height="1.997cm" svg:x="19.47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0.9994070775504cm 237.180333813631cm)" svg:viewBox="0 0 9944 10897" draw:points="7418,0 4259,0 0,8057 8525,10897 9944,1894">
              <text:p/>
            </draw:polygon>
          </draw:g>
          <draw:g draw:z-index="82">
            <draw:custom-shape draw:name="シェイプ 1" draw:style-name="gr3" draw:text-style-name="P1" svg:width="8.985cm" svg:height="1.997cm" svg:x="28.954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31.043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237.180333813631cm)" svg:viewBox="0 0 9944 10897" draw:points="7418,0 4259,0 0,8057 8525,10897 9944,1894">
              <text:p/>
            </draw:polygon>
          </draw:g>
          <draw:g draw:z-index="83">
            <draw:custom-shape draw:name="シェイプ 1" draw:style-name="gr3" draw:text-style-name="P1" svg:width="8.985cm" svg:height="1.997cm" svg:x="38.439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28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9.9684070775504cm 237.180333813631cm)" svg:viewBox="0 0 9944 10897" draw:points="7418,0 4259,0 0,8057 8525,10897 9944,1894">
              <text:p/>
            </draw:polygon>
          </draw:g>
          <draw:g draw:z-index="84">
            <draw:custom-shape draw:name="シェイプ 1" draw:style-name="gr3" draw:text-style-name="P1" svg:width="8.985cm" svg:height="1.997cm" svg:x="9.991cm" svg:y="227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12.0802416818403cm 216.749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37.179333168328cm)" svg:viewBox="0 0 9944 10897" draw:points="7418,0 4259,0 0,8057 8525,10897 9944,1894">
              <text:p/>
            </draw:polygon>
          </draw:g>
          <draw:g draw:z-index="85">
            <draw:custom-shape draw:name="シェイプ 1" draw:style-name="gr3" draw:text-style-name="P1" svg:width="8.985cm" svg:height="1.997cm" svg:x="47.923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2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24070775504cm 237.180333813631cm)" svg:viewBox="0 0 9944 10897" draw:points="7418,0 4259,0 0,8057 8525,10897 9944,1894">
              <text:p/>
            </draw:polygon>
          </draw:g>
          <draw:g draw:z-index="86">
            <draw:custom-shape draw:name="シェイプ 1" draw:style-name="gr3" draw:text-style-name="P1" svg:width="8.985cm" svg:height="1.997cm" svg:x="57.408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37.180333813631cm)" svg:viewBox="0 0 9944 10897" draw:points="7418,0 4259,0 0,8057 8525,10897 9944,1894">
              <text:p/>
            </draw:polygon>
          </draw:g>
          <draw:g draw:z-index="87">
            <draw:custom-shape draw:name="シェイプ 1" draw:style-name="gr3" draw:text-style-name="P1" svg:width="8.985cm" svg:height="1.997cm" svg:x="66.892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14070775504cm 237.180333813631cm)" svg:viewBox="0 0 9944 10897" draw:points="7418,0 4259,0 0,8057 8525,10897 9944,1894">
              <text:p/>
            </draw:polygon>
          </draw:g>
          <draw:g draw:z-index="88">
            <draw:custom-shape draw:name="シェイプ 1" draw:style-name="gr3" draw:text-style-name="P1" svg:width="8.985cm" svg:height="1.997cm" svg:x="76.376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7) rotate (-2.81992847244724) translate (87.9054070775504cm 237.180333813631cm)" svg:viewBox="0 0 9944 10897" draw:points="7418,0 4259,0 0,8057 8525,10897 9944,1894">
              <text:p/>
            </draw:polygon>
          </draw:g>
          <draw:g draw:z-index="89">
            <draw:custom-shape draw:name="シェイプ 1" draw:style-name="gr3" draw:text-style-name="P1" svg:width="8.985cm" svg:height="1.997cm" svg:x="85.861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04070775504cm 237.180333813631cm)" svg:viewBox="0 0 9944 10897" draw:points="7418,0 4259,0 0,8057 8525,10897 9944,1894">
              <text:p/>
            </draw:polygon>
          </draw:g>
          <draw:g draw:z-index="90">
            <draw:custom-shape draw:name="シェイプ 1" draw:style-name="gr3" draw:text-style-name="P1" svg:width="8.985cm" svg:height="1.997cm" svg:x="9.985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12.074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21.5144070775504cm 261.156795919241cm)" svg:viewBox="0 0 9944 10897" draw:points="7418,0 4259,0 0,8057 8525,10897 9944,1894">
              <text:p/>
            </draw:polygon>
          </draw:g>
          <draw:g draw:z-index="91">
            <draw:custom-shape draw:name="シェイプ 1" draw:style-name="gr3" draw:text-style-name="P1" svg:width="8.985cm" svg:height="1.997cm" svg:x="19.47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261.156795919241cm)" svg:viewBox="0 0 9944 10897" draw:points="7418,0 4259,0 0,8057 8525,10897 9944,1894">
              <text:p/>
            </draw:polygon>
          </draw:g>
          <draw:g draw:z-index="92">
            <draw:custom-shape draw:name="シェイプ 1" draw:style-name="gr3" draw:text-style-name="P1" svg:width="8.985cm" svg:height="1.997cm" svg:x="28.954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4cm 261.156795919241cm)" svg:viewBox="0 0 9944 10897" draw:points="7418,0 4259,0 0,8057 8525,10897 9944,1894">
              <text:p/>
            </draw:polygon>
          </draw:g>
          <draw:g draw:z-index="93">
            <draw:custom-shape draw:name="シェイプ 1" draw:style-name="gr3" draw:text-style-name="P1" svg:width="8.985cm" svg:height="1.997cm" svg:x="38.439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684070775504cm 261.156795919241cm)" svg:viewBox="0 0 9944 10897" draw:points="7418,0 4259,0 0,8057 8525,10897 9944,1894">
              <text:p/>
            </draw:polygon>
          </draw:g>
          <draw:g draw:z-index="94">
            <draw:custom-shape draw:name="シェイプ 1" draw:style-name="gr3" draw:text-style-name="P1" svg:width="8.985cm" svg:height="1.997cm" svg:x="47.923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261.156795919241cm)" svg:viewBox="0 0 9944 10897" draw:points="7418,0 4259,0 0,8057 8525,10897 9944,1894">
              <text:p/>
            </draw:polygon>
          </draw:g>
          <draw:g draw:z-index="95">
            <draw:custom-shape draw:name="シェイプ 1" draw:style-name="gr3" draw:text-style-name="P1" svg:width="8.985cm" svg:height="1.997cm" svg:x="57.408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61.156795919241cm)" svg:viewBox="0 0 9944 10897" draw:points="7418,0 4259,0 0,8057 8525,10897 9944,1894">
              <text:p/>
            </draw:polygon>
          </draw:g>
          <draw:g draw:z-index="96">
            <draw:custom-shape draw:name="シェイプ 1" draw:style-name="gr3" draw:text-style-name="P1" svg:width="8.985cm" svg:height="1.997cm" svg:x="66.892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261.156795919241cm)" svg:viewBox="0 0 9944 10897" draw:points="7418,0 4259,0 0,8057 8525,10897 9944,1894">
              <text:p/>
            </draw:polygon>
          </draw:g>
          <draw:g draw:z-index="97">
            <draw:custom-shape draw:name="シェイプ 1" draw:style-name="gr3" draw:text-style-name="P1" svg:width="8.985cm" svg:height="1.997cm" svg:x="85.86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97.3904070775504cm 261.156795919241cm)" svg:viewBox="0 0 9944 10897" draw:points="7418,0 4259,0 0,8057 8525,10897 9944,1894">
              <text:p/>
            </draw:polygon>
          </draw:g>
          <draw:g draw:z-index="98">
            <draw:custom-shape draw:name="シェイプ 1" draw:style-name="gr3" draw:text-style-name="P1" svg:width="8.985cm" svg:height="1.997cm" svg:x="76.376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261.156795919241cm)" svg:viewBox="0 0 9944 10897" draw:points="7418,0 4259,0 0,8057 8525,10897 9944,1894">
              <text:p/>
            </draw:polygon>
          </draw:g>
          <draw:g draw:z-index="99">
            <draw:custom-shape draw:name="シェイプ 1" draw:style-name="gr3" draw:text-style-name="P1" svg:width="8.985cm" svg:height="1.997cm" svg:x="9.991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12.080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85.090230276821cm)" svg:viewBox="0 0 9944 10897" draw:points="7418,0 4259,0 0,8057 8525,10897 9944,1894">
              <text:p/>
            </draw:polygon>
          </draw:g>
          <draw:g draw:z-index="100">
            <draw:custom-shape draw:name="シェイプ 1" draw:style-name="gr3" draw:text-style-name="P1" svg:width="8.985cm" svg:height="1.997cm" svg:x="19.47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1.0054070775504cm 285.090230276821cm)" svg:viewBox="0 0 9944 10897" draw:points="7418,0 4259,0 0,8057 8525,10897 9944,1894">
              <text:p/>
            </draw:polygon>
          </draw:g>
          <draw:g draw:z-index="101">
            <draw:custom-shape draw:name="シェイプ 1" draw:style-name="gr3" draw:text-style-name="P1" svg:width="8.985cm" svg:height="1.997cm" svg:x="28.9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94070775505cm 285.090230276821cm)" svg:viewBox="0 0 9944 10897" draw:points="7418,0 4259,0 0,8057 8525,10897 9944,1894">
              <text:p/>
            </draw:polygon>
          </draw:g>
          <draw:g draw:z-index="102">
            <draw:custom-shape draw:name="シェイプ 1" draw:style-name="gr3" draw:text-style-name="P1" svg:width="8.985cm" svg:height="1.997cm" svg:x="38.445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9.9744070775504cm 285.090230276821cm)" svg:viewBox="0 0 9944 10897" draw:points="7418,0 4259,0 0,8057 8525,10897 9944,1894">
              <text:p/>
            </draw:polygon>
          </draw:g>
          <draw:g draw:z-index="103">
            <draw:custom-shape draw:name="シェイプ 1" draw:style-name="gr3" draw:text-style-name="P1" svg:width="8.985cm" svg:height="1.997cm" svg:x="47.929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59.4584070775504cm 285.090230276821cm)" svg:viewBox="0 0 9944 10897" draw:points="7418,0 4259,0 0,8057 8525,10897 9944,1894">
              <text:p/>
            </draw:polygon>
          </draw:g>
          <draw:g draw:z-index="104">
            <draw:custom-shape draw:name="シェイプ 1" draw:style-name="gr3" draw:text-style-name="P1" svg:width="8.985cm" svg:height="1.997cm" svg:x="85.86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64070775504cm 285.090230276821cm)" svg:viewBox="0 0 9944 10897" draw:points="7418,0 4259,0 0,8057 8525,10897 9944,1894">
              <text:p/>
            </draw:polygon>
          </draw:g>
          <draw:g draw:z-index="105">
            <draw:custom-shape draw:name="シェイプ 1" draw:style-name="gr3" draw:text-style-name="P1" svg:width="8.985cm" svg:height="1.997cm" svg:x="76.382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114070775504cm 285.090230276821cm)" svg:viewBox="0 0 9944 10897" draw:points="7418,0 4259,0 0,8057 8525,10897 9944,1894">
              <text:p/>
            </draw:polygon>
          </draw:g>
          <draw:g draw:z-index="106">
            <draw:custom-shape draw:name="シェイプ 1" draw:style-name="gr3" draw:text-style-name="P1" svg:width="8.985cm" svg:height="1.997cm" svg:x="66.898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7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74070775504cm 285.090230276821cm)" svg:viewBox="0 0 9944 10897" draw:points="7418,0 4259,0 0,8057 8525,10897 9944,1894">
              <text:p/>
            </draw:polygon>
          </draw:g>
          <draw:g draw:z-index="107">
            <draw:custom-shape draw:name="シェイプ 1" draw:style-name="gr3" draw:text-style-name="P1" svg:width="8.985cm" svg:height="1.997cm" svg:x="57.414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9.503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434070775504cm 285.090230276821cm)" svg:viewBox="0 0 9944 10897" draw:points="7418,0 4259,0 0,8057 8525,10897 9944,1894">
              <text:p/>
            </draw:polygon>
          </draw:g>
          <draw:g draw:z-index="108">
            <draw:custom-shape draw:name="シェイプ 1" draw:style-name="gr3" draw:text-style-name="P1" svg:width="8.985cm" svg:height="1.997cm" svg:x="19.47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09.062333813631cm)" svg:viewBox="0 0 9944 10897" draw:points="7418,0 4259,0 0,8057 8525,10897 9944,1894">
              <text:p/>
            </draw:polygon>
          </draw:g>
          <draw:g draw:z-index="109">
            <draw:custom-shape draw:name="シェイプ 1" draw:style-name="gr3" draw:text-style-name="P1" svg:width="8.985cm" svg:height="1.997cm" svg:x="28.954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309.062333813631cm)" svg:viewBox="0 0 9944 10897" draw:points="7418,0 4259,0 0,8057 8525,10897 9944,1894">
              <text:p/>
            </draw:polygon>
          </draw:g>
          <draw:g draw:z-index="110">
            <draw:custom-shape draw:name="シェイプ 1" draw:style-name="gr3" draw:text-style-name="P1" svg:width="8.985cm" svg:height="1.997cm" svg:x="38.439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5) rotate (-0.321664181142555) translate (40.528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309.062333813631cm)" svg:viewBox="0 0 9944 10897" draw:points="7418,0 4259,0 0,8057 8525,10897 9944,1894">
              <text:p/>
            </draw:polygon>
          </draw:g>
          <draw:g draw:z-index="111">
            <draw:custom-shape draw:name="シェイプ 1" draw:style-name="gr3" draw:text-style-name="P1" svg:width="8.985cm" svg:height="1.997cm" svg:x="9.991cm" svg:y="29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5) rotate (-0.321664181142555) translate (12.0802416818403cm 288.631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309.061333168328cm)" svg:viewBox="0 0 9944 10897" draw:points="7418,0 4259,0 0,8057 8525,10897 9944,1894">
              <text:p/>
            </draw:polygon>
          </draw:g>
          <draw:g draw:z-index="112">
            <draw:custom-shape draw:name="シェイプ 1" draw:style-name="gr3" draw:text-style-name="P1" svg:width="8.985cm" svg:height="1.997cm" svg:x="47.923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0.012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309.062333813631cm)" svg:viewBox="0 0 9944 10897" draw:points="7418,0 4259,0 0,8057 8525,10897 9944,1894">
              <text:p/>
            </draw:polygon>
          </draw:g>
          <draw:g draw:z-index="113">
            <draw:custom-shape draw:name="シェイプ 1" draw:style-name="gr3" draw:text-style-name="P1" svg:width="8.985cm" svg:height="1.997cm" svg:x="57.408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374070775504cm 309.062333813631cm)" svg:viewBox="0 0 9944 10897" draw:points="7418,0 4259,0 0,8057 8525,10897 9944,1894">
              <text:p/>
            </draw:polygon>
          </draw:g>
          <draw:g draw:z-index="114">
            <draw:custom-shape draw:name="シェイプ 1" draw:style-name="gr3" draw:text-style-name="P1" svg:width="8.985cm" svg:height="1.997cm" svg:x="66.892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09.062333813631cm)" svg:viewBox="0 0 9944 10897" draw:points="7418,0 4259,0 0,8057 8525,10897 9944,1894">
              <text:p/>
            </draw:polygon>
          </draw:g>
          <draw:g draw:z-index="115">
            <draw:custom-shape draw:name="シェイプ 1" draw:style-name="gr3" draw:text-style-name="P1" svg:width="8.985cm" svg:height="1.997cm" svg:x="76.376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309.062333813631cm)" svg:viewBox="0 0 9944 10897" draw:points="7418,0 4259,0 0,8057 8525,10897 9944,1894">
              <text:p/>
            </draw:polygon>
          </draw:g>
          <draw:g draw:z-index="116">
            <draw:custom-shape draw:name="シェイプ 1" draw:style-name="gr3" draw:text-style-name="P1" svg:width="8.985cm" svg:height="1.997cm" svg:x="85.861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09.062333813631cm)" svg:viewBox="0 0 9944 10897" draw:points="7418,0 4259,0 0,8057 8525,10897 9944,1894">
              <text:p/>
            </draw:polygon>
          </draw:g>
          <draw:g draw:z-index="117">
            <draw:custom-shape draw:name="シェイプ 1" draw:style-name="gr3" draw:text-style-name="P1" svg:width="8.985cm" svg:height="1.997cm" svg:x="9.985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74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144070775504cm 333.038795919241cm)" svg:viewBox="0 0 9944 10897" draw:points="7418,0 4259,0 0,8057 8525,10897 9944,1894">
              <text:p/>
            </draw:polygon>
          </draw:g>
          <draw:g draw:z-index="118">
            <draw:custom-shape draw:name="シェイプ 1" draw:style-name="gr3" draw:text-style-name="P1" svg:width="8.985cm" svg:height="1.997cm" svg:x="19.47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33.038795919241cm)" svg:viewBox="0 0 9944 10897" draw:points="7418,0 4259,0 0,8057 8525,10897 9944,1894">
              <text:p/>
            </draw:polygon>
          </draw:g>
          <draw:g draw:z-index="119">
            <draw:custom-shape draw:name="シェイプ 1" draw:style-name="gr3" draw:text-style-name="P1" svg:width="8.985cm" svg:height="1.997cm" svg:x="28.954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5cm 333.038795919241cm)" svg:viewBox="0 0 9944 10897" draw:points="7418,0 4259,0 0,8057 8525,10897 9944,1894">
              <text:p/>
            </draw:polygon>
          </draw:g>
          <draw:g draw:z-index="120">
            <draw:custom-shape draw:name="シェイプ 1" draw:style-name="gr3" draw:text-style-name="P1" svg:width="8.985cm" svg:height="1.997cm" svg:x="38.439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333.038795919241cm)" svg:viewBox="0 0 9944 10897" draw:points="7418,0 4259,0 0,8057 8525,10897 9944,1894">
              <text:p/>
            </draw:polygon>
          </draw:g>
          <draw:g draw:z-index="121">
            <draw:custom-shape draw:name="シェイプ 1" draw:style-name="gr3" draw:text-style-name="P1" svg:width="8.985cm" svg:height="1.997cm" svg:x="47.923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5cm 333.038795919241cm)" svg:viewBox="0 0 9944 10897" draw:points="7418,0 4259,0 0,8057 8525,10897 9944,1894">
              <text:p/>
            </draw:polygon>
          </draw:g>
          <draw:g draw:z-index="122">
            <draw:custom-shape draw:name="シェイプ 1" draw:style-name="gr3" draw:text-style-name="P1" svg:width="8.985cm" svg:height="1.997cm" svg:x="57.408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374070775505cm 333.038795919241cm)" svg:viewBox="0 0 9944 10897" draw:points="7418,0 4259,0 0,8057 8525,10897 9944,1894">
              <text:p/>
            </draw:polygon>
          </draw:g>
          <draw:g draw:z-index="123">
            <draw:custom-shape draw:name="シェイプ 1" draw:style-name="gr3" draw:text-style-name="P1" svg:width="8.985cm" svg:height="1.997cm" svg:x="66.892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33.038795919241cm)" svg:viewBox="0 0 9944 10897" draw:points="7418,0 4259,0 0,8057 8525,10897 9944,1894">
              <text:p/>
            </draw:polygon>
          </draw:g>
          <draw:g draw:z-index="124">
            <draw:custom-shape draw:name="シェイプ 1" draw:style-name="gr3" draw:text-style-name="P1" svg:width="8.985cm" svg:height="1.997cm" svg:x="85.86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87.95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33.038795919241cm)" svg:viewBox="0 0 9944 10897" draw:points="7418,0 4259,0 0,8057 8525,10897 9944,1894">
              <text:p/>
            </draw:polygon>
          </draw:g>
          <draw:g draw:z-index="125">
            <draw:custom-shape draw:name="シェイプ 1" draw:style-name="gr3" draw:text-style-name="P1" svg:width="8.985cm" svg:height="1.997cm" svg:x="76.376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65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5cm 333.038795919241cm)" svg:viewBox="0 0 9944 10897" draw:points="7418,0 4259,0 0,8057 8525,10897 9944,1894">
              <text:p/>
            </draw:polygon>
          </draw:g>
          <draw:g draw:z-index="126">
            <draw:custom-shape draw:name="シェイプ 1" draw:style-name="gr3" draw:text-style-name="P1" svg:width="8.985cm" svg:height="1.997cm" svg:x="9.991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204070775504cm 356.972230276821cm)" svg:viewBox="0 0 9944 10897" draw:points="7418,0 4259,0 0,8057 8525,10897 9944,1894">
              <text:p/>
            </draw:polygon>
          </draw:g>
          <draw:g draw:z-index="127">
            <draw:custom-shape draw:name="シェイプ 1" draw:style-name="gr3" draw:text-style-name="P1" svg:width="8.985cm" svg:height="1.997cm" svg:x="19.47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1.0054070775504cm 356.972230276821cm)" svg:viewBox="0 0 9944 10897" draw:points="7418,0 4259,0 0,8057 8525,10897 9944,1894">
              <text:p/>
            </draw:polygon>
          </draw:g>
          <draw:g draw:z-index="128">
            <draw:custom-shape draw:name="シェイプ 1" draw:style-name="gr3" draw:text-style-name="P1" svg:width="8.985cm" svg:height="1.997cm" svg:x="28.9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9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0.4894070775504cm 356.972230276821cm)" svg:viewBox="0 0 9944 10897" draw:points="7418,0 4259,0 0,8057 8525,10897 9944,1894">
              <text:p/>
            </draw:polygon>
          </draw:g>
          <draw:g draw:z-index="129">
            <draw:custom-shape draw:name="シェイプ 1" draw:style-name="gr3" draw:text-style-name="P1" svg:width="8.985cm" svg:height="1.997cm" svg:x="38.445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34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) rotate (-2.81992847244724) translate (49.9744070775504cm 356.972230276821cm)" svg:viewBox="0 0 9944 10897" draw:points="7418,0 4259,0 0,8057 8525,10897 9944,1894">
              <text:p/>
            </draw:polygon>
          </draw:g>
          <draw:g draw:z-index="130">
            <draw:custom-shape draw:name="シェイプ 1" draw:style-name="gr3" draw:text-style-name="P1" svg:width="8.985cm" svg:height="1.997cm" svg:x="47.929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8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84070775504cm 356.972230276821cm)" svg:viewBox="0 0 9944 10897" draw:points="7418,0 4259,0 0,8057 8525,10897 9944,1894">
              <text:p/>
            </draw:polygon>
          </draw:g>
          <draw:g draw:z-index="131">
            <draw:custom-shape draw:name="シェイプ 1" draw:style-name="gr3" draw:text-style-name="P1" svg:width="8.985cm" svg:height="1.997cm" svg:x="85.86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6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5) rotate (-2.81992847244724) translate (97.3964070775504cm 356.972230276821cm)" svg:viewBox="0 0 9944 10897" draw:points="7418,0 4259,0 0,8057 8525,10897 9944,1894">
              <text:p/>
            </draw:polygon>
          </draw:g>
          <draw:g draw:z-index="132">
            <draw:custom-shape draw:name="シェイプ 1" draw:style-name="gr3" draw:text-style-name="P1" svg:width="8.985cm" svg:height="1.997cm" svg:x="76.382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71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87.9114070775504cm 356.972230276821cm)" svg:viewBox="0 0 9944 10897" draw:points="7418,0 4259,0 0,8057 8525,10897 9944,1894">
              <text:p/>
            </draw:polygon>
          </draw:g>
          <draw:g draw:z-index="133">
            <draw:custom-shape draw:name="シェイプ 1" draw:style-name="gr3" draw:text-style-name="P1" svg:width="8.985cm" svg:height="1.997cm" svg:x="66.898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7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74070775504cm 356.972230276821cm)" svg:viewBox="0 0 9944 10897" draw:points="7418,0 4259,0 0,8057 8525,10897 9944,1894">
              <text:p/>
            </draw:polygon>
          </draw:g>
          <draw:g draw:z-index="134">
            <draw:custom-shape draw:name="シェイプ 1" draw:style-name="gr3" draw:text-style-name="P1" svg:width="8.985cm" svg:height="1.997cm" svg:x="57.414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503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434070775504cm 356.972230276821cm)" svg:viewBox="0 0 9944 10897" draw:points="7418,0 4259,0 0,8057 8525,10897 9944,1894">
              <text:p/>
            </draw:polygon>
          </draw:g>
          <draw:g draw:z-index="135">
            <draw:custom-shape draw:name="シェイプ 1" draw:style-name="gr1" draw:text-style-name="P1" svg:width="8.985cm" svg:height="1.996cm" svg:x="0.50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2.59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02189974145cm 45.5763002167481cm)" svg:viewBox="0 0 9943 10891" draw:points="7417,0 4259,0 0,8052 8525,10891 9943,1893">
              <text:p/>
            </draw:polygon>
          </draw:g>
          <draw:g draw:z-index="136">
            <draw:custom-shape draw:name="シェイプ 1" draw:style-name="gr1" draw:text-style-name="P1" svg:width="8.985cm" svg:height="1.996cm" svg:x="0.50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2.59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62189974145cm 69.4943002167481cm)" svg:viewBox="0 0 9943 10891" draw:points="7417,0 4259,0 0,8052 8525,10891 9943,1893">
              <text:p/>
            </draw:polygon>
          </draw:g>
          <draw:g draw:z-index="137">
            <draw:custom-shape draw:name="シェイプ 1" draw:style-name="gr1" draw:text-style-name="P1" svg:width="8.985cm" svg:height="1.996cm" svg:x="0.50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12.0302189974145cm 117.410300216748cm)" svg:viewBox="0 0 9943 10891" draw:points="7417,0 4259,0 0,8052 8525,10891 9943,1893">
              <text:p/>
            </draw:polygon>
          </draw:g>
          <draw:g draw:z-index="138">
            <draw:custom-shape draw:name="シェイプ 1" draw:style-name="gr1" draw:text-style-name="P1" svg:width="8.985cm" svg:height="1.996cm" svg:x="0.50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12.0362189974145cm 141.328300216748cm)" svg:viewBox="0 0 9943 10891" draw:points="7417,0 4259,0 0,8052 8525,10891 9943,1893">
              <text:p/>
            </draw:polygon>
          </draw:g>
          <draw:g draw:z-index="139">
            <draw:custom-shape draw:name="シェイプ 1" draw:style-name="gr3" draw:text-style-name="P1" svg:width="8.985cm" svg:height="1.997cm" svg:x="0.50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2.59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12.0304070775504cm 189.274795919241cm)" svg:viewBox="0 0 9944 10897" draw:points="7418,0 4259,0 0,8057 8525,10897 9944,1894">
              <text:p/>
            </draw:polygon>
          </draw:g>
          <draw:g draw:z-index="140">
            <draw:custom-shape draw:name="シェイプ 1" draw:style-name="gr3" draw:text-style-name="P1" svg:width="8.985cm" svg:height="1.997cm" svg:x="0.50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64070775504cm 213.208230276821cm)" svg:viewBox="0 0 9944 10897" draw:points="7418,0 4259,0 0,8057 8525,10897 9944,1894">
              <text:p/>
            </draw:polygon>
          </draw:g>
          <draw:g draw:z-index="141">
            <draw:custom-shape draw:name="シェイプ 1" draw:style-name="gr3" draw:text-style-name="P1" svg:width="8.985cm" svg:height="1.997cm" svg:x="0.50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024168184027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261.156795919241cm)" svg:viewBox="0 0 9944 10897" draw:points="7418,0 4259,0 0,8057 8525,10897 9944,1894">
              <text:p/>
            </draw:polygon>
          </draw:g>
          <draw:g draw:z-index="142">
            <draw:custom-shape draw:name="シェイプ 1" draw:style-name="gr3" draw:text-style-name="P1" svg:width="8.985cm" svg:height="1.997cm" svg:x="0.50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29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12.0364070775504cm 285.090230276821cm)" svg:viewBox="0 0 9944 10897" draw:points="7418,0 4259,0 0,8057 8525,10897 9944,1894">
              <text:p/>
            </draw:polygon>
          </draw:g>
          <draw:g draw:z-index="143">
            <draw:custom-shape draw:name="シェイプ 1" draw:style-name="gr3" draw:text-style-name="P1" svg:width="8.985cm" svg:height="1.997cm" svg:x="0.50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2.59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333.038795919241cm)" svg:viewBox="0 0 9944 10897" draw:points="7418,0 4259,0 0,8057 8525,10897 9944,1894">
              <text:p/>
            </draw:polygon>
          </draw:g>
          <draw:g draw:z-index="144">
            <draw:custom-shape draw:name="シェイプ 1" draw:style-name="gr3" draw:text-style-name="P1" svg:width="8.985cm" svg:height="1.997cm" svg:x="0.50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.59624168184029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12.0364070775504cm 356.972230276821cm)" svg:viewBox="0 0 9944 10897" draw:points="7418,0 4259,0 0,8057 8525,10897 9944,1894">
              <text:p/>
            </draw:polygon>
          </draw:g>
          <draw:g draw:z-index="145">
            <draw:custom-shape draw:name="シェイプ 1" draw:style-name="gr3" draw:text-style-name="P1" svg:width="8.985cm" svg:height="1.997cm" svg:x="19.47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21.559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80.944333813631cm)" svg:viewBox="0 0 9944 10897" draw:points="7418,0 4259,0 0,8057 8525,10897 9944,1894">
              <text:p/>
            </draw:polygon>
          </draw:g>
          <draw:g draw:z-index="146">
            <draw:custom-shape draw:name="シェイプ 1" draw:style-name="gr3" draw:text-style-name="P1" svg:width="8.985cm" svg:height="1.997cm" svg:x="28.954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3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380.944333813631cm)" svg:viewBox="0 0 9944 10897" draw:points="7418,0 4259,0 0,8057 8525,10897 9944,1894">
              <text:p/>
            </draw:polygon>
          </draw:g>
          <draw:g draw:z-index="147">
            <draw:custom-shape draw:name="シェイプ 1" draw:style-name="gr3" draw:text-style-name="P1" svg:width="8.985cm" svg:height="1.997cm" svg:x="38.439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5) rotate (-0.321664181142555) translate (40.528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684070775504cm 380.944333813631cm)" svg:viewBox="0 0 9944 10897" draw:points="7418,0 4259,0 0,8057 8525,10897 9944,1894">
              <text:p/>
            </draw:polygon>
          </draw:g>
          <draw:g draw:z-index="148">
            <draw:custom-shape draw:name="シェイプ 1" draw:style-name="gr3" draw:text-style-name="P1" svg:width="8.985cm" svg:height="1.997cm" svg:x="9.991cm" svg:y="371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360.513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21.5204070775504cm 380.943333168328cm)" svg:viewBox="0 0 9944 10897" draw:points="7418,0 4259,0 0,8057 8525,10897 9944,1894">
              <text:p/>
            </draw:polygon>
          </draw:g>
          <draw:g draw:z-index="149">
            <draw:custom-shape draw:name="シェイプ 1" draw:style-name="gr3" draw:text-style-name="P1" svg:width="8.985cm" svg:height="1.997cm" svg:x="47.923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50.012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380.944333813631cm)" svg:viewBox="0 0 9944 10897" draw:points="7418,0 4259,0 0,8057 8525,10897 9944,1894">
              <text:p/>
            </draw:polygon>
          </draw:g>
          <draw:g draw:z-index="150">
            <draw:custom-shape draw:name="シェイプ 1" draw:style-name="gr3" draw:text-style-name="P1" svg:width="8.985cm" svg:height="1.997cm" svg:x="57.408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59.497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374070775504cm 380.944333813631cm)" svg:viewBox="0 0 9944 10897" draw:points="7418,0 4259,0 0,8057 8525,10897 9944,1894">
              <text:p/>
            </draw:polygon>
          </draw:g>
          <draw:g draw:z-index="151">
            <draw:custom-shape draw:name="シェイプ 1" draw:style-name="gr3" draw:text-style-name="P1" svg:width="8.985cm" svg:height="1.997cm" svg:x="66.892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68.981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80.944333813631cm)" svg:viewBox="0 0 9944 10897" draw:points="7418,0 4259,0 0,8057 8525,10897 9944,1894">
              <text:p/>
            </draw:polygon>
          </draw:g>
          <draw:g draw:z-index="152">
            <draw:custom-shape draw:name="シェイプ 1" draw:style-name="gr3" draw:text-style-name="P1" svg:width="8.985cm" svg:height="1.997cm" svg:x="76.376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78.465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380.944333813631cm)" svg:viewBox="0 0 9944 10897" draw:points="7418,0 4259,0 0,8057 8525,10897 9944,1894">
              <text:p/>
            </draw:polygon>
          </draw:g>
          <draw:g draw:z-index="153">
            <draw:custom-shape draw:name="シェイプ 1" draw:style-name="gr3" draw:text-style-name="P1" svg:width="8.985cm" svg:height="1.997cm" svg:x="85.861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5) rotate (-0.321664181142555) translate (87.950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80.944333813631cm)" svg:viewBox="0 0 9944 10897" draw:points="7418,0 4259,0 0,8057 8525,10897 9944,1894">
              <text:p/>
            </draw:polygon>
          </draw:g>
          <draw:g draw:z-index="154">
            <draw:custom-shape draw:name="シェイプ 1" draw:style-name="gr3" draw:text-style-name="P1" svg:width="8.985cm" svg:height="1.997cm" svg:x="9.985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74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144070775504cm 404.920795919241cm)" svg:viewBox="0 0 9944 10897" draw:points="7418,0 4259,0 0,8057 8525,10897 9944,1894">
              <text:p/>
            </draw:polygon>
          </draw:g>
          <draw:g draw:z-index="155">
            <draw:custom-shape draw:name="シェイプ 1" draw:style-name="gr3" draw:text-style-name="P1" svg:width="8.985cm" svg:height="1.997cm" svg:x="19.47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59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404.920795919241cm)" svg:viewBox="0 0 9944 10897" draw:points="7418,0 4259,0 0,8057 8525,10897 9944,1894">
              <text:p/>
            </draw:polygon>
          </draw:g>
          <draw:g draw:z-index="156">
            <draw:custom-shape draw:name="シェイプ 1" draw:style-name="gr3" draw:text-style-name="P1" svg:width="8.985cm" svg:height="1.997cm" svg:x="28.954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5cm 404.920795919241cm)" svg:viewBox="0 0 9944 10897" draw:points="7418,0 4259,0 0,8057 8525,10897 9944,1894">
              <text:p/>
            </draw:polygon>
          </draw:g>
          <draw:g draw:z-index="157">
            <draw:custom-shape draw:name="シェイプ 1" draw:style-name="gr3" draw:text-style-name="P1" svg:width="8.985cm" svg:height="1.997cm" svg:x="38.439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684070775504cm 404.920795919241cm)" svg:viewBox="0 0 9944 10897" draw:points="7418,0 4259,0 0,8057 8525,10897 9944,1894">
              <text:p/>
            </draw:polygon>
          </draw:g>
          <draw:g draw:z-index="158">
            <draw:custom-shape draw:name="シェイプ 1" draw:style-name="gr3" draw:text-style-name="P1" svg:width="8.985cm" svg:height="1.997cm" svg:x="47.923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59.4524070775505cm 404.920795919241cm)" svg:viewBox="0 0 9944 10897" draw:points="7418,0 4259,0 0,8057 8525,10897 9944,1894">
              <text:p/>
            </draw:polygon>
          </draw:g>
          <draw:g draw:z-index="159">
            <draw:custom-shape draw:name="シェイプ 1" draw:style-name="gr3" draw:text-style-name="P1" svg:width="8.985cm" svg:height="1.997cm" svg:x="57.408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374070775505cm 404.920795919241cm)" svg:viewBox="0 0 9944 10897" draw:points="7418,0 4259,0 0,8057 8525,10897 9944,1894">
              <text:p/>
            </draw:polygon>
          </draw:g>
          <draw:g draw:z-index="160">
            <draw:custom-shape draw:name="シェイプ 1" draw:style-name="gr3" draw:text-style-name="P1" svg:width="8.985cm" svg:height="1.997cm" svg:x="66.892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404.920795919241cm)" svg:viewBox="0 0 9944 10897" draw:points="7418,0 4259,0 0,8057 8525,10897 9944,1894">
              <text:p/>
            </draw:polygon>
          </draw:g>
          <draw:g draw:z-index="161">
            <draw:custom-shape draw:name="シェイプ 1" draw:style-name="gr3" draw:text-style-name="P1" svg:width="8.985cm" svg:height="1.997cm" svg:x="85.861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87.950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404.920795919241cm)" svg:viewBox="0 0 9944 10897" draw:points="7418,0 4259,0 0,8057 8525,10897 9944,1894">
              <text:p/>
            </draw:polygon>
          </draw:g>
          <draw:g draw:z-index="162">
            <draw:custom-shape draw:name="シェイプ 1" draw:style-name="gr3" draw:text-style-name="P1" svg:width="8.985cm" svg:height="1.997cm" svg:x="76.376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65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5cm 404.920795919241cm)" svg:viewBox="0 0 9944 10897" draw:points="7418,0 4259,0 0,8057 8525,10897 9944,1894">
              <text:p/>
            </draw:polygon>
          </draw:g>
          <draw:g draw:z-index="163">
            <draw:custom-shape draw:name="シェイプ 1" draw:style-name="gr3" draw:text-style-name="P1" svg:width="8.985cm" svg:height="1.997cm" svg:x="9.991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428.854230276821cm)" svg:viewBox="0 0 9944 10897" draw:points="7418,0 4259,0 0,8057 8525,10897 9944,1894">
              <text:p/>
            </draw:polygon>
          </draw:g>
          <draw:g draw:z-index="164">
            <draw:custom-shape draw:name="シェイプ 1" draw:style-name="gr3" draw:text-style-name="P1" svg:width="8.985cm" svg:height="1.997cm" svg:x="19.476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1.0054070775504cm 428.854230276821cm)" svg:viewBox="0 0 9944 10897" draw:points="7418,0 4259,0 0,8057 8525,10897 9944,1894">
              <text:p/>
            </draw:polygon>
          </draw:g>
          <draw:g draw:z-index="165">
            <draw:custom-shape draw:name="シェイプ 1" draw:style-name="gr3" draw:text-style-name="P1" svg:width="8.985cm" svg:height="1.997cm" svg:x="28.96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9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94070775504cm 428.854230276821cm)" svg:viewBox="0 0 9944 10897" draw:points="7418,0 4259,0 0,8057 8525,10897 9944,1894">
              <text:p/>
            </draw:polygon>
          </draw:g>
          <draw:g draw:z-index="166">
            <draw:custom-shape draw:name="シェイプ 1" draw:style-name="gr3" draw:text-style-name="P1" svg:width="8.985cm" svg:height="1.997cm" svg:x="38.445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34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744070775504cm 428.854230276821cm)" svg:viewBox="0 0 9944 10897" draw:points="7418,0 4259,0 0,8057 8525,10897 9944,1894">
              <text:p/>
            </draw:polygon>
          </draw:g>
          <draw:g draw:z-index="167">
            <draw:custom-shape draw:name="シェイプ 1" draw:style-name="gr3" draw:text-style-name="P1" svg:width="8.985cm" svg:height="1.997cm" svg:x="47.929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84070775504cm 428.854230276821cm)" svg:viewBox="0 0 9944 10897" draw:points="7418,0 4259,0 0,8057 8525,10897 9944,1894">
              <text:p/>
            </draw:polygon>
          </draw:g>
          <draw:g draw:z-index="168">
            <draw:custom-shape draw:name="シェイプ 1" draw:style-name="gr3" draw:text-style-name="P1" svg:width="8.985cm" svg:height="1.997cm" svg:x="85.867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64070775504cm 428.854230276821cm)" svg:viewBox="0 0 9944 10897" draw:points="7418,0 4259,0 0,8057 8525,10897 9944,1894">
              <text:p/>
            </draw:polygon>
          </draw:g>
          <draw:g draw:z-index="169">
            <draw:custom-shape draw:name="シェイプ 1" draw:style-name="gr3" draw:text-style-name="P1" svg:width="8.985cm" svg:height="1.997cm" svg:x="76.382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114070775504cm 428.854230276821cm)" svg:viewBox="0 0 9944 10897" draw:points="7418,0 4259,0 0,8057 8525,10897 9944,1894">
              <text:p/>
            </draw:polygon>
          </draw:g>
          <draw:g draw:z-index="170">
            <draw:custom-shape draw:name="シェイプ 1" draw:style-name="gr3" draw:text-style-name="P1" svg:width="8.985cm" svg:height="1.997cm" svg:x="66.898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1) rotate (-0.321664181142555) translate (68.987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78.4274070775504cm 428.854230276821cm)" svg:viewBox="0 0 9944 10897" draw:points="7418,0 4259,0 0,8057 8525,10897 9944,1894">
              <text:p/>
            </draw:polygon>
          </draw:g>
          <draw:g draw:z-index="171">
            <draw:custom-shape draw:name="シェイプ 1" draw:style-name="gr3" draw:text-style-name="P1" svg:width="8.985cm" svg:height="1.997cm" svg:x="57.414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9.503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68.9434070775504cm 428.854230276821cm)" svg:viewBox="0 0 9944 10897" draw:points="7418,0 4259,0 0,8057 8525,10897 9944,1894">
              <text:p/>
            </draw:polygon>
          </draw:g>
          <draw:g draw:z-index="172">
            <draw:custom-shape draw:name="シェイプ 1" draw:style-name="gr3" draw:text-style-name="P1" svg:width="8.985cm" svg:height="1.997cm" svg:x="0.501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2) rotate (-0.321664181142555) translate (2.5902416818403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404.920795919241cm)" svg:viewBox="0 0 9944 10897" draw:points="7418,0 4259,0 0,8057 8525,10897 9944,1894">
              <text:p/>
            </draw:polygon>
          </draw:g>
          <draw:g draw:z-index="173">
            <draw:custom-shape draw:name="シェイプ 1" draw:style-name="gr3" draw:text-style-name="P1" svg:width="8.985cm" svg:height="1.997cm" svg:x="0.507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2.59624168184027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64070775504cm 428.854230276821cm)" svg:viewBox="0 0 9944 10897" draw:points="7418,0 4259,0 0,8057 8525,10897 9944,1894">
              <text:p/>
            </draw:polygon>
          </draw:g>
        </table:shapes>
        <table:table-column table:style-name="co27" table:number-columns-repeated="19" table:default-cell-style-name="ce303"/>
        <table:table-column table:style-name="co27" table:default-cell-style-name="ce320"/>
        <table:table-column table:style-name="co27" table:number-columns-repeated="170" table:default-cell-style-name="ce381"/>
        <table:table-column table:style-name="co27" table:number-columns-repeated="2" table:default-cell-style-name="ce538"/>
        <table:table-column table:style-name="co27" table:number-columns-repeated="53" table:default-cell-style-name="ce320"/>
        <table:table-column table:style-name="co28" table:default-cell-style-name="ce320"/>
        <table:table-column table:style-name="co27" table:number-columns-repeated="134" table:default-cell-style-name="ce320"/>
        <table:table-column table:style-name="co28" table:default-cell-style-name="ce320"/>
        <table:table-column table:style-name="co27" table:number-columns-repeated="628" table:default-cell-style-name="ce320"/>
        <table:table-column table:style-name="co27" table:number-columns-repeated="12" table:default-cell-style-name="ce303"/>
        <table:table-column table:style-name="co8" table:number-columns-repeated="3" table:default-cell-style-name="ce303"/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95"/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0" table:number-columns-repeat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5"/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table-cell table:style-name="ce240" table:number-columns-repeated="2"/>
          <table:table-cell table:number-columns-repeated="832"/>
        </table:table-row>
        <table:table-row table:style-name="ro9">
          <table:table-cell table:style-name="ce53" table:number-columns-spanned="1" table:number-rows-spanned="2"/>
          <table:table-cell table:style-name="ce304" table:number-columns-spanned="18" table:number-rows-spanned="2"/>
          <table:covered-table-cell table:number-columns-repeated="17" table:style-name="ce95"/>
          <table:table-cell table:style-name="ce53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5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office:value-type="string" calcext:value-type="string" table:number-columns-spanned="18" table:number-rows-spanned="10">
            <text:p>将棋</text:p>
          </table:table-cell>
          <table:covered-table-cell table:number-columns-repeated="17" table:style-name="ce52"/>
          <table:table-cell table:style-name="ce53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52"/>
          <table:table-cell table:style-name="ce53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95"/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5"/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2"/>
          <table:table-cell table:style-name="ce304" table:number-columns-spanned="18" table:number-rows-spanned="2"/>
          <table:covered-table-cell table:number-columns-repeated="17" table:style-name="ce95"/>
          <table:table-cell table:style-name="ce53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5"/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52"/>
          <table:table-cell table:style-name="ce53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52"/>
          <table:table-cell table:style-name="ce53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number-columns-repeated="19" table:style-name="ce52"/>
          <table:covered-table-cell table:style-name="ce265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95"/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5"/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玉" calcext:value-type="string" table:number-columns-spanned="18" table:number-rows-spanned="10">
            <text:p>玉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53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265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10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style-name="ce539" table:number-columns-repeated="817"/>
          <table:table-cell table:style-name="ce540" table:number-columns-repeated="15"/>
        </table:table-row>
        <table:table-row table:style-name="ro9"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6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5" table:style-name="ce98"/>
          <table:covered-table-cell table:style-name="ce97"/>
          <table:covered-table-cell table:number-columns-repeated="2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style-name="ce466"/>
          <table:covered-table-cell table:style-name="ce100"/>
          <table:covered-table-cell table:number-columns-repeated="2" table:style-name="ce98"/>
          <table:covered-table-cell table:style-name="ce406"/>
          <table:covered-table-cell table:number-columns-repeated="11" table:style-name="ce98"/>
          <table:covered-table-cell table:style-name="ce100"/>
          <table:covered-table-cell table:number-columns-repeated="2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64" table:number-columns-spanned="1" table:number-rows-spanned="10"/>
          <table:table-cell table:style-name="ce10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98"/>
          <table:covered-table-cell table:style-name="ce101"/>
          <table:covered-table-cell table:number-columns-repeated="14" table:style-name="ce98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style-name="ce466"/>
          <table:covered-table-cell table:number-columns-repeated="3" table:style-name="ce98"/>
          <table:covered-table-cell table:style-name="ce100"/>
          <table:covered-table-cell table:number-columns-repeated="14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style-name="ce466"/>
          <table:covered-table-cell table:style-name="ce100"/>
          <table:covered-table-cell table:number-columns-repeated="17" table:style-name="ce382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10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6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5" table:style-name="ce103"/>
          <table:covered-table-cell table:style-name="ce102"/>
          <table:covered-table-cell table:number-columns-repeated="2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style-name="ce466"/>
          <table:covered-table-cell table:style-name="ce104"/>
          <table:covered-table-cell table:number-columns-repeated="2" table:style-name="ce103"/>
          <table:covered-table-cell table:style-name="ce411"/>
          <table:covered-table-cell table:number-columns-repeated="11" table:style-name="ce103"/>
          <table:covered-table-cell table:style-name="ce104"/>
          <table:covered-table-cell table:number-columns-repeated="2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covered-table-cell table:style-name="ce105"/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64" table:number-columns-spanned="1" table:number-rows-spanned="10"/>
          <table:table-cell table:style-name="ce10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03"/>
          <table:covered-table-cell table:style-name="ce105"/>
          <table:covered-table-cell table:number-columns-repeated="14" table:style-name="ce103"/>
          <table:table-cell table:style-name="ce241" table:number-columns-spanned="1" table:number-rows-spanned="10"/>
          <table:table-cell table:style-name="ce241" table:number-columns-spanned="1" table:number-rows-spanned="1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style-name="ce466"/>
          <table:covered-table-cell table:number-columns-repeated="18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style-name="ce466"/>
          <table:covered-table-cell table:number-columns-repeated="3" table:style-name="ce103"/>
          <table:covered-table-cell table:style-name="ce104"/>
          <table:covered-table-cell table:number-columns-repeated="14" table:style-name="ce103"/>
          <table:covered-table-cell table:number-columns-repeated="2" table:style-name="ce240"/>
          <table:table-cell table:number-columns-repeated="832"/>
        </table:table-row>
        <table:table-row table:style-name="ro9"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style-name="ce466"/>
          <table:covered-table-cell table:style-name="ce104"/>
          <table:covered-table-cell table:number-columns-repeated="17" table:style-name="ce384"/>
          <table:covered-table-cell table:number-columns-repeated="2" table:style-name="ce240"/>
          <table:table-cell table:number-columns-repeated="832"/>
        </table:table-row>
        <table:table-row table:style-name="ro9">
          <table:table-cell table:style-name="ce262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64" table:number-columns-spanned="1" table:number-rows-spanned="2"/>
          <table:table-cell table:style-name="ce97" table:number-columns-spanned="18" table:number-rows-spanned="2"/>
          <table:covered-table-cell table:number-columns-repeated="17" table:style-name="ce98"/>
          <table:table-cell table:style-name="ce241" table:number-columns-spanned="1" table:number-rows-spanned="2"/>
          <table:table-cell table:style-name="ce241" table:number-columns-spanned="1" table:number-rows-spanned="2"/>
          <table:table-cell table:number-columns-repeated="832"/>
        </table:table-row>
        <table:table-row table:style-name="ro9">
          <table:covered-table-cell table:style-name="ce52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style-name="ce466"/>
          <table:covered-table-cell table:number-columns-repeated="18" table:style-name="ce98"/>
          <table:covered-table-cell table:number-columns-repeated="2" table:style-name="ce240"/>
          <table:table-cell table:number-columns-repeated="832"/>
        </table:table-row>
        <table:table-row table:style-name="ro11">
          <table:table-cell table:style-name="ce66" table:number-columns-spanned="1" table:number-rows-spanned="2"/>
          <table:table-cell table:style-name="ce307" table:number-columns-spanned="18" table:number-rows-spanned="2"/>
          <table:covered-table-cell table:number-columns-repeated="17" table:style-name="ce107"/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10">
          <table:covered-table-cell table:style-name="ce268"/>
          <table:covered-table-cell table:number-columns-repeated="18" table:style-name="ce107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style-name="ce539" table:number-columns-repeated="817"/>
          <table:table-cell table:style-name="ce540" table:number-columns-repeated="15"/>
        </table:table-row>
        <table:table-row table:style-name="ro9">
          <table:table-cell table:style-name="ce271" table:number-columns-spanned="1" table:number-rows-spanned="10"/>
          <table:table-cell table:style-name="ce309" office:value-type="string" calcext:value-type="string" table:number-columns-spanned="18" table:number-rows-spanned="10">
            <text:p>チェス</text:p>
          </table:table-cell>
          <table:covered-table-cell table:number-columns-repeated="17" table:style-name="ce69"/>
          <table:table-cell table:style-name="ce6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2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69"/>
          <table:table-cell table:style-name="ce6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07"/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07"/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2"/>
          <table:table-cell table:style-name="ce307" table:number-columns-spanned="18" table:number-rows-spanned="2"/>
          <table:covered-table-cell table:number-columns-repeated="17" table:style-name="ce107"/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07"/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69"/>
          <table:table-cell table:style-name="ce6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城" calcext:value-type="string" table:number-columns-spanned="18" table:number-rows-spanned="10">
            <text:p>城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69"/>
          <table:table-cell table:style-name="ce6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♖" calcext:value-type="string" table:number-columns-spanned="18" table:number-rows-spanned="10">
            <text:p>♖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number-columns-repeated="19" table:style-name="ce69"/>
          <table:covered-table-cell table:style-name="ce268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07"/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07"/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♚" calcext:value-type="string" table:number-columns-spanned="18" table:number-rows-spanned="10">
            <text:p>♚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471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06" table:number-columns-spanned="1" table:number-rows-spanned="10"/>
          <table:table-cell table:style-name="ce34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5" table:style-name="ce112"/>
          <table:covered-table-cell table:style-name="ce413"/>
          <table:covered-table-cell table:number-columns-repeated="2" table:style-name="ce112"/>
          <table:table-cell table:style-name="ce206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♔" calcext:value-type="string" table:number-columns-spanned="18" table:number-rows-spanned="10">
            <text:p>♔</text:p>
          </table:table-cell>
          <table:covered-table-cell table:number-columns-repeated="2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5" table:style-name="ce110"/>
          <table:covered-table-cell table:style-name="ce109"/>
          <table:covered-table-cell table:number-columns-repeated="2" table:style-name="ce110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72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style-name="ce469"/>
          <table:covered-table-cell table:style-name="ce113"/>
          <table:covered-table-cell table:number-columns-repeated="2" table:style-name="ce112"/>
          <table:covered-table-cell table:style-name="ce418"/>
          <table:covered-table-cell table:number-columns-repeated="11" table:style-name="ce112"/>
          <table:covered-table-cell table:style-name="ce113"/>
          <table:covered-table-cell table:number-columns-repeated="2" table:style-name="ce112"/>
          <table:covered-table-cell table:style-name="ce469"/>
          <table:covered-table-cell table:style-name="ce115"/>
          <table:covered-table-cell table:number-columns-repeated="2" table:style-name="ce110"/>
          <table:covered-table-cell table:style-name="ce484"/>
          <table:covered-table-cell table:number-columns-repeated="11" table:style-name="ce110"/>
          <table:covered-table-cell table:style-name="ce115"/>
          <table:covered-table-cell table:number-columns-repeated="2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72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2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06" table:number-columns-spanned="1" table:number-rows-spanned="10"/>
          <table:table-cell table:style-name="ce1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10"/>
          <table:covered-table-cell table:style-name="ce114"/>
          <table:covered-table-cell table:number-columns-repeated="14" table:style-name="ce110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style-name="ce469"/>
          <table:covered-table-cell table:number-columns-repeated="3" table:style-name="ce110"/>
          <table:covered-table-cell table:style-name="ce115"/>
          <table:covered-table-cell table:number-columns-repeated="14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style-name="ce469"/>
          <table:covered-table-cell table:style-name="ce11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僧" calcext:value-type="string" table:number-columns-spanned="18" table:number-rows-spanned="10">
            <text:p>僧</text:p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0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5" table:style-name="ce117"/>
          <table:covered-table-cell table:style-name="ce420"/>
          <table:covered-table-cell table:number-columns-repeated="2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style-name="ce469"/>
          <table:covered-table-cell table:style-name="ce118"/>
          <table:covered-table-cell table:number-columns-repeated="2" table:style-name="ce117"/>
          <table:covered-table-cell table:style-name="ce421"/>
          <table:covered-table-cell table:number-columns-repeated="11" table:style-name="ce117"/>
          <table:covered-table-cell table:style-name="ce118"/>
          <table:covered-table-cell table:number-columns-repeated="2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6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♗" calcext:value-type="string" table:number-columns-spanned="18" table:number-rows-spanned="10">
            <text:p>♗</text:p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06" table:number-columns-spanned="1" table:number-rows-spanned="10"/>
          <table:table-cell table:style-name="ce11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17"/>
          <table:covered-table-cell table:style-name="ce119"/>
          <table:covered-table-cell table:number-columns-repeated="14" table:style-name="ce117"/>
          <table:table-cell table:style-name="ce242" table:number-columns-spanned="1" table:number-rows-spanned="10"/>
          <table:table-cell table:style-name="ce242" table:number-columns-spanned="1" table:number-rows-spanned="10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style-name="ce469"/>
          <table:covered-table-cell table:number-columns-repeated="18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style-name="ce469"/>
          <table:covered-table-cell table:number-columns-repeated="3" table:style-name="ce117"/>
          <table:covered-table-cell table:style-name="ce118"/>
          <table:covered-table-cell table:number-columns-repeated="14" table:style-name="ce117"/>
          <table:covered-table-cell table:number-columns-repeated="2" table:style-name="ce529"/>
          <table:table-cell table:number-columns-repeated="832"/>
        </table:table-row>
        <table:table-row table:style-name="ro9">
          <table:covered-table-cell table:style-name="ce268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style-name="ce469"/>
          <table:covered-table-cell table:style-name="ce11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9">
          <table:table-cell table:style-name="ce27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06" table:number-columns-spanned="1" table:number-rows-spanned="2"/>
          <table:table-cell table:style-name="ce109" table:number-columns-spanned="18" table:number-rows-spanned="2"/>
          <table:covered-table-cell table:number-columns-repeated="17" table:style-name="ce110"/>
          <table:table-cell table:style-name="ce242" table:number-columns-spanned="1" table:number-rows-spanned="2"/>
          <table:table-cell table:style-name="ce242" table:number-columns-spanned="1" table:number-rows-spanned="2"/>
          <table:table-cell table:number-columns-repeated="832"/>
        </table:table-row>
        <table:table-row table:style-name="ro9">
          <table:covered-table-cell table:style-name="ce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style-name="ce469"/>
          <table:covered-table-cell table:number-columns-repeated="18" table:style-name="ce11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71" table:number-columns-spanned="1" table:number-rows-spanned="2"/>
          <table:table-cell table:style-name="ce310" table:number-columns-spanned="18" table:number-rows-spanned="2"/>
          <table:covered-table-cell table:number-columns-repeated="17" table:style-name="ce121"/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1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office:value-type="string" calcext:value-type="string" table:number-columns-spanned="18" table:number-rows-spanned="10">
            <text:p>シャンチー</text:p>
          </table:table-cell>
          <table:covered-table-cell table:number-columns-repeated="17" table:style-name="ce74"/>
          <table:table-cell table:style-name="ce7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74"/>
          <table:table-cell table:style-name="ce71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21"/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1"/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2"/>
          <table:table-cell table:style-name="ce310" table:number-columns-spanned="18" table:number-rows-spanned="2"/>
          <table:covered-table-cell table:number-columns-repeated="17" table:style-name="ce121"/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1"/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74"/>
          <table:table-cell table:style-name="ce7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74"/>
          <table:table-cell table:style-name="ce71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number-columns-repeated="19" table:style-name="ce74"/>
          <table:covered-table-cell table:style-name="ce279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21"/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1"/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帥" calcext:value-type="string" table:number-columns-spanned="18" table:number-rows-spanned="10">
            <text:p>帥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10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5" table:style-name="ce124"/>
          <table:covered-table-cell table:style-name="ce123"/>
          <table:covered-table-cell table:number-columns-repeated="2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style-name="ce475"/>
          <table:covered-table-cell table:style-name="ce126"/>
          <table:covered-table-cell table:number-columns-repeated="2" table:style-name="ce124"/>
          <table:covered-table-cell table:style-name="ce425"/>
          <table:covered-table-cell table:number-columns-repeated="11" table:style-name="ce124"/>
          <table:covered-table-cell table:style-name="ce126"/>
          <table:covered-table-cell table:number-columns-repeated="2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10" table:number-columns-spanned="1" table:number-rows-spanned="10"/>
          <table:table-cell table:style-name="ce12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4"/>
          <table:covered-table-cell table:style-name="ce127"/>
          <table:covered-table-cell table:number-columns-repeated="14" table:style-name="ce124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style-name="ce475"/>
          <table:covered-table-cell table:number-columns-repeated="3" table:style-name="ce124"/>
          <table:covered-table-cell table:style-name="ce126"/>
          <table:covered-table-cell table:number-columns-repeated="14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style-name="ce475"/>
          <table:covered-table-cell table:style-name="ce12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10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5" table:style-name="ce129"/>
          <table:covered-table-cell table:style-name="ce428"/>
          <table:covered-table-cell table:number-columns-repeated="2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style-name="ce475"/>
          <table:covered-table-cell table:style-name="ce130"/>
          <table:covered-table-cell table:number-columns-repeated="2" table:style-name="ce129"/>
          <table:covered-table-cell table:style-name="ce454"/>
          <table:covered-table-cell table:number-columns-repeated="11" table:style-name="ce129"/>
          <table:covered-table-cell table:style-name="ce130"/>
          <table:covered-table-cell table:number-columns-repeated="2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71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10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29"/>
          <table:covered-table-cell table:style-name="ce131"/>
          <table:covered-table-cell table:number-columns-repeated="14" table:style-name="ce129"/>
          <table:table-cell table:style-name="ce244" table:number-columns-spanned="1" table:number-rows-spanned="10"/>
          <table:table-cell table:style-name="ce244" table:number-columns-spanned="1" table:number-rows-spanned="10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style-name="ce475"/>
          <table:covered-table-cell table:number-columns-repeated="18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style-name="ce475"/>
          <table:covered-table-cell table:number-columns-repeated="3" table:style-name="ce129"/>
          <table:covered-table-cell table:style-name="ce130"/>
          <table:covered-table-cell table:number-columns-repeated="14" table:style-name="ce129"/>
          <table:covered-table-cell table:number-columns-repeated="2" table:style-name="ce531"/>
          <table:table-cell table:number-columns-repeated="832"/>
        </table:table-row>
        <table:table-row table:style-name="ro9">
          <table:covered-table-cell table:style-name="ce279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style-name="ce475"/>
          <table:covered-table-cell table:style-name="ce130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9">
          <table:table-cell table:style-name="ce283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10" table:number-columns-spanned="1" table:number-rows-spanned="2"/>
          <table:table-cell table:style-name="ce123" table:number-columns-spanned="18" table:number-rows-spanned="2"/>
          <table:covered-table-cell table:number-columns-repeated="17" table:style-name="ce124"/>
          <table:table-cell table:style-name="ce244" table:number-columns-spanned="1" table:number-rows-spanned="2"/>
          <table:table-cell table:style-name="ce244" table:number-columns-spanned="1" table:number-rows-spanned="2"/>
          <table:table-cell table:number-columns-repeated="832"/>
        </table:table-row>
        <table:table-row table:style-name="ro9">
          <table:covered-table-cell table:style-name="ce74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style-name="ce475"/>
          <table:covered-table-cell table:number-columns-repeated="18" table:style-name="ce12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76" table:number-columns-spanned="1" table:number-rows-spanned="2"/>
          <table:table-cell table:style-name="ce313" table:number-columns-spanned="18" table:number-rows-spanned="2"/>
          <table:covered-table-cell table:number-columns-repeated="17" table:style-name="ce133"/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3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office:value-type="string" calcext:value-type="string" table:number-columns-spanned="18" table:number-rows-spanned="10">
            <text:p>チャンギ</text:p>
          </table:table-cell>
          <table:covered-table-cell table:number-columns-repeated="17" table:style-name="ce79"/>
          <table:table-cell table:style-name="ce7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79"/>
          <table:table-cell table:style-name="ce76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33"/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3"/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2"/>
          <table:table-cell table:style-name="ce313" table:number-columns-spanned="18" table:number-rows-spanned="2"/>
          <table:covered-table-cell table:number-columns-repeated="17" table:style-name="ce133"/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3"/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79"/>
          <table:table-cell table:style-name="ce7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79"/>
          <table:table-cell table:style-name="ce76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number-columns-repeated="19" table:style-name="ce79"/>
          <table:covered-table-cell table:style-name="ce28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33"/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3"/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楚" calcext:value-type="string" table:number-columns-spanned="18" table:number-rows-spanned="10">
            <text:p>楚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12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5" table:style-name="ce136"/>
          <table:covered-table-cell table:style-name="ce135"/>
          <table:covered-table-cell table:number-columns-repeated="2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style-name="ce478"/>
          <table:covered-table-cell table:style-name="ce138"/>
          <table:covered-table-cell table:number-columns-repeated="2" table:style-name="ce136"/>
          <table:covered-table-cell table:style-name="ce456"/>
          <table:covered-table-cell table:number-columns-repeated="11" table:style-name="ce136"/>
          <table:covered-table-cell table:style-name="ce138"/>
          <table:covered-table-cell table:number-columns-repeated="2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12" table:number-columns-spanned="1" table:number-rows-spanned="10"/>
          <table:table-cell table:style-name="ce13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漢" calcext:value-type="string" table:number-columns-spanned="18" table:number-rows-spanned="10">
            <text:p>漢</text:p>
          </table:table-cell>
          <table:covered-table-cell table:number-columns-repeated="2" table:style-name="ce136"/>
          <table:covered-table-cell table:style-name="ce139"/>
          <table:covered-table-cell table:number-columns-repeated="14" table:style-name="ce136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style-name="ce478"/>
          <table:covered-table-cell table:number-columns-repeated="3" table:style-name="ce136"/>
          <table:covered-table-cell table:style-name="ce138"/>
          <table:covered-table-cell table:number-columns-repeated="14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style-name="ce478"/>
          <table:covered-table-cell table:style-name="ce138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12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5" table:style-name="ce141"/>
          <table:covered-table-cell table:style-name="ce458"/>
          <table:covered-table-cell table:number-columns-repeated="2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style-name="ce478"/>
          <table:covered-table-cell table:style-name="ce142"/>
          <table:covered-table-cell table:number-columns-repeated="2" table:style-name="ce141"/>
          <table:covered-table-cell table:style-name="ce459"/>
          <table:covered-table-cell table:number-columns-repeated="11" table:style-name="ce141"/>
          <table:covered-table-cell table:style-name="ce142"/>
          <table:covered-table-cell table:number-columns-repeated="2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76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12" table:number-columns-spanned="1" table:number-rows-spanned="10"/>
          <table:table-cell table:style-name="ce14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1"/>
          <table:covered-table-cell table:style-name="ce143"/>
          <table:covered-table-cell table:number-columns-repeated="14" table:style-name="ce141"/>
          <table:table-cell table:style-name="ce246" table:number-columns-spanned="1" table:number-rows-spanned="10"/>
          <table:table-cell table:style-name="ce246" table:number-columns-spanned="1" table:number-rows-spanned="10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style-name="ce478"/>
          <table:covered-table-cell table:number-columns-repeated="18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style-name="ce478"/>
          <table:covered-table-cell table:number-columns-repeated="3" table:style-name="ce141"/>
          <table:covered-table-cell table:style-name="ce142"/>
          <table:covered-table-cell table:number-columns-repeated="14" table:style-name="ce141"/>
          <table:covered-table-cell table:number-columns-repeated="2" table:style-name="ce533"/>
          <table:table-cell table:number-columns-repeated="832"/>
        </table:table-row>
        <table:table-row table:style-name="ro9">
          <table:covered-table-cell table:style-name="ce28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style-name="ce478"/>
          <table:covered-table-cell table:style-name="ce142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9">
          <table:table-cell table:style-name="ce293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12" table:number-columns-spanned="1" table:number-rows-spanned="2"/>
          <table:table-cell table:style-name="ce135" table:number-columns-spanned="18" table:number-rows-spanned="2"/>
          <table:covered-table-cell table:number-columns-repeated="17" table:style-name="ce136"/>
          <table:table-cell table:style-name="ce246" table:number-columns-spanned="1" table:number-rows-spanned="2"/>
          <table:table-cell table:style-name="ce246" table:number-columns-spanned="1" table:number-rows-spanned="2"/>
          <table:table-cell table:number-columns-repeated="832"/>
        </table:table-row>
        <table:table-row table:style-name="ro9">
          <table:covered-table-cell table:style-name="ce79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style-name="ce478"/>
          <table:covered-table-cell table:number-columns-repeated="18" table:style-name="ce136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81" table:number-columns-spanned="1" table:number-rows-spanned="2"/>
          <table:table-cell table:style-name="ce316" table:number-columns-spanned="18" table:number-rows-spanned="2"/>
          <table:covered-table-cell table:number-columns-repeated="17" table:style-name="ce145"/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5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office:value-type="string" calcext:value-type="string" table:number-columns-spanned="18" table:number-rows-spanned="10">
            <text:p>マークルック</text:p>
          </table:table-cell>
          <table:covered-table-cell table:number-columns-repeated="17" table:style-name="ce84"/>
          <table:table-cell table:style-name="ce8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🐤" calcext:value-type="string" table:number-columns-spanned="18" table:number-rows-spanned="10">
            <text:p>🐤</text:p>
          </table:table-cell>
          <table:covered-table-cell table:number-columns-repeated="2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2" table:style-name="ce225"/>
          <table:table-cell table:style-name="ce238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🦒" calcext:value-type="string" table:number-columns-spanned="18" table:number-rows-spanned="10">
            <text:p>🦒</text:p>
          </table:table-cell>
          <table:covered-table-cell table:number-columns-repeated="2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2" table:style-name="ce225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227"/>
          <table:covered-table-cell table:number-columns-repeated="2" table:style-name="ce225"/>
          <table:covered-table-cell table:style-name="ce521"/>
          <table:covered-table-cell table:number-columns-repeated="11" table:style-name="ce225"/>
          <table:covered-table-cell table:style-name="ce227"/>
          <table:covered-table-cell table:number-columns-repeated="2" table:style-name="ce225"/>
          <table:covered-table-cell table:style-name="ce525"/>
          <table:covered-table-cell table:style-name="ce227"/>
          <table:covered-table-cell table:number-columns-repeated="2" table:style-name="ce225"/>
          <table:covered-table-cell table:style-name="ce521"/>
          <table:covered-table-cell table:number-columns-repeated="11" table:style-name="ce225"/>
          <table:covered-table-cell table:style-name="ce227"/>
          <table:covered-table-cell table:number-columns-repeated="2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0" table:number-columns-spanned="1" table:number-rows-spanned="10"/>
          <table:table-cell table:style-name="ce319" office:value-type="string" calcext:value-type="string" table:number-columns-spanned="18" table:number-rows-spanned="10">
            <text:p>どうぶつ</text:p>
            <text:p>しょうぎ</text:p>
          </table:table-cell>
          <table:covered-table-cell table:number-columns-repeated="17" table:style-name="ce86"/>
          <table:table-cell table:style-name="ce81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22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ひ" calcext:value-type="string" table:number-columns-spanned="18" table:number-rows-spanned="10">
            <text:p>ひ</text:p>
          </table:table-cell>
          <table:covered-table-cell table:number-columns-repeated="2" table:style-name="ce225"/>
          <table:covered-table-cell table:style-name="ce228"/>
          <table:covered-table-cell table:number-columns-repeated="14" table:style-name="ce225"/>
          <table:table-cell table:style-name="ce238" table:number-columns-spanned="1" table:number-rows-spanned="10"/>
          <table:table-cell table:style-name="ce22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き" calcext:value-type="string" table:number-columns-spanned="18" table:number-rows-spanned="10">
            <text:p>き</text:p>
          </table:table-cell>
          <table:covered-table-cell table:number-columns-repeated="2" table:style-name="ce225"/>
          <table:covered-table-cell table:style-name="ce228"/>
          <table:covered-table-cell table:number-columns-repeated="14" table:style-name="ce225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225"/>
          <table:covered-table-cell table:style-name="ce227"/>
          <table:covered-table-cell table:number-columns-repeated="14" table:style-name="ce225"/>
          <table:covered-table-cell table:style-name="ce525"/>
          <table:covered-table-cell table:number-columns-repeated="3" table:style-name="ce225"/>
          <table:covered-table-cell table:style-name="ce227"/>
          <table:covered-table-cell table:number-columns-repeated="14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6"/>
          <table:covered-table-cell table:style-name="ce297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227"/>
          <table:covered-table-cell table:number-columns-repeated="17" table:style-name="ce509"/>
          <table:covered-table-cell table:style-name="ce525"/>
          <table:covered-table-cell table:style-name="ce227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45"/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5"/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2"/>
          <table:table-cell table:style-name="ce316" table:number-columns-spanned="18" table:number-rows-spanned="2"/>
          <table:covered-table-cell table:number-columns-repeated="17" table:style-name="ce145"/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5"/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84"/>
          <table:table-cell table:style-name="ce8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に" calcext:value-type="string" table:number-columns-spanned="18" table:number-rows-spanned="10">
            <text:p>に</text:p>
          </table:table-cell>
          <table:covered-table-cell table:number-columns-repeated="2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2" table:style-name="ce230"/>
          <table:table-cell table:style-name="ce238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2" table:style-name="ce230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231"/>
          <table:covered-table-cell table:number-columns-repeated="2" table:style-name="ce230"/>
          <table:covered-table-cell table:style-name="ce523"/>
          <table:covered-table-cell table:number-columns-repeated="11" table:style-name="ce230"/>
          <table:covered-table-cell table:style-name="ce231"/>
          <table:covered-table-cell table:number-columns-repeated="2" table:style-name="ce230"/>
          <table:covered-table-cell table:style-name="ce525"/>
          <table:covered-table-cell table:style-name="ce231"/>
          <table:covered-table-cell table:number-columns-repeated="2" table:style-name="ce230"/>
          <table:covered-table-cell table:style-name="ce523"/>
          <table:covered-table-cell table:number-columns-repeated="11" table:style-name="ce230"/>
          <table:covered-table-cell table:style-name="ce231"/>
          <table:covered-table-cell table:number-columns-repeated="2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84"/>
          <table:table-cell table:style-name="ce81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2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🐔" calcext:value-type="string" table:number-columns-spanned="18" table:number-rows-spanned="10">
            <text:p>🐔</text:p>
          </table:table-cell>
          <table:covered-table-cell table:number-columns-repeated="2" table:style-name="ce230"/>
          <table:covered-table-cell table:style-name="ce232"/>
          <table:covered-table-cell table:number-columns-repeated="14" table:style-name="ce230"/>
          <table:table-cell table:style-name="ce238" table:number-columns-spanned="1" table:number-rows-spanned="10"/>
          <table:table-cell table:style-name="ce2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232"/>
          <table:covered-table-cell table:number-columns-repeated="14" table:style-name="ce230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230"/>
          <table:covered-table-cell table:style-name="ce231"/>
          <table:covered-table-cell table:number-columns-repeated="14" table:style-name="ce230"/>
          <table:covered-table-cell table:style-name="ce525"/>
          <table:covered-table-cell table:number-columns-repeated="3" table:style-name="ce230"/>
          <table:covered-table-cell table:style-name="ce231"/>
          <table:covered-table-cell table:number-columns-repeated="14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number-columns-repeated="19" table:style-name="ce84"/>
          <table:covered-table-cell table:style-name="ce297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231"/>
          <table:covered-table-cell table:number-columns-repeated="17" table:style-name="ce512"/>
          <table:covered-table-cell table:style-name="ce525"/>
          <table:covered-table-cell table:style-name="ce231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45"/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5"/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2" table:style-name="ce225"/>
          <table:table-cell table:style-name="ce238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🦁" calcext:value-type="string" table:number-columns-spanned="18" table:number-rows-spanned="10">
            <text:p>🦁</text:p>
          </table:table-cell>
          <table:covered-table-cell table:number-columns-repeated="2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5" table:style-name="ce225"/>
          <table:covered-table-cell table:style-name="ce224"/>
          <table:covered-table-cell table:number-columns-repeated="2" table:style-name="ce225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227"/>
          <table:covered-table-cell table:number-columns-repeated="2" table:style-name="ce225"/>
          <table:covered-table-cell table:style-name="ce521"/>
          <table:covered-table-cell table:number-columns-repeated="11" table:style-name="ce225"/>
          <table:covered-table-cell table:style-name="ce227"/>
          <table:covered-table-cell table:number-columns-repeated="2" table:style-name="ce225"/>
          <table:covered-table-cell table:style-name="ce525"/>
          <table:covered-table-cell table:style-name="ce227"/>
          <table:covered-table-cell table:number-columns-repeated="2" table:style-name="ce225"/>
          <table:covered-table-cell table:style-name="ce521"/>
          <table:covered-table-cell table:number-columns-repeated="11" table:style-name="ce225"/>
          <table:covered-table-cell table:style-name="ce227"/>
          <table:covered-table-cell table:number-columns-repeated="2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22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ぞ" calcext:value-type="string" table:number-columns-spanned="18" table:number-rows-spanned="10">
            <text:p>ぞ</text:p>
          </table:table-cell>
          <table:covered-table-cell table:number-columns-repeated="2" table:style-name="ce225"/>
          <table:covered-table-cell table:style-name="ce228"/>
          <table:covered-table-cell table:number-columns-repeated="14" table:style-name="ce225"/>
          <table:table-cell table:style-name="ce238" table:number-columns-spanned="1" table:number-rows-spanned="10"/>
          <table:table-cell table:style-name="ce22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ラ" calcext:value-type="string" table:number-columns-spanned="18" table:number-rows-spanned="10">
            <text:p>ラ</text:p>
          </table:table-cell>
          <table:covered-table-cell table:number-columns-repeated="2" table:style-name="ce225"/>
          <table:covered-table-cell table:style-name="ce228"/>
          <table:covered-table-cell table:number-columns-repeated="14" table:style-name="ce225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225"/>
          <table:covered-table-cell table:style-name="ce227"/>
          <table:covered-table-cell table:number-columns-repeated="14" table:style-name="ce225"/>
          <table:covered-table-cell table:style-name="ce525"/>
          <table:covered-table-cell table:number-columns-repeated="3" table:style-name="ce225"/>
          <table:covered-table-cell table:style-name="ce227"/>
          <table:covered-table-cell table:number-columns-repeated="14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227"/>
          <table:covered-table-cell table:number-columns-repeated="17" table:style-name="ce509"/>
          <table:covered-table-cell table:style-name="ce525"/>
          <table:covered-table-cell table:style-name="ce227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2" table:style-name="ce230"/>
          <table:table-cell table:style-name="ce238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5" table:style-name="ce230"/>
          <table:covered-table-cell table:style-name="ce522"/>
          <table:covered-table-cell table:number-columns-repeated="2" table:style-name="ce230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231"/>
          <table:covered-table-cell table:number-columns-repeated="2" table:style-name="ce230"/>
          <table:covered-table-cell table:style-name="ce523"/>
          <table:covered-table-cell table:number-columns-repeated="11" table:style-name="ce230"/>
          <table:covered-table-cell table:style-name="ce231"/>
          <table:covered-table-cell table:number-columns-repeated="2" table:style-name="ce230"/>
          <table:covered-table-cell table:style-name="ce525"/>
          <table:covered-table-cell table:style-name="ce231"/>
          <table:covered-table-cell table:number-columns-repeated="2" table:style-name="ce230"/>
          <table:covered-table-cell table:style-name="ce523"/>
          <table:covered-table-cell table:number-columns-repeated="11" table:style-name="ce230"/>
          <table:covered-table-cell table:style-name="ce231"/>
          <table:covered-table-cell table:number-columns-repeated="2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2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232"/>
          <table:covered-table-cell table:number-columns-repeated="14" table:style-name="ce230"/>
          <table:table-cell table:style-name="ce238" table:number-columns-spanned="1" table:number-rows-spanned="10"/>
          <table:table-cell table:style-name="ce2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30"/>
          <table:covered-table-cell table:style-name="ce232"/>
          <table:covered-table-cell table:number-columns-repeated="14" table:style-name="ce230"/>
          <table:table-cell table:style-name="ce248" table:number-columns-spanned="1" table:number-rows-spanned="10"/>
          <table:table-cell table:style-name="ce248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230"/>
          <table:covered-table-cell table:style-name="ce525"/>
          <table:covered-table-cell table:number-columns-repeated="18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230"/>
          <table:covered-table-cell table:style-name="ce231"/>
          <table:covered-table-cell table:number-columns-repeated="14" table:style-name="ce230"/>
          <table:covered-table-cell table:style-name="ce525"/>
          <table:covered-table-cell table:number-columns-repeated="3" table:style-name="ce230"/>
          <table:covered-table-cell table:style-name="ce231"/>
          <table:covered-table-cell table:number-columns-repeated="14" table:style-name="ce230"/>
          <table:covered-table-cell table:number-columns-repeated="2" table:style-name="ce535"/>
          <table:table-cell table:number-columns-repeated="832"/>
        </table:table-row>
        <table:table-row table:style-name="ro9">
          <table:covered-table-cell table:style-name="ce297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231"/>
          <table:covered-table-cell table:number-columns-repeated="17" table:style-name="ce512"/>
          <table:covered-table-cell table:style-name="ce525"/>
          <table:covered-table-cell table:style-name="ce231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38" table:number-columns-spanned="1" table:number-rows-spanned="2"/>
          <table:table-cell table:style-name="ce224" table:number-columns-spanned="18" table:number-rows-spanned="2"/>
          <table:covered-table-cell table:number-columns-repeated="17" table:style-name="ce225"/>
          <table:table-cell table:style-name="ce248" table:number-columns-spanned="1" table:number-rows-spanned="2"/>
          <table:table-cell table:style-name="ce248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225"/>
          <table:covered-table-cell table:style-name="ce525"/>
          <table:covered-table-cell table:number-columns-repeated="18" table:style-name="ce225"/>
          <table:covered-table-cell table:number-columns-repeated="2" table:style-name="ce535"/>
          <table:table-cell table:number-columns-repeated="832"/>
        </table:table-row>
        <table:table-row table:style-name="ro9"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50" table:number-columns-spanned="1" table:number-rows-spanned="2"/>
          <table:table-cell table:style-name="ce250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▲" calcext:value-type="string" table:number-columns-spanned="18" table:number-rows-spanned="10">
            <text:p>▲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14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△" calcext:value-type="string" table:number-columns-spanned="18" table:number-rows-spanned="10">
            <text:p>△</text:p>
          </table:table-cell>
          <table:covered-table-cell table:number-columns-repeated="2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5" table:style-name="ce149"/>
          <table:covered-table-cell table:style-name="ce148"/>
          <table:covered-table-cell table:number-columns-repeated="2" table:style-name="ce149"/>
          <table:table-cell table:style-name="ce250" table:number-columns-spanned="1" table:number-rows-spanned="10"/>
          <table:table-cell table:style-name="ce250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style-name="ce481"/>
          <table:covered-table-cell table:style-name="ce151"/>
          <table:covered-table-cell table:number-columns-repeated="2" table:style-name="ce149"/>
          <table:covered-table-cell table:style-name="ce460"/>
          <table:covered-table-cell table:number-columns-repeated="11" table:style-name="ce149"/>
          <table:covered-table-cell table:style-name="ce151"/>
          <table:covered-table-cell table:number-columns-repeated="2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14" table:number-columns-spanned="1" table:number-rows-spanned="10"/>
          <table:table-cell table:style-name="ce15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49"/>
          <table:covered-table-cell table:style-name="ce152"/>
          <table:covered-table-cell table:number-columns-repeated="14" table:style-name="ce149"/>
          <table:table-cell table:style-name="ce250" table:number-columns-spanned="1" table:number-rows-spanned="10"/>
          <table:table-cell table:style-name="ce250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style-name="ce481"/>
          <table:covered-table-cell table:number-columns-repeated="3" table:style-name="ce149"/>
          <table:covered-table-cell table:style-name="ce151"/>
          <table:covered-table-cell table:number-columns-repeated="14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style-name="ce481"/>
          <table:covered-table-cell table:style-name="ce151"/>
          <table:covered-table-cell table:number-columns-repeated="17" table:style-name="ce398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50" table:number-columns-spanned="1" table:number-rows-spanned="2"/>
          <table:table-cell table:style-name="ce250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81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50" table:number-columns-spanned="1" table:number-rows-spanned="2"/>
          <table:table-cell table:style-name="ce250" table:number-columns-spanned="1" table:number-rows-spanned="2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14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5" table:style-name="ce154"/>
          <table:covered-table-cell table:style-name="ce462"/>
          <table:covered-table-cell table:number-columns-repeated="2" table:style-name="ce154"/>
          <table:table-cell table:style-name="ce250" table:number-columns-spanned="1" table:number-rows-spanned="10"/>
          <table:table-cell table:style-name="ce250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style-name="ce481"/>
          <table:covered-table-cell table:style-name="ce155"/>
          <table:covered-table-cell table:number-columns-repeated="2" table:style-name="ce154"/>
          <table:covered-table-cell table:style-name="ce463"/>
          <table:covered-table-cell table:number-columns-repeated="11" table:style-name="ce154"/>
          <table:covered-table-cell table:style-name="ce155"/>
          <table:covered-table-cell table:number-columns-repeated="2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81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14" table:number-columns-spanned="1" table:number-rows-spanned="10"/>
          <table:table-cell table:style-name="ce1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54"/>
          <table:covered-table-cell table:style-name="ce156"/>
          <table:covered-table-cell table:number-columns-repeated="14" table:style-name="ce154"/>
          <table:table-cell table:style-name="ce250" table:number-columns-spanned="1" table:number-rows-spanned="10"/>
          <table:table-cell table:style-name="ce250" table:number-columns-spanned="1" table:number-rows-spanned="10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style-name="ce481"/>
          <table:covered-table-cell table:number-columns-repeated="18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style-name="ce481"/>
          <table:covered-table-cell table:number-columns-repeated="3" table:style-name="ce154"/>
          <table:covered-table-cell table:style-name="ce155"/>
          <table:covered-table-cell table:number-columns-repeated="14" table:style-name="ce154"/>
          <table:covered-table-cell table:number-columns-repeated="2" table:style-name="ce537"/>
          <table:table-cell table:number-columns-repeated="832"/>
        </table:table-row>
        <table:table-row table:style-name="ro9">
          <table:covered-table-cell table:style-name="ce297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style-name="ce481"/>
          <table:covered-table-cell table:style-name="ce155"/>
          <table:covered-table-cell table:number-columns-repeated="17" table:style-name="ce401"/>
          <table:covered-table-cell table:number-columns-repeated="2" table:style-name="ce537"/>
          <table:table-cell table:number-columns-repeated="832"/>
        </table:table-row>
        <table:table-row table:style-name="ro9">
          <table:table-cell table:style-name="ce302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14" table:number-columns-spanned="1" table:number-rows-spanned="2"/>
          <table:table-cell table:style-name="ce148" table:number-columns-spanned="18" table:number-rows-spanned="2"/>
          <table:covered-table-cell table:number-columns-repeated="17" table:style-name="ce149"/>
          <table:table-cell table:style-name="ce250" table:number-columns-spanned="1" table:number-rows-spanned="2"/>
          <table:table-cell table:style-name="ce250" table:number-columns-spanned="1" table:number-rows-spanned="2"/>
          <table:table-cell table:number-columns-repeated="832"/>
        </table:table-row>
        <table:table-row table:style-name="ro9">
          <table:covered-table-cell table:style-name="ce84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style-name="ce481"/>
          <table:covered-table-cell table:number-columns-repeated="18" table:style-name="ce149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88" table:number-columns-spanned="1" table:number-rows-spanned="2"/>
          <table:table-cell table:style-name="ce157" table:number-columns-spanned="18" table:number-rows-spanned="2"/>
          <table:covered-table-cell table:number-columns-repeated="17" table:style-name="ce158"/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58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0" table:number-columns-spanned="1" table:number-rows-spanned="10"/>
          <table:table-cell table:style-name="ce159" office:value-type="string" calcext:value-type="string" table:number-columns-spanned="18" table:number-rows-spanned="10">
            <text:p>チャトランガ</text:p>
          </table:table-cell>
          <table:covered-table-cell table:number-columns-repeated="17" table:style-name="ce91"/>
          <table:table-cell table:style-name="ce8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0" table:number-columns-spanned="1" table:number-rows-spanned="10"/>
          <table:table-cell table:style-name="ce159" table:number-columns-spanned="18" table:number-rows-spanned="10"/>
          <table:covered-table-cell table:number-columns-repeated="17" table:style-name="ce91"/>
          <table:table-cell table:style-name="ce88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午" calcext:value-type="string" table:number-columns-spanned="18" table:number-rows-spanned="10">
            <text:p>午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像" calcext:value-type="string" table:number-columns-spanned="18" table:number-rows-spanned="10">
            <text:p>像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戦" calcext:value-type="string" table:number-columns-spanned="18" table:number-rows-spanned="10">
            <text:p>戦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臣" calcext:value-type="string" table:number-columns-spanned="18" table:number-rows-spanned="10">
            <text:p>臣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57" table:number-columns-spanned="18" table:number-rows-spanned="2"/>
          <table:covered-table-cell table:number-columns-repeated="17" table:style-name="ce158"/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58"/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2"/>
          <table:table-cell table:style-name="ce157" table:number-columns-spanned="18" table:number-rows-spanned="2"/>
          <table:covered-table-cell table:number-columns-repeated="17" table:style-name="ce158"/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58"/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0" table:number-columns-spanned="1" table:number-rows-spanned="10"/>
          <table:table-cell table:style-name="ce159" table:number-columns-spanned="18" table:number-rows-spanned="10"/>
          <table:covered-table-cell table:number-columns-repeated="17" table:style-name="ce91"/>
          <table:table-cell table:style-name="ce8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舶" calcext:value-type="string" table:number-columns-spanned="18" table:number-rows-spanned="10">
            <text:p>舶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舶" calcext:value-type="string" table:number-columns-spanned="18" table:number-rows-spanned="10">
            <text:p>舶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number-columns-repeated="19" table:style-name="ce91"/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0" table:number-columns-spanned="1" table:number-rows-spanned="10"/>
          <table:table-cell table:style-name="ce160" table:number-columns-spanned="18" table:number-rows-spanned="10"/>
          <table:covered-table-cell table:number-columns-repeated="17" table:style-name="ce161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91"/>
          <table:covered-table-cell table:number-columns-repeated="19"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57" table:number-columns-spanned="18" table:number-rows-spanned="2"/>
          <table:covered-table-cell table:number-columns-repeated="17" table:style-name="ce158"/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58"/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午" calcext:value-type="string" table:number-columns-spanned="18" table:number-rows-spanned="10">
            <text:p>午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像" calcext:value-type="string" table:number-columns-spanned="18" table:number-rows-spanned="10">
            <text:p>像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戦" calcext:value-type="string" table:number-columns-spanned="18" table:number-rows-spanned="10">
            <text:p>戦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臣" calcext:value-type="string" table:number-columns-spanned="18" table:number-rows-spanned="10">
            <text:p>臣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橡" calcext:value-type="string" table:number-columns-spanned="18" table:number-rows-spanned="10">
            <text:p>橡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戰" calcext:value-type="string" table:number-columns-spanned="18" table:number-rows-spanned="10">
            <text:p>戰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橡" calcext:value-type="string" table:number-columns-spanned="18" table:number-rows-spanned="10">
            <text:p>橡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戰" calcext:value-type="string" table:number-columns-spanned="18" table:number-rows-spanned="10">
            <text:p>戰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豪" calcext:value-type="string" table:number-columns-spanned="18" table:number-rows-spanned="10">
            <text:p>豪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豪" calcext:value-type="string" table:number-columns-spanned="18" table:number-rows-spanned="10">
            <text:p>豪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5" table:style-name="ce165"/>
          <table:covered-table-cell table:style-name="ce202"/>
          <table:covered-table-cell table:number-columns-repeated="2" table:style-name="ce165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style-name="ce161"/>
          <table:covered-table-cell table:style-name="ce166"/>
          <table:covered-table-cell table:number-columns-repeated="2" table:style-name="ce165"/>
          <table:covered-table-cell table:style-name="ce203"/>
          <table:covered-table-cell table:number-columns-repeated="11" table:style-name="ce165"/>
          <table:covered-table-cell table:style-name="ce166"/>
          <table:covered-table-cell table:number-columns-repeated="2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style-name="ce161"/>
          <table:covered-table-cell table:number-columns-repeated="18" table:style-name="ce16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舟" calcext:value-type="string" table:number-columns-spanned="18" table:number-rows-spanned="10">
            <text:p>舟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舟" calcext:value-type="string" table:number-columns-spanned="18" table:number-rows-spanned="10">
            <text:p>舟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豕" calcext:value-type="string" table:number-columns-spanned="18" table:number-rows-spanned="10">
            <text:p>豕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豕" calcext:value-type="string" table:number-columns-spanned="18" table:number-rows-spanned="10">
            <text:p>豕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主" calcext:value-type="string" table:number-columns-spanned="18" table:number-rows-spanned="10">
            <text:p>主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17" table:number-columns-spanned="1" table:number-rows-spanned="10"/>
          <table:table-cell table:style-name="ce16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主" calcext:value-type="string" table:number-columns-spanned="18" table:number-rows-spanned="10">
            <text:p>主</text:p>
          </table:table-cell>
          <table:covered-table-cell table:number-columns-repeated="2" table:style-name="ce163"/>
          <table:covered-table-cell table:style-name="ce167"/>
          <table:covered-table-cell table:number-columns-repeated="14" table:style-name="ce16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style-name="ce218"/>
          <table:covered-table-cell table:number-columns-repeated="3" table:style-name="ce163"/>
          <table:covered-table-cell table:style-name="ce168"/>
          <table:covered-table-cell table:number-columns-repeated="14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style-name="ce218"/>
          <table:covered-table-cell table:style-name="ce168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柱" calcext:value-type="string" table:number-columns-spanned="18" table:number-rows-spanned="10">
            <text:p>柱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巨" calcext:value-type="string" table:number-columns-spanned="18" table:number-rows-spanned="10">
            <text:p>巨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柱" calcext:value-type="string" table:number-columns-spanned="18" table:number-rows-spanned="10">
            <text:p>柱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巨" calcext:value-type="string" table:number-columns-spanned="18" table:number-rows-spanned="10">
            <text:p>巨</text:p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1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5" table:style-name="ce170"/>
          <table:covered-table-cell table:style-name="ce204"/>
          <table:covered-table-cell table:number-columns-repeated="2" table:style-name="ce170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style-name="ce218"/>
          <table:covered-table-cell table:style-name="ce171"/>
          <table:covered-table-cell table:number-columns-repeated="2" table:style-name="ce170"/>
          <table:covered-table-cell table:style-name="ce205"/>
          <table:covered-table-cell table:number-columns-repeated="11" table:style-name="ce170"/>
          <table:covered-table-cell table:style-name="ce171"/>
          <table:covered-table-cell table:number-columns-repeated="2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style-name="ce218"/>
          <table:covered-table-cell table:number-columns-repeated="18" table:style-name="ce170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88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16" table:number-columns-spanned="1" table:number-rows-spanned="10"/>
          <table:table-cell table:style-name="ce1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3"/>
          <table:covered-table-cell table:style-name="ce172"/>
          <table:covered-table-cell table:number-columns-repeated="14" table:style-name="ce173"/>
          <table:table-cell table:style-name="ce252" table:number-columns-spanned="1" table:number-rows-spanned="10"/>
          <table:table-cell table:style-name="ce252" table:number-columns-spanned="1" table:number-rows-spanned="10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style-name="ce161"/>
          <table:covered-table-cell table:number-columns-repeated="18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style-name="ce161"/>
          <table:covered-table-cell table:number-columns-repeated="3" table:style-name="ce173"/>
          <table:covered-table-cell table:style-name="ce174"/>
          <table:covered-table-cell table:number-columns-repeated="14" table:style-name="ce173"/>
          <table:covered-table-cell table:number-columns-repeated="2" table:style-name="ce253"/>
          <table:table-cell table:number-columns-repeated="832"/>
        </table:table-row>
        <table:table-row table:style-name="ro9">
          <table:covered-table-cell table:style-name="ce89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style-name="ce161"/>
          <table:covered-table-cell table:style-name="ce174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9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17" table:number-columns-spanned="1" table:number-rows-spanned="2"/>
          <table:table-cell table:style-name="ce162" table:number-columns-spanned="18" table:number-rows-spanned="2"/>
          <table:covered-table-cell table:number-columns-repeated="17" table:style-name="ce163"/>
          <table:table-cell table:style-name="ce252" table:number-columns-spanned="1" table:number-rows-spanned="2"/>
          <table:table-cell table:style-name="ce252" table:number-columns-spanned="1" table:number-rows-spanned="2"/>
          <table:table-cell table:number-columns-repeated="832"/>
        </table:table-row>
        <table:table-row table:style-name="ro9">
          <table:covered-table-cell table:style-name="ce91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style-name="ce218"/>
          <table:covered-table-cell table:number-columns-repeated="18" table:style-name="ce163"/>
          <table:covered-table-cell table:number-columns-repeated="2" table:style-name="ce253"/>
          <table:table-cell table:number-columns-repeated="832"/>
        </table:table-row>
        <table:table-row table:style-name="ro9" table:number-rows-repeated="104770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perTable" table:style-name="ta4">
        <office:forms form:automatic-focus="false" form:apply-design-mode="false"/>
        <table:table-column table:style-name="co29" table:number-columns-repeated="1024" table:default-cell-style-name="ce542"/>
        <table:table-row table:style-name="ro7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角</text:p>
          </table:table-cell>
          <table:table-cell table:style-name="ce541" office:value-type="string" calcext:value-type="string">
            <text:p>飛</text:p>
          </table:table-cell>
          <table:table-cell table:number-columns-repeated="1015"/>
        </table:table-row>
        <table:table-row table:style-name="ro7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馬</text:p>
          </table:table-cell>
          <table:table-cell table:style-name="ce543" office:value-type="string" calcext:value-type="string">
            <text:p>竜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角</text:p>
          </table:table-cell>
          <table:table-cell table:style-name="ce541" office:value-type="string" calcext:value-type="string">
            <text:p>玉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馬</text:p>
          </table:table-cell>
          <table:table-cell/>
          <table:table-cell table:style-name="Default" table:number-columns-repeated="4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 table:number-columns-repeated="2"/>
          <table:table-cell table:number-columns-repeated="1003"/>
        </table:table-row>
        <table:table-row table:style-name="ro7">
          <table:table-cell table:number-columns-repeated="3" table:style-name="ce541" office:value-type="string" calcext:value-type="string">
            <text:p>歩</text:p>
          </table:table-cell>
          <table:table-cell table:style-name="ce541" office:value-type="string" calcext:value-type="string">
            <text:p>桂</text:p>
          </table:table-cell>
          <table:table-cell table:style-name="ce541" office:value-type="string" calcext:value-type="string">
            <text:p>銀</text:p>
          </table:table-cell>
          <table:table-cell table:style-name="ce541" office:value-type="string" calcext:value-type="string">
            <text:p>香</text:p>
          </table:table-cell>
          <table:table-cell table:style-name="ce541" office:value-type="string" calcext:value-type="string">
            <text:p>金</text:p>
          </table:table-cell>
          <table:table-cell table:style-name="ce541" office:value-type="string" calcext:value-type="string">
            <text:p>飛</text:p>
          </table:table-cell>
          <table:table-cell table:style-name="ce541" office:value-type="string" calcext:value-type="string">
            <text:p>皇</text:p>
          </table:table-cell>
          <table:table-cell table:style-name="Default"/>
          <table:table-cell table:number-columns-repeated="2"/>
          <table:table-cell table:style-name="Default"/>
          <table:table-cell table:style-name="ce543"/>
          <table:table-cell table:style-name="Default"/>
          <table:table-cell table:style-name="ce543"/>
          <table:table-cell table:style-name="Default"/>
          <table:table-cell table:style-name="ce543"/>
          <table:table-cell table:style-name="Default"/>
          <table:table-cell/>
          <table:table-cell table:style-name="ce543"/>
          <table:table-cell table:number-columns-repeated="1003"/>
        </table:table-row>
        <table:table-row table:style-name="ro7">
          <table:table-cell table:number-columns-repeated="3" table:style-name="ce543" office:value-type="string" calcext:value-type="string">
            <text:p>と</text:p>
          </table:table-cell>
          <table:table-cell table:style-name="ce543" office:value-type="string" calcext:value-type="string">
            <text:p>圭</text:p>
          </table:table-cell>
          <table:table-cell table:style-name="ce543" office:value-type="string" calcext:value-type="string">
            <text:p>全</text:p>
          </table:table-cell>
          <table:table-cell table:style-name="ce543" office:value-type="string" calcext:value-type="string">
            <text:p>杏</text:p>
          </table:table-cell>
          <table:table-cell/>
          <table:table-cell table:style-name="ce543" office:value-type="string" calcext:value-type="string">
            <text:p>竜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541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number-columns-repeated="2" table:style-name="ce541" office:value-type="string" calcext:value-type="string">
            <text:p>兵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style-name="ce543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3" table:style-name="ce543" office:value-type="string" calcext:value-type="string">
            <text:p>妃</text:p>
          </table:table-cell>
          <table:table-cell/>
          <table:table-cell table:style-name="ce541" table:number-columns-repeated="3"/>
          <table:table-cell table:style-name="ce543" office:value-type="string" calcext:value-type="string">
            <text:p>騏</text:p>
          </table:table-cell>
          <table:table-cell table:style-name="ce543" office:value-type="string" calcext:value-type="string">
            <text:p>城</text:p>
          </table:table-cell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number-columns-repeated="1006"/>
        </table:table-row>
        <table:table-row table:style-name="ro7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style-name="ce541" office:value-type="string" calcext:value-type="string">
            <text:p>兵</text:p>
          </table:table-cell>
          <table:table-cell table:style-name="ce541" office:value-type="string" calcext:value-type="string">
            <text:p>王</text:p>
          </table:table-cell>
          <table:table-cell table:style-name="Default" table:number-columns-repeated="3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number-columns-repeated="1006"/>
        </table:table-row>
        <table:table-row table:style-name="ro7">
          <table:table-cell table:number-columns-repeated="3" table:style-name="ce543" office:value-type="string" calcext:value-type="string">
            <text:p>妃</text:p>
          </table:table-cell>
          <table:table-cell/>
          <table:table-cell table:style-name="ce541" table:number-columns-repeated="3"/>
          <table:table-cell table:style-name="ce543" office:value-type="string" calcext:value-type="string">
            <text:p>騏</text:p>
          </table:table-cell>
          <table:table-cell/>
          <table:table-cell table:style-name="Default" table:number-columns-repeated="9"/>
          <table:table-cell table:number-columns-repeated="1006"/>
        </table:table-row>
        <table:table-row table:style-name="ro7">
          <table:table-cell table:number-columns-repeated="3" table:style-name="ce541" office:value-type="string" calcext:value-type="string">
            <text:p>兵</text:p>
          </table:table-cell>
          <table:table-cell table:style-name="ce541" office:value-type="string" calcext:value-type="string">
            <text:p>騎</text:p>
          </table:table-cell>
          <table:table-cell table:style-name="ce541" office:value-type="string" calcext:value-type="string">
            <text:p>聖</text:p>
          </table:table-cell>
          <table:table-cell table:style-name="ce541" office:value-type="string" calcext:value-type="string">
            <text:p>塔</text:p>
          </table:table-cell>
          <table:table-cell table:style-name="ce541" office:value-type="string" calcext:value-type="string">
            <text:p>后</text:p>
          </table:table-cell>
          <table:table-cell table:style-name="ce541" office:value-type="string" calcext:value-type="string">
            <text:p>兵</text:p>
          </table:table-cell>
          <table:table-cell table:style-name="ce541" office:value-type="string" calcext:value-type="string">
            <text:p>帝</text:p>
          </table:table-cell>
          <table:table-cell table:number-columns-repeated="7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543" office:value-type="string" calcext:value-type="string">
            <text:p>妃</text:p>
          </table:table-cell>
          <table:table-cell table:style-name="Default" table:number-columns-repeated="4"/>
          <table:table-cell table:style-name="ce543" office:value-type="string" calcext:value-type="string">
            <text:p>僧</text:p>
          </table:table-cell>
          <table:table-cell table:number-columns-repeated="1016"/>
        </table:table-row>
        <table:table-row table:style-name="ro7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卒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3" office:value-type="string" calcext:value-type="string">
            <text:p>率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帥</text:p>
          </table:table-cell>
          <table:table-cell table:style-name="Default" table:number-columns-repeated="2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/>
          <table:table-cell table:style-name="Default"/>
          <table:table-cell table:style-name="ce541" table:number-columns-repeated="2"/>
          <table:table-cell table:number-columns-repeated="1005"/>
        </table:table-row>
        <table:table-row table:style-name="ro7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541"/>
          <table:table-cell table:style-name="Default"/>
          <table:table-cell table:style-name="ce541"/>
          <table:table-cell table:style-name="ce543"/>
          <table:table-cell table:number-columns-repeated="1005"/>
        </table:table-row>
        <table:table-row table:style-name="ro7">
          <table:table-cell table:number-columns-repeated="3" table:style-name="ce541" office:value-type="string" calcext:value-type="string">
            <text:p>卒</text:p>
          </table:table-cell>
          <table:table-cell table:style-name="ce541" office:value-type="string" calcext:value-type="string">
            <text:p>馮</text:p>
          </table:table-cell>
          <table:table-cell table:style-name="ce541" office:value-type="string" calcext:value-type="string">
            <text:p>相</text:p>
          </table:table-cell>
          <table:table-cell table:style-name="ce541" office:value-type="string" calcext:value-type="string">
            <text:p>俥</text:p>
          </table:table-cell>
          <table:table-cell table:style-name="ce541" office:value-type="string" calcext:value-type="string">
            <text:p>仕</text:p>
          </table:table-cell>
          <table:table-cell table:style-name="ce541" office:value-type="string" calcext:value-type="string">
            <text:p>炮</text:p>
          </table:table-cell>
          <table:table-cell table:style-name="ce541" office:value-type="string" calcext:value-type="string">
            <text:p>將</text:p>
          </table:table-cell>
          <table:table-cell table:style-name="Default" table:number-columns-repeated="5"/>
          <table:table-cell table:style-name="ce541" table:number-columns-repeated="2"/>
          <table:table-cell table:style-name="Default" table:number-columns-repeated="3"/>
          <table:table-cell table:number-columns-repeated="1005"/>
        </table:table-row>
        <table:table-row table:style-name="ro7">
          <table:table-cell table:number-columns-repeated="3" table:style-name="ce543" office:value-type="string" calcext:value-type="string">
            <text:p>率</text:p>
          </table:table-cell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Default" table:number-columns-repeated="5"/>
          <table:table-cell table:style-name="ce541" table:number-columns-repeated="2"/>
          <table:table-cell table:style-name="Default" table:number-columns-repeated="3"/>
          <table:table-cell table:number-columns-repeated="1005"/>
        </table:table-row>
        <table:table-row table:style-name="ro7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卆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Default"/>
          <table:table-cell/>
          <table:table-cell table:style-name="ce541" table:number-columns-repeated="4"/>
          <table:table-cell table:style-name="Default"/>
          <table:table-cell table:style-name="ce541"/>
          <table:table-cell table:style-name="Default"/>
          <table:table-cell table:style-name="ce541"/>
          <table:table-cell table:number-columns-repeated="1006"/>
        </table:table-row>
        <table:table-row table:style-name="ro7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楚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7">
          <table:table-cell table:number-columns-repeated="10"/>
          <table:table-cell table:style-name="ce541"/>
          <table:table-cell table:style-name="Default" table:number-columns-repeated="2"/>
          <table:table-cell table:style-name="ce541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541" office:value-type="string" calcext:value-type="string">
            <text:p>卆</text:p>
          </table:table-cell>
          <table:table-cell table:style-name="ce541" office:value-type="string" calcext:value-type="string">
            <text:p>馭</text:p>
          </table:table-cell>
          <table:table-cell table:style-name="ce541" office:value-type="string" calcext:value-type="string">
            <text:p>象</text:p>
          </table:table-cell>
          <table:table-cell table:style-name="ce541" office:value-type="string" calcext:value-type="string">
            <text:p>車</text:p>
          </table:table-cell>
          <table:table-cell table:style-name="ce541" office:value-type="string" calcext:value-type="string">
            <text:p>士</text:p>
          </table:table-cell>
          <table:table-cell table:style-name="ce541" office:value-type="string" calcext:value-type="string">
            <text:p>包</text:p>
          </table:table-cell>
          <table:table-cell table:style-name="ce541" office:value-type="string" calcext:value-type="string">
            <text:p>漢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ひ</text:p>
          </table:table-cell>
          <table:table-cell table:style-name="ce541" office:value-type="string" calcext:value-type="string">
            <text:p>き</text:p>
          </table:table-cell>
          <table:table-cell table:number-columns-repeated="1015"/>
        </table:table-row>
        <table:table-row table:style-name="ro7">
          <table:table-cell table:number-columns-repeated="3" table:style-name="ce543" office:value-type="string" calcext:value-type="string">
            <text:p>貴</text:p>
          </table:table-cell>
          <table:table-cell table:number-columns-repeated="4"/>
          <table:table-cell table:style-name="ce543" office:value-type="string" calcext:value-type="string">
            <text:p>に</text:p>
          </table:table-cell>
          <table:table-cell table:number-columns-repeated="1016"/>
        </table:table-row>
        <table:table-row table:style-name="ro7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ぞ</text:p>
          </table:table-cell>
          <table:table-cell table:style-name="ce541" office:value-type="string" calcext:value-type="string">
            <text:p>ラ</text:p>
          </table:table-cell>
          <table:table-cell table:style-name="Default"/>
          <table:table-cell/>
          <table:table-cell table:style-name="ce541"/>
          <table:table-cell table:style-name="Default" table:number-columns-repeated="2"/>
          <table:table-cell table:style-name="ce541" table:number-columns-repeated="2"/>
          <table:table-cell table:style-name="Default" table:number-columns-repeated="2"/>
          <table:table-cell table:style-name="ce541"/>
          <table:table-cell table:number-columns-repeated="1005"/>
        </table:table-row>
        <table:table-row table:style-name="ro7">
          <table:table-cell table:number-columns-repeated="3" table:style-name="ce543" office:value-type="string" calcext:value-type="string">
            <text:p>貴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541" office:value-type="string" calcext:value-type="string">
            <text:p>貝</text:p>
          </table:table-cell>
          <table:table-cell table:style-name="ce541" office:value-type="string" calcext:value-type="string">
            <text:p>瑪</text:p>
          </table:table-cell>
          <table:table-cell table:style-name="ce541" office:value-type="string" calcext:value-type="string">
            <text:p>根</text:p>
          </table:table-cell>
          <table:table-cell table:style-name="ce541" office:value-type="string" calcext:value-type="string">
            <text:p>船</text:p>
          </table:table-cell>
          <table:table-cell table:style-name="ce541" office:value-type="string" calcext:value-type="string">
            <text:p>種</text:p>
          </table:table-cell>
          <table:table-cell table:style-name="ce541" office:value-type="string" calcext:value-type="string">
            <text:p>君</text:p>
          </table:table-cell>
          <table:table-cell table:style-name="ce541" office:value-type="string" calcext:value-type="string">
            <text:p>公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number-columns-repeated="3" table:style-name="ce543" office:value-type="string" calcext:value-type="string">
            <text:p>貴</text:p>
          </table:table-cell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number-columns-repeated="3" office:value-type="string" calcext:value-type="string">
            <text:p>火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table:number-columns-repeated="2" office:value-type="string" calcext:value-type="string">
            <text:p>夭</text:p>
          </table:table-cell>
          <table:table-cell table:number-columns-repeated="1015"/>
        </table:table-row>
        <table:table-row table:style-name="ro7">
          <table:table-cell table:number-columns-repeated="3" table:style-name="ce543" office:value-type="string" calcext:value-type="string">
            <text:p>杵</text:p>
          </table:table-cell>
          <table:table-cell table:number-columns-repeated="3"/>
          <table:table-cell table:style-name="Default"/>
          <table:table-cell table:number-columns-repeated="2" table:style-name="ce543" office:value-type="string" calcext:value-type="string">
            <text:p>舶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禾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table:number-columns-repeated="2" office:value-type="string" calcext:value-type="string">
            <text:p>禾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7">
          <table:table-cell table:style-name="ce543" office:value-type="string" calcext:value-type="string">
            <text:p>戰</text:p>
          </table:table-cell>
          <table:table-cell table:style-name="ce543" office:value-type="string" calcext:value-type="string">
            <text:p>橡</text:p>
          </table:table-cell>
          <table:table-cell table:style-name="ce543" office:value-type="string" calcext:value-type="string">
            <text:p>戰</text:p>
          </table:table-cell>
          <table:table-cell table:number-columns-repeated="3"/>
          <table:table-cell table:style-name="Default"/>
          <table:table-cell table:number-columns-repeated="2" table:style-name="ce543" office:value-type="string" calcext:value-type="string">
            <text:p>豪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7">
          <table:table-cell office:value-type="string" calcext:value-type="string">
            <text:p>大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舟</text:p>
          </table:table-cell>
          <table:table-cell table:number-columns-repeated="2" office:value-type="string" calcext:value-type="string">
            <text:p>豕</text:p>
          </table:table-cell>
          <table:table-cell table:number-columns-repeated="2" office:value-type="string" calcext:value-type="string">
            <text:p>主</text:p>
          </table:table-cell>
          <table:table-cell table:number-columns-repeated="1015"/>
        </table:table-row>
        <table:table-row table:style-name="ro7">
          <table:table-cell table:style-name="ce543" office:value-type="string" calcext:value-type="string">
            <text:p>巨</text:p>
          </table:table-cell>
          <table:table-cell table:style-name="ce543" office:value-type="string" calcext:value-type="string">
            <text:p>柱</text:p>
          </table:table-cell>
          <table:table-cell table:style-name="ce543" office:value-type="string" calcext:value-type="string">
            <text:p>巨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7" table:number-rows-repeated="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/>
          <table:table-cell table:number-columns-repeated="1023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H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erif CJK JP Black" svg:font-family="'Noto Serif CJK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zh" style:country-asian="CN" style:font-family-complex="'Mgen+ 1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4P0"/>
    </number:number-style>
    <number:currency-style style:name="N1015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4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n" number:country="US">
      <number:text> </number:text>
      <number:fill-character> </number:fill-character>
      <number:text>-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1T03:25:14.753909495</dc:date>
    <meta:editing-duration>P5DT1H21M33S</meta:editing-duration>
    <meta:editing-cycles>36</meta:editing-cycles>
    <meta:document-statistic meta:table-count="6" meta:cell-count="2763" meta:object-count="174"/>
  </office:meta>
</office:document-meta>
</file>